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2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45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44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2553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44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55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266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6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55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6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01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55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66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01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01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graphic" style:name="a27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5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71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2014">
      <style:paragraph-properties fo:line-height="8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6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drawing-page" style:name="a27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7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22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ffff99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20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201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resentation" style:name="a27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resentation" style:name="a21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1875in" style:font-size-asian="0.1875in" style:font-size-complex="0.18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1875in" style:font-size-asian="0.1875in" style:font-size-complex="0.18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2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75in" style:font-size-asian="0.1875in" style:font-size-complex="0.187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2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2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245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34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45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8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45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0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45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6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56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6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Light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Light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20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Light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graphic" style:name="a202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2022" svg:stroke-opacity="100%" draw:auto-grow-width="false" draw:auto-grow-height="false"/>
      <style:paragraph-properties style:font-independent-line-spacing="false" style:writing-mode="lr-tb"/>
    </style:style>
    <style:style style:family="text" style:name="a278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2677">
      <style:paragraph-properties fo:line-height="90%" fo:text-align="left" style:tab-stop-distance="1in" fo:margin-left="0in" fo:margin-right="0in" fo:text-indent="0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1875in" style:font-size-asian="0.1875in" style:font-size-complex="0.18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075in" style:font-size-asian="0.075in" style:font-size-complex="0.0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8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1875in" style:font-size-asian="0.1875in" style:font-size-complex="0.18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graphic" style:name="a202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2026" svg:stroke-opacity="100%" draw:auto-grow-width="false" draw:auto-grow-height="false"/>
      <style:paragraph-properties style:font-independent-line-spacing="false" style:writing-mode="lr-tb"/>
    </style:style>
    <style:style style:family="paragraph" style:name="a2785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1875in" style:font-size-asian="0.1875in" style:font-size-complex="0.18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75in" style:font-size-asian="0.1875in" style:font-size-complex="0.187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66cc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22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78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1875in" style:font-size-asian="0.1875in" style:font-size-complex="0.18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2241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75in" style:font-size-asian="0.1875in" style:font-size-complex="0.187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1875in" style:font-size-asian="0.1875in" style:font-size-complex="0.18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1875in" style:font-size-asian="0.1875in" style:font-size-complex="0.18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0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1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2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235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0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46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35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46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35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46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57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57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6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2469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68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075in" style:font-size-asian="0.075in" style:font-size-complex="0.0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68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075in" style:font-size-asian="0.075in" style:font-size-complex="0.0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2682">
      <style:paragraph-properties fo:line-height="90%" fo:text-align="left" style:tab-stop-distance="1in" fo:margin-left="0in" fo:margin-right="0in" fo:text-indent="0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graphic" style:name="a203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57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68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7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203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Courier New" style:font-family-asian="Noto Sans CJK SC" style:font-family-complex="Lohit Devanagari" style:font-family-generic="modern" style:font-pitch="fixed" style:font-pitch-asian="variable" style:font-pitch-complex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2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1875in" style:font-size-asian="0.1875in" style:font-size-complex="0.18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2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79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1875in" style:font-size-asian="0.1875in" style:font-size-complex="0.18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2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7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Courier New" style:font-family-asian="Noto Sans CJK SC" style:font-family-complex="Lohit Devanagari" style:font-family-generic="modern" style:font-pitch="fixed" style:font-pitch-asian="variable" style:font-pitch-complex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1875in" style:font-size-asian="0.1875in" style:font-size-complex="0.18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20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1875in" style:font-size-asian="0.1875in" style:font-size-complex="0.18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graphic" style:name="a203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79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75in" style:font-size-asian="0.1875in" style:font-size-complex="0.187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1875in" style:font-size-asian="0.1875in" style:font-size-complex="0.18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2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75in" style:font-size-asian="0.1875in" style:font-size-complex="0.187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66cc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2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1875in" style:font-size-asian="0.1875in" style:font-size-complex="0.18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75in" style:font-size-asian="0.1875in" style:font-size-complex="0.187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0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2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3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2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4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2365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2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graphic" style:name="a2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0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4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drawing-page" style:name="a24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58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6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43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2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5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69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drawing-page" style:name="a20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1875in" style:font-size-asian="0.1875in" style:font-size-complex="0.18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269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75in" style:font-size-asian="0.1875in" style:font-size-complex="0.187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66cc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204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57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2156" svg:stroke-opacity="100%" draw:auto-grow-width="false" draw:auto-grow-height="false"/>
      <style:paragraph-properties style:font-independent-line-spacing="false" style:writing-mode="lr-tb"/>
    </style:style>
    <style:style style:family="paragraph" style:name="a22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0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2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6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373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4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resentation" style:name="a2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37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248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9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48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resentation" style:name="a2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8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59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2055">
      <style:paragraph-properties fo:line-height="8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1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2160" svg:stroke-opacity="100%" draw:auto-grow-width="false" draw:auto-grow-height="false"/>
      <style:paragraph-properties style:font-independent-line-spacing="false" style:writing-mode="lr-tb"/>
    </style:style>
    <style:style style:family="text" style:name="a205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2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5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2164" svg:stroke-opacity="100%" draw:auto-grow-width="false" draw:auto-grow-height="false"/>
      <style:paragraph-properties style:font-independent-line-spacing="false" style:writing-mode="lr-tb"/>
    </style:style>
    <style:style style:family="graphic" style:name="a2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2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69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2168" svg:stroke-opacity="100%" draw:auto-grow-width="false" draw:auto-grow-height="false"/>
      <style:paragraph-properties style:font-independent-line-spacing="false" style:writing-mode="lr-tb"/>
    </style:style>
    <style:style style:family="drawing-page" style:name="a22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2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resentation" style:name="a22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27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38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49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6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2492">
      <style:paragraph-properties fo:line-height="90%" fo:text-align="left" style:tab-stop-distance="1in" fo:margin-left="0in" fo:margin-right="0in" fo:text-indent="0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249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49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49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2060">
      <style:paragraph-properties fo:line-height="8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06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4">
      <style:paragraph-properties fo:line-height="7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7">
      <style:paragraph-properties fo:line-height="8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graphic" style:name="a217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28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8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5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7">
      <style:text-properties fo:font-variant="normal" fo:text-transform="none" fo:color="#069a2e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9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2288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97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2070">
      <style:paragraph-properties fo:line-height="7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3">
      <style:paragraph-properties fo:line-height="7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8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2076">
      <style:paragraph-properties fo:line-height="7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07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29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66ff66"/>
    </style:style>
    <style:style style:family="paragraph" style:name="a2293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295">
      <style:text-properties fo:font-variant="normal" fo:text-transform="none" fo:color="#069a2e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296">
      <style:text-properties fo:font-variant="normal" fo:text-transform="none" fo:color="#069a2e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297">
      <style:text-properties fo:font-variant="normal" fo:text-transform="none" fo:color="#069a2e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2298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1">
      <style:paragraph-properties fo:line-height="8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08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2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7">
      <style:paragraph-properties fo:line-height="7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2095" svg:stroke-opacity="100%" draw:auto-grow-width="false" draw:auto-grow-height="false"/>
      <style:paragraph-properties style:font-independent-line-spacing="false" style:writing-mode="lr-tb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6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91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91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9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4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940">
      <style:paragraph-properties fo:line-height="8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8">
      <style:paragraph-properties fo:line-height="7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952">
      <style:paragraph-properties fo:line-height="8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5">
      <style:paragraph-properties fo:line-height="7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95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Light" style:font-family-generic="swiss" style:font-pitch="variable" fo:font-size="0.22917in" style:font-size-asian="0.22917in" style:font-size-complex="0.2291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4">
      <style:paragraph-properties fo:line-height="100%" fo:text-align="left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Light" style:font-family-generic="swiss" style:font-pitch="variable" fo:font-size="0.22917in" style:font-size-asian="0.22917in" style:font-size-complex="0.2291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0">
      <style:paragraph-properties fo:line-height="8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6">
      <style:paragraph-properties fo:line-height="100%" fo:text-align="left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8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4">
      <style:paragraph-properties fo:line-height="7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6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70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8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6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9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9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6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270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0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70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70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70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0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2709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2">
      <style:paragraph-properties fo:line-height="9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5">
      <style:paragraph-properties fo:line-height="9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981">
      <style:paragraph-properties fo:line-height="8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985">
      <style:paragraph-properties fo:line-height="7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0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03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71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2607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71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1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7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1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71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19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2">
      <style:paragraph-properties fo:line-height="8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0">
      <style:paragraph-properties fo:line-height="8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5">
      <style:paragraph-properties fo:line-height="9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3">
      <style:paragraph-properties fo:line-height="7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8">
      <style:paragraph-properties fo:line-height="9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8">
      <style:paragraph-properties fo:line-height="7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50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02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61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50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261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0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61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2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8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72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27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1">
      <style:paragraph-properties fo:line-height="9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4">
      <style:paragraph-properties fo:line-height="8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40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51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2407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51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40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14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2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5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2622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7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51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62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33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2629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0">
      <style:text-properties fo:font-variant="normal" fo:text-transform="none" fo:color="#069a2e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301">
      <style:text-properties fo:font-variant="normal" fo:text-transform="none" fo:color="#069a2e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302">
      <style:text-properties fo:font-variant="normal" fo:text-transform="none" fo:color="#069a2e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303">
      <style:text-properties fo:font-variant="normal" fo:text-transform="none" fo:color="#069a2e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4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30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41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230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41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30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41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52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4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52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41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52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52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19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25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3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74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3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74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263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2">
      <style:paragraph-properties fo:line-height="8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4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2745">
      <style:paragraph-properties fo:line-height="7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48">
      <style:paragraph-properties fo:line-height="8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3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1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5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42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42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2424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31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242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41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253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75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2751">
      <style:paragraph-properties fo:line-height="8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64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75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graphic" style:name="a210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2099" svg:stroke-opacity="100%" draw:auto-grow-width="false" draw:auto-grow-height="false"/>
      <style:paragraph-properties style:font-independent-line-spacing="false" style:writing-mode="lr-tb"/>
    </style:style>
    <style:style style:family="text" style:name="a264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75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graphic" style:name="a210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75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2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9">
      <style:paragraph-properties fo:line-height="7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7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Courier New" style:font-family-asian="Noto Sans CJK SC" style:font-family-complex="Lohit Devanagari" style:font-family-generic="modern" style:font-pitch="fixed" style:font-pitch-asian="variable" style:font-pitch-complex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2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2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43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32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2327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43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resentation" style:name="a2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43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54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54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2437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3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54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65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54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65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54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65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54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00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49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4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76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4">
      <style:paragraph-properties fo:line-height="7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2">
      <style:paragraph-properties fo:line-height="7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65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0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Courier New" style:font-family-asian="Noto Sans CJK SC" style:font-family-complex="Lohit Devanagari" style:font-family-generic="modern" style:font-pitch="fixed" style:font-pitch-asian="variable" style:font-pitch-complex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76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2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2007">
      <style:paragraph-properties fo:line-height="8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5">
      <style:paragraph-properties fo:line-height="7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233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228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drawing-page" style:name="a23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2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2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3in"/>
      </text:list-level-style-number>
    </text:list-style>
    <text:list-style style:name="a2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0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3in"/>
      </text:list-level-style-number>
    </text:list-style>
    <text:list-style style:name="a2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3in"/>
      </text:list-level-style-number>
    </text:list-style>
    <text:list-style style:name="a2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0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9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0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9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0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0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3in"/>
      </text:list-level-style-number>
    </text:list-style>
    <text:list-style style:name="a2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1849" draw:master-page-name="Master3-Layout7-blank-Blank" presentation:presentation-page-layout-name="Master3-PPL7" draw:id="Slide-256">
        <draw:frame draw:id="id259" presentation:style-name="a1852" draw:name="Title 1" svg:x="0.3937in" svg:y="2.7311in" svg:width="10.23622in" svg:height="0.73819in" presentation:class="title" presentation:placeholder="false">
          <draw:text-box>
            <text:p text:style-name="a1851" text:class-names="" text:cond-style-name=""><text:span text:style-name="a1850" text:class-names="">Compilation, Linking, Loading</text:span></text:p>
          </draw:text-box>
          <svg:title/>
          <svg:desc/>
        </draw:frame>
        <draw:frame draw:id="id260" presentation:style-name="a1857" draw:name="Subtitle 2" svg:x="0.59055in" svg:y="3.83858in" svg:width="10.03937in" svg:height="2.06693in" presentation:class="subtitle" presentation:placeholder="false">
          <draw:text-box>
            <text:p text:style-name="a1854" text:class-names="" text:cond-style-name=""><text:span text:style-name="a1853" text:class-names="">Abhijit A M</text:span></text:p>
            <text:p text:style-name="a1856" text:class-names="" text:cond-style-name=""><text:span text:style-name="a1855" text:class-names=""/></text:p>
          </draw:text-box>
          <svg:title/>
          <svg:desc/>
        </draw:frame>
        <presentation:notes draw:style-name="a1863">
          <draw:frame draw:id="id261" draw:style-name="a1860" draw:name="Slide Number Placeholder 6" svg:x="4.67953in" svg:y="11.10827in" svg:width="3.5878in" svg:height="0.58425in">
            <draw:text-box>
              <text:p text:style-name="a1859" text:class-names="" text:cond-style-name=""><text:span text:style-name="a1858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8993in" svg:height="4.38368in" presentation:class="page" draw:id="id262" presentation:style-name="a1861" draw:name="Slide Image Placeholder 1">
            <svg:title/>
            <svg:desc/>
          </draw:page-thumbnail>
          <draw:frame draw:id="id263" presentation:style-name="a186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864" draw:master-page-name="Master2-Layout7-blank-Blank" presentation:presentation-page-layout-name="Master2-PPL7" draw:id="Slide-257">
        <draw:frame draw:id="id264" draw:style-name="a1867" draw:name="Slide Number Placeholder 3" svg:x="0.19685in" svg:y="7.48031in" svg:width="0.59055in" svg:height="0.59055in">
          <draw:text-box>
            <text:p text:style-name="a1866" text:class-names="" text:cond-style-name=""><text:span text:style-name="a1865" text:class-names=""><text:page-number style:num-format="1" text:fixed="false"/></text:span></text:p>
          </draw:text-box>
          <svg:title/>
          <svg:desc/>
        </draw:frame>
        <draw:frame draw:id="id265" presentation:style-name="a1870" draw:name="Title 1" svg:x="0.3937in" svg:y="0.5315in" svg:width="10.23622in" svg:height="0.73819in" presentation:class="title" presentation:placeholder="false">
          <draw:text-box>
            <text:p text:style-name="a1869" text:class-names="" text:cond-style-name=""><text:span text:style-name="a1868" text:class-names="">Review of last few lectures</text:span></text:p>
          </draw:text-box>
          <svg:title/>
          <svg:desc/>
        </draw:frame>
        <draw:frame draw:id="id266" presentation:style-name="a1896" draw:name="Text Placeholder 2" svg:x="0.3937in" svg:y="1.62401in" svg:width="10.03937in" svg:height="3.83858in" presentation:class="outline" presentation:placeholder="false">
          <draw:text-box>
            <text:list text:style-name="a1873">
              <text:list-item>
                <text:p text:style-name="a1872" text:class-names="" text:cond-style-name=""><text:span text:style-name="a1871" text:class-names="">Boot sequence: BIOS, boot-loader, kernel</text:span></text:p>
              </text:list-item>
            </text:list>
            <text:list text:style-name="a1876">
              <text:list-item>
                <text:p text:style-name="a1875" text:class-names="" text:cond-style-name=""><text:span text:style-name="a1874" text:class-names="">Boot sequence: Process world</text:span></text:p>
              </text:list-item>
            </text:list>
            <text:list text:style-name="a1883">
              <text:list-item>
                <text:list text:style-name="a1883">
                  <text:list-item>
                    <text:p text:style-name="a1882" text:class-names="" text:cond-style-name=""><text:span text:style-name="a1877" text:class-names="">kernel-&gt;</text:span><text:span text:style-name="a1878" text:class-names="">init</text:span><text:span text:style-name="a1879" text:class-names=""><text:s text:c="1"/>-&gt; many<text:s text:c="1"/></text:span><text:span text:style-name="a1880" text:class-names="">forks+execs</text:span><text:span text:style-name="a1881" text:class-names="">() -&gt; ....</text:span></text:p>
                  </text:list-item>
                </text:list>
              </text:list-item>
            </text:list>
            <text:list text:style-name="a1886">
              <text:list-item>
                <text:p text:style-name="a1885" text:class-names="" text:cond-style-name=""><text:span text:style-name="a1884" text:class-names="">Hardware interrupts, system calls, exceptions</text:span></text:p>
              </text:list-item>
            </text:list>
            <text:list text:style-name="a1889">
              <text:list-item>
                <text:p text:style-name="a1888" text:class-names="" text:cond-style-name=""><text:span text:style-name="a1887" text:class-names="">Event driven kernel</text:span></text:p>
              </text:list-item>
            </text:list>
            <text:list text:style-name="a1892">
              <text:list-item>
                <text:p text:style-name="a1891" text:class-names="" text:cond-style-name=""><text:span text:style-name="a1890" text:class-names="">System calls</text:span></text:p>
              </text:list-item>
            </text:list>
            <text:list text:style-name="a1895">
              <text:list-item>
                <text:list text:style-name="a1895">
                  <text:list-item>
                    <text:p text:style-name="a1894" text:class-names="" text:cond-style-name=""><text:span text:style-name="a1893" text:class-names="">Fork, exec, ... open, read, ..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902">
          <draw:frame draw:id="id267" draw:style-name="a1899" draw:name="Slide Number Placeholder 6" svg:x="4.67953in" svg:y="11.10827in" svg:width="3.5878in" svg:height="0.58425in">
            <draw:text-box>
              <text:p text:style-name="a1898" text:class-names="" text:cond-style-name=""><text:span text:style-name="a1897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8993in" svg:height="4.38368in" presentation:class="page" draw:id="id268" presentation:style-name="a1900" draw:name="Slide Image Placeholder 1">
            <svg:title/>
            <svg:desc/>
          </draw:page-thumbnail>
          <draw:frame draw:id="id269" presentation:style-name="a190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903" draw:master-page-name="Master2-Layout7-blank-Blank" presentation:presentation-page-layout-name="Master2-PPL7" draw:id="Slide-258">
        <draw:frame draw:id="id270" draw:style-name="a1906" draw:name="Slide Number Placeholder 3" svg:x="0.19685in" svg:y="7.48031in" svg:width="0.59055in" svg:height="0.59055in">
          <draw:text-box>
            <text:p text:style-name="a1905" text:class-names="" text:cond-style-name=""><text:span text:style-name="a1904" text:class-names=""><text:page-number style:num-format="1" text:fixed="false"/></text:span></text:p>
          </draw:text-box>
          <svg:title/>
          <svg:desc/>
        </draw:frame>
        <draw:frame draw:id="id271" presentation:style-name="a1910" draw:name="Title 1" svg:x="0.3937in" svg:y="0.5315in" svg:width="10.23622in" svg:height="0.73819in" presentation:class="title" presentation:placeholder="false">
          <draw:text-box>
            <text:p text:style-name="a1909" text:class-names="" text:cond-style-name=""><text:span text:style-name="a1907" text:class-names="">What are<text:s text:c="1"/></text:span><text:span text:style-name="a1908" text:class-names="">compiler, assembler, linker and loader, and C library</text:span></text:p>
          </draw:text-box>
          <svg:title/>
          <svg:desc/>
        </draw:frame>
        <draw:frame draw:id="id276" presentation:style-name="a1924" draw:name="Text Placeholder 2" svg:x="0.3937in" svg:y="1.62401in" svg:width="10.03937in" svg:height="3.83858in" presentation:class="outline" presentation:placeholder="false">
          <draw:text-box>
            <text:list text:style-name="a1913">
              <text:list-item>
                <text:p text:style-name="a1912" text:class-names="" text:cond-style-name="" text:id="id272"><text:span text:style-name="a1911" text:class-names="">System Programs/Utilities</text:span></text:p>
              </text:list-item>
            </text:list>
            <text:list text:style-name="a1917">
              <text:list-item>
                <text:p text:style-name="a1916" text:class-names="" text:cond-style-name="" text:id="id273"><text:span text:style-name="a1914" text:class-names="">Most essential to<text:s text:c="1"/></text:span><text:span text:style-name="a1915" text:class-names="">make a kernel really usable</text:span></text:p>
              </text:list-item>
            </text:list>
            <text:list text:style-name="a1920">
              <text:list-item>
                <text:p text:style-name="a1919" text:class-names="" text:cond-style-name="" text:id="id274"><text:span text:style-name="a1918" text:class-names=""/></text:p>
              </text:list-item>
            </text:list>
            <text:list text:style-name="a1923">
              <text:list-item>
                <text:p text:style-name="a1922" text:class-names="" text:cond-style-name="" text:id="id275"><text:span text:style-name="a1921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72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930">
          <draw:frame draw:id="id277" draw:style-name="a1927" draw:name="Slide Number Placeholder 6" svg:x="4.67953in" svg:y="11.10827in" svg:width="3.5878in" svg:height="0.58425in">
            <draw:text-box>
              <text:p text:style-name="a1926" text:class-names="" text:cond-style-name=""><text:span text:style-name="a1925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8993in" svg:height="4.38368in" presentation:class="page" draw:id="id278" presentation:style-name="a1928" draw:name="Slide Image Placeholder 1">
            <svg:title/>
            <svg:desc/>
          </draw:page-thumbnail>
          <draw:frame draw:id="id279" presentation:style-name="a192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931" draw:master-page-name="Master2-Layout7-blank-Blank" presentation:presentation-page-layout-name="Master2-PPL7" draw:id="Slide-259">
        <draw:frame draw:id="id280" draw:style-name="a1934" draw:name="Slide Number Placeholder 3" svg:x="0.19685in" svg:y="7.48031in" svg:width="0.59055in" svg:height="0.59055in">
          <draw:text-box>
            <text:p text:style-name="a1933" text:class-names="" text:cond-style-name=""><text:span text:style-name="a1932" text:class-names=""><text:page-number style:num-format="1" text:fixed="false"/></text:span></text:p>
          </draw:text-box>
          <svg:title/>
          <svg:desc/>
        </draw:frame>
        <draw:frame draw:id="id281" presentation:style-name="a1937" draw:name="Title 1" svg:x="0.3937in" svg:y="0.5315in" svg:width="10.23622in" svg:height="0.73819in" presentation:class="title" presentation:placeholder="false">
          <draw:text-box>
            <text:p text:style-name="a1936" text:class-names="" text:cond-style-name=""><text:span text:style-name="a1935" text:class-names="">Standard C Library</text:span></text:p>
          </draw:text-box>
          <svg:title/>
          <svg:desc/>
        </draw:frame>
        <draw:frame draw:id="id288" presentation:style-name="a1966" draw:name="Text Placeholder 2" svg:x="0.3937in" svg:y="1.62401in" svg:width="10.03937in" svg:height="3.83858in" presentation:class="outline" presentation:placeholder="false">
          <draw:text-box>
            <text:list text:style-name="a1941">
              <text:list-item>
                <text:p text:style-name="a1940" text:class-names="" text:cond-style-name="" text:id="id282"><text:span text:style-name="a1938" text:class-names="">A collection of some of the<text:s text:c="1"/></text:span><text:span text:style-name="a1939" text:class-names="">most frequently needed functions for C programs</text:span></text:p>
              </text:list-item>
            </text:list>
            <text:list text:style-name="a1949">
              <text:list-item>
                <text:list text:style-name="a1949">
                  <text:list-item>
                    <text:p text:style-name="a1948" text:class-names="" text:cond-style-name="" text:id="id283"><text:span text:style-name="a1942" text:class-names="">scanf</text:span><text:span text:style-name="a1943" text:class-names="">,<text:s text:c="1"/></text:span><text:span text:style-name="a1944" text:class-names="">printf</text:span><text:span text:style-name="a1945" text:class-names="">,<text:s text:c="1"/></text:span><text:span text:style-name="a1946" text:class-names="">getchar</text:span><text:span text:style-name="a1947" text:class-names="">, system-call wrappers (open, read, fork, exec, etc.), ...</text:span></text:p>
                  </text:list-item>
                </text:list>
              </text:list-item>
            </text:list>
            <text:list text:style-name="a1953">
              <text:list-item>
                <text:p text:style-name="a1952" text:class-names="" text:cond-style-name="" text:id="id284"><text:span text:style-name="a1950" text:class-names="">An<text:s text:c="1"/></text:span><text:span text:style-name="a1951" text:class-names="">machine/object code file containing the machine code of all these functions</text:span></text:p>
              </text:list-item>
            </text:list>
            <text:list text:style-name="a1956">
              <text:list-item>
                <text:list text:style-name="a1956">
                  <text:list-item>
                    <text:p text:style-name="a1955" text:class-names="" text:cond-style-name="" text:id="id285"><text:span text:style-name="a1954" text:class-names="">Not a source code! Neither a header file. More later. <text:s text:c="1"/></text:span></text:p>
                  </text:list-item>
                </text:list>
              </text:list-item>
            </text:list>
            <text:list text:style-name="a1961">
              <text:list-item>
                <text:p text:style-name="a1960" text:class-names="" text:cond-style-name="" text:id="id286"><text:span text:style-name="a1957" text:class-names="">Where is the<text:s text:c="1"/></text:span><text:span text:style-name="a1958" text:class-names="">C library<text:s text:c="1"/></text:span><text:span text:style-name="a1959" text:class-names="">on your computer?</text:span></text:p>
              </text:list-item>
            </text:list>
            <text:list text:style-name="a1965">
              <text:list-item>
                <text:list text:style-name="a1965">
                  <text:list-item>
                    <text:p text:style-name="a1964" text:class-names="" text:cond-style-name="" text:id="id287"><text:span text:style-name="a1962" text:class-names="">/</text:span><text:span text:style-name="a1963" text:class-names="">usr/lib/x86_64-linux-gnu/libc-2.31.so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8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8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8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8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8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87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972">
          <draw:frame draw:id="id289" draw:style-name="a1969" draw:name="Slide Number Placeholder 6" svg:x="4.67953in" svg:y="11.10827in" svg:width="3.5878in" svg:height="0.58425in">
            <draw:text-box>
              <text:p text:style-name="a1968" text:class-names="" text:cond-style-name=""><text:span text:style-name="a1967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8993in" svg:height="4.38368in" presentation:class="page" draw:id="id290" presentation:style-name="a1970" draw:name="Slide Image Placeholder 1">
            <svg:title/>
            <svg:desc/>
          </draw:page-thumbnail>
          <draw:frame draw:id="id291" presentation:style-name="a197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973" draw:master-page-name="Master2-Layout7-blank-Blank" presentation:presentation-page-layout-name="Master2-PPL7" draw:id="Slide-260">
        <draw:frame draw:id="id292" draw:style-name="a1976" draw:name="Slide Number Placeholder 3" svg:x="0.19685in" svg:y="7.48031in" svg:width="0.59055in" svg:height="0.59055in">
          <draw:text-box>
            <text:p text:style-name="a1975" text:class-names="" text:cond-style-name=""><text:span text:style-name="a1974" text:class-names=""><text:page-number style:num-format="1" text:fixed="false"/></text:span></text:p>
          </draw:text-box>
          <svg:title/>
          <svg:desc/>
        </draw:frame>
        <draw:frame draw:id="id293" presentation:style-name="a1979" draw:name="Title 1" svg:x="0.3937in" svg:y="0.5315in" svg:width="10.23622in" svg:height="0.73819in" presentation:class="title" presentation:placeholder="false">
          <draw:text-box>
            <text:p text:style-name="a1978" text:class-names="" text:cond-style-name=""><text:span text:style-name="a1977" text:class-names="">Compiler</text:span></text:p>
          </draw:text-box>
          <svg:title/>
          <svg:desc/>
        </draw:frame>
        <draw:frame draw:id="id294" presentation:style-name="a2016" draw:name="Text Placeholder 2" svg:x="0.10256in" svg:y="1.67521in" svg:width="10.33051in" svg:height="3.78738in" presentation:class="outline" presentation:placeholder="false">
          <draw:text-box>
            <text:list text:style-name="a1982">
              <text:list-item>
                <text:p text:style-name="a1981" text:class-names="" text:cond-style-name=""><text:span text:style-name="a1980" text:class-names="">application program, which converts one (programming) language to another</text:span></text:p>
              </text:list-item>
            </text:list>
            <text:list text:style-name="a1986">
              <text:list-item>
                <text:list text:style-name="a1986">
                  <text:list-item>
                    <text:p text:style-name="a1985" text:class-names="" text:cond-style-name=""><text:span text:style-name="a1983" text:class-names="">Most typically compilers<text:s text:c="1"/></text:span><text:span text:style-name="a1984" text:class-names="">convert a high level language like C, C++, etc. to Machine code language</text:span></text:p>
                  </text:list-item>
                </text:list>
              </text:list-item>
            </text:list>
            <text:list text:style-name="a1991">
              <text:list-item>
                <text:p text:style-name="a1990" text:class-names="" text:cond-style-name=""><text:span text:style-name="a1987" text:class-names="">E.g. GCC <text:s text:c="1"/>/</text:span><text:span text:style-name="a1988" text:class-names="">usr</text:span><text:span text:style-name="a1989" text:class-names="">/bin/gcc</text:span></text:p>
              </text:list-item>
            </text:list>
            <text:list text:style-name="a1994">
              <text:list-item>
                <text:list text:style-name="a1994">
                  <text:list-item>
                    <text:p text:style-name="a1993" text:class-names="" text:cond-style-name=""><text:span text:style-name="a1992" text:class-names="">Usage: e.g. <text:s text:c="2"/></text:span></text:p>
                  </text:list-item>
                </text:list>
              </text:list-item>
            </text:list>
            <text:list text:style-name="a1999">
              <text:list-item>
                <text:list text:style-name="a1999">
                  <text:list-item>
                    <text:p text:style-name="a1998" text:class-names="" text:cond-style-name=""><text:span text:style-name="a1995" text:class-names="">$ gcc<text:s text:c="1"/></text:span><text:span text:style-name="a1996" text:class-names="">main.c</text:span><text:span text:style-name="a1997" text:class-names=""><text:s text:c="1"/>-o main</text:span></text:p>
                  </text:list-item>
                </text:list>
              </text:list-item>
            </text:list>
            <text:list text:style-name="a2005">
              <text:list-item>
                <text:list text:style-name="a2005">
                  <text:list-item>
                    <text:p text:style-name="a2004" text:class-names="" text:cond-style-name=""><text:span text:style-name="a2000" text:class-names="">Here<text:s text:c="1"/></text:span><text:span text:style-name="a2001" text:class-names="">main.c</text:span><text:span text:style-name="a2002" text:class-names=""><text:s text:c="1"/>is the C code, and "</text:span><text:span text:style-name="a2003" text:class-names="">main" is the object/machine code file generated</text:span></text:p>
                  </text:list-item>
                </text:list>
              </text:list-item>
            </text:list>
            <text:list text:style-name="a2008">
              <text:list-item>
                <text:p text:style-name="a2007" text:class-names="" text:cond-style-name=""><text:span text:style-name="a2006" text:class-names="">Input is a file and output is also a file.</text:span></text:p>
              </text:list-item>
            </text:list>
            <text:list text:style-name="a2015">
              <text:list-item>
                <text:p text:style-name="a2014" text:class-names="" text:cond-style-name=""><text:span text:style-name="a2009" text:class-names="">Other examples:<text:s text:c="1"/></text:span><text:span text:style-name="a2010" text:class-names="">g++ (for C++),<text:s text:c="1"/></text:span><text:span text:style-name="a2011" text:class-names="">javac</text:span><text:span text:style-name="a2012" text:class-names=""><text:s text:c="1"/>(for java</text:span><text:span text:style-name="a2013" text:class-names="">)</text:span></text:p>
              </text:list-item>
            </text:list>
          </draw:text-box>
          <svg:title/>
          <svg:desc/>
        </draw:frame>
        <draw:custom-shape svg:x="7.00787in" svg:y="3.14961in" svg:width="1.9685in" svg:height="0.47244in" draw:id="id295" draw:style-name="a2019" draw:name="Freeform: Shape 3">
          <svg:title/>
          <svg:desc/>
          <text:p text:style-name="a2018" text:class-names="" text:cond-style-name=""><text:span text:style-name="a2017" text:class-names="">gcc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98425in" svg:y="3.4252in" svg:width="1.02362in" svg:height="0in" draw:id="id296" draw:style-name="a2023" draw:name="Straight Connector 4">
          <svg:title/>
          <svg:desc/>
          <text:p text:style-name="a2021" text:class-names="" text:cond-style-name=""><text:span text:style-name="a202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97638in" svg:y="3.38583in" svg:width="1.02362in" svg:height="0in" draw:id="id297" draw:style-name="a2027" draw:name="Straight Connector 5">
          <svg:title/>
          <svg:desc/>
          <text:p text:style-name="a2025" text:class-names="" text:cond-style-name=""><text:span text:style-name="a202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98" draw:style-name="a2030" draw:name="TextBox 6" svg:x="5.98425in" svg:y="3.14961in" svg:width="0.93268in" svg:height="0.37874in">
          <draw:text-box>
            <text:p text:style-name="a2029" text:class-names="" text:cond-style-name=""><text:span text:style-name="a2028" text:class-names="">main.c</text:span></text:p>
          </draw:text-box>
          <svg:title/>
          <svg:desc/>
        </draw:frame>
        <draw:frame draw:id="id299" draw:style-name="a2033" draw:name="TextBox 7" svg:x="8.98858in" svg:y="3.07087in" svg:width="0.93268in" svg:height="0.37913in">
          <draw:text-box>
            <text:p text:style-name="a2032" text:class-names="" text:cond-style-name=""><text:span text:style-name="a2031" text:class-names="">main</text:span></text:p>
          </draw:text-box>
          <svg:title/>
          <svg:desc/>
        </draw:frame>
        <draw:frame draw:id="id300" draw:style-name="a2036" draw:name="TextBox 8" svg:x="9.05512in" svg:y="3.54331in" svg:width="1.33858in" svg:height="0.57205in">
          <draw:text-box>
            <text:p text:style-name="a2035" text:class-names="" text:cond-style-name=""><text:span text:style-name="a2034" text:class-names="">Machine code file</text:span></text:p>
          </draw:text-box>
          <svg:title/>
          <svg:desc/>
        </draw:frame>
        <draw:frame draw:id="id301" draw:style-name="a2039" draw:name="TextBox 9" svg:x="5.66929in" svg:y="3.54331in" svg:width="1.33858in" svg:height="0.57205in">
          <draw:text-box>
            <text:p text:style-name="a2038" text:class-names="" text:cond-style-name=""><text:span text:style-name="a2037" text:class-names="">Source code file</text:span></text:p>
          </draw:text-box>
          <svg:title/>
          <svg:desc/>
        </draw:frame>
        <presentation:notes draw:style-name="a2045">
          <draw:frame draw:id="id302" draw:style-name="a2042" draw:name="Slide Number Placeholder 6" svg:x="4.67953in" svg:y="11.10827in" svg:width="3.5878in" svg:height="0.58425in">
            <draw:text-box>
              <text:p text:style-name="a2041" text:class-names="" text:cond-style-name=""><text:span text:style-name="a2040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8993in" svg:height="4.38368in" presentation:class="page" draw:id="id303" presentation:style-name="a2043" draw:name="Slide Image Placeholder 1">
            <svg:title/>
            <svg:desc/>
          </draw:page-thumbnail>
          <draw:frame draw:id="id304" presentation:style-name="a204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2046" draw:master-page-name="Master2-Layout7-blank-Blank" presentation:presentation-page-layout-name="Master2-PPL7" draw:id="Slide-261">
        <draw:frame draw:id="id305" draw:style-name="a2049" draw:name="Slide Number Placeholder 3" svg:x="0.19685in" svg:y="7.48031in" svg:width="0.59055in" svg:height="0.59055in">
          <draw:text-box>
            <text:p text:style-name="a2048" text:class-names="" text:cond-style-name=""><text:span text:style-name="a2047" text:class-names=""><text:page-number style:num-format="1" text:fixed="false"/></text:span></text:p>
          </draw:text-box>
          <svg:title/>
          <svg:desc/>
        </draw:frame>
        <draw:frame draw:id="id306" presentation:style-name="a2053" draw:name="Title 1" svg:x="0.3937in" svg:y="0.5315in" svg:width="10.23622in" svg:height="0.73819in" presentation:class="title" presentation:placeholder="false">
          <draw:text-box>
            <text:p text:style-name="a2052" text:class-names="" text:cond-style-name=""><text:span text:style-name="a2050" text:class-names="">Assemble</text:span><text:span text:style-name="a2051" text:class-names="">r</text:span></text:p>
          </draw:text-box>
          <svg:title/>
          <svg:desc/>
        </draw:frame>
        <draw:frame draw:id="id307" presentation:style-name="a2089" draw:name="Text Placeholder 2" svg:x="0.3937in" svg:y="1.62401in" svg:width="10.03937in" svg:height="3.83858in" presentation:class="outline" presentation:placeholder="false">
          <draw:text-box>
            <text:list text:style-name="a2056">
              <text:list-item>
                <text:p text:style-name="a2055" text:class-names="" text:cond-style-name=""><text:span text:style-name="a2054" text:class-names="">application program, converts assembly code into machine code</text:span></text:p>
              </text:list-item>
            </text:list>
            <text:list text:style-name="a2061">
              <text:list-item>
                <text:p text:style-name="a2060" text:class-names="" text:cond-style-name=""><text:span text:style-name="a2057" text:class-names="">What is<text:s text:c="1"/></text:span><text:span text:style-name="a2058" text:class-names="">assembly language</text:span><text:span text:style-name="a2059" text:class-names="">?</text:span></text:p>
              </text:list-item>
            </text:list>
            <text:list text:style-name="a2065">
              <text:list-item>
                <text:list text:style-name="a2065">
                  <text:list-item>
                    <text:p text:style-name="a2064" text:class-names="" text:cond-style-name=""><text:span text:style-name="a2062" text:class-names="">Human readable machine code language</text:span><text:span text:style-name="a2063" text:class-names="">.</text:span></text:p>
                  </text:list-item>
                </text:list>
              </text:list-item>
            </text:list>
            <text:list text:style-name="a2068">
              <text:list-item>
                <text:p text:style-name="a2067" text:class-names="" text:cond-style-name=""><text:span text:style-name="a2066" text:class-names="">E.g. x86 assembly <text:s text:c="1"/>code</text:span></text:p>
              </text:list-item>
            </text:list>
            <text:list text:style-name="a2071">
              <text:list-item>
                <text:list text:style-name="a2071">
                  <text:list-item>
                    <text:p text:style-name="a2070" text:class-names="" text:cond-style-name=""><text:span text:style-name="a2069" text:class-names="">mov 50, r1</text:span></text:p>
                  </text:list-item>
                </text:list>
              </text:list-item>
            </text:list>
            <text:list text:style-name="a2074">
              <text:list-item>
                <text:list text:style-name="a2074">
                  <text:list-item>
                    <text:p text:style-name="a2073" text:class-names="" text:cond-style-name=""><text:span text:style-name="a2072" text:class-names="">add 10, r1</text:span></text:p>
                  </text:list-item>
                </text:list>
              </text:list-item>
            </text:list>
            <text:list text:style-name="a2077">
              <text:list-item>
                <text:list text:style-name="a2077">
                  <text:list-item>
                    <text:p text:style-name="a2076" text:class-names="" text:cond-style-name=""><text:span text:style-name="a2075" text:class-names="">mov r1, 500</text:span></text:p>
                  </text:list-item>
                </text:list>
              </text:list-item>
            </text:list>
            <text:list text:style-name="a2082">
              <text:list-item>
                <text:p text:style-name="a2081" text:class-names="" text:cond-style-name=""><text:span text:style-name="a2078" text:class-names="">Usage.<text:s text:c="1"/></text:span><text:span text:style-name="a2079" text:class-names="">eg.</text:span><text:span text:style-name="a2080" text:class-names="">.</text:span></text:p>
              </text:list-item>
            </text:list>
            <text:list text:style-name="a2088">
              <text:list-item>
                <text:list text:style-name="a2088">
                  <text:list-item>
                    <text:p text:style-name="a2087" text:class-names="" text:cond-style-name=""><text:span text:style-name="a2083" text:class-names="">$<text:s text:c="1"/></text:span><text:span text:style-name="a2084" text:class-names="">as <text:s text:c="1"/></text:span><text:span text:style-name="a2085" text:class-names="">something.s</text:span><text:span text:style-name="a2086" text:class-names=""><text:s text:c="1"/>-o something</text:span></text:p>
                  </text:list-item>
                </text:list>
              </text:list-item>
            </text:list>
          </draw:text-box>
          <svg:title/>
          <svg:desc/>
        </draw:frame>
        <draw:custom-shape svg:x="7.00787in" svg:y="3.15in" svg:width="1.9685in" svg:height="0.47244in" draw:id="id308" draw:style-name="a2092" draw:name="Freeform: Shape 3">
          <svg:title/>
          <svg:desc/>
          <text:p text:style-name="a2091" text:class-names="" text:cond-style-name=""><text:span text:style-name="a2090" text:class-names="">a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98425in" svg:y="3.42559in" svg:width="1.02362in" svg:height="0in" draw:id="id309" draw:style-name="a2096" draw:name="Straight Connector 4">
          <svg:title/>
          <svg:desc/>
          <text:p text:style-name="a2094" text:class-names="" text:cond-style-name=""><text:span text:style-name="a209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97638in" svg:y="3.38622in" svg:width="1.02362in" svg:height="0in" draw:id="id310" draw:style-name="a2100" draw:name="Straight Connector 5">
          <svg:title/>
          <svg:desc/>
          <text:p text:style-name="a2098" text:class-names="" text:cond-style-name=""><text:span text:style-name="a209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311" draw:style-name="a2103" draw:name="TextBox 6" svg:x="5.98425in" svg:y="3.15in" svg:width="0.93268in" svg:height="0.37874in">
          <draw:text-box>
            <text:p text:style-name="a2102" text:class-names="" text:cond-style-name=""><text:span text:style-name="a2101" text:class-names="">main.s</text:span></text:p>
          </draw:text-box>
          <svg:title/>
          <svg:desc/>
        </draw:frame>
        <draw:frame draw:id="id312" draw:style-name="a2106" draw:name="TextBox 7" svg:x="8.98858in" svg:y="3.07126in" svg:width="0.93268in" svg:height="0.37913in">
          <draw:text-box>
            <text:p text:style-name="a2105" text:class-names="" text:cond-style-name=""><text:span text:style-name="a2104" text:class-names="">main</text:span></text:p>
          </draw:text-box>
          <svg:title/>
          <svg:desc/>
        </draw:frame>
        <draw:frame draw:id="id313" draw:style-name="a2109" draw:name="TextBox 8" svg:x="9.05512in" svg:y="3.5437in" svg:width="1.33858in" svg:height="0.57205in">
          <draw:text-box>
            <text:p text:style-name="a2108" text:class-names="" text:cond-style-name=""><text:span text:style-name="a2107" text:class-names="">Machine code file</text:span></text:p>
          </draw:text-box>
          <svg:title/>
          <svg:desc/>
        </draw:frame>
        <draw:frame draw:id="id314" draw:style-name="a2112" draw:name="TextBox 9" svg:x="5.66929in" svg:y="3.5437in" svg:width="1.33858in" svg:height="0.57205in">
          <draw:text-box>
            <text:p text:style-name="a2111" text:class-names="" text:cond-style-name=""><text:span text:style-name="a2110" text:class-names="">assembly code file</text:span></text:p>
          </draw:text-box>
          <svg:title/>
          <svg:desc/>
        </draw:frame>
        <presentation:notes draw:style-name="a2118">
          <draw:frame draw:id="id315" draw:style-name="a2115" draw:name="Slide Number Placeholder 6" svg:x="4.67953in" svg:y="11.10827in" svg:width="3.5878in" svg:height="0.58425in">
            <draw:text-box>
              <text:p text:style-name="a2114" text:class-names="" text:cond-style-name=""><text:span text:style-name="a2113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8993in" svg:height="4.38368in" presentation:class="page" draw:id="id316" presentation:style-name="a2116" draw:name="Slide Image Placeholder 1">
            <svg:title/>
            <svg:desc/>
          </draw:page-thumbnail>
          <draw:frame draw:id="id317" presentation:style-name="a211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2119" draw:master-page-name="Master1-Layout7-blank-Blank" presentation:presentation-page-layout-name="Master1-PPL7" draw:id="Slide-262">
        <draw:custom-shape svg:x="1.10236in" svg:y="1.12205in" svg:width="8.8189in" svg:height="4.13386in" draw:id="id318" draw:style-name="a2122" draw:name="Freeform: Shape 1">
          <svg:title/>
          <svg:desc/>
          <text:p text:style-name="a2121" text:class-names="" text:cond-style-name=""><text:span text:style-name="a212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319" presentation:style-name="a2125" draw:name="Title 2" svg:x="0.55118in" svg:y="0.24685in" svg:width="9.92087in" svg:height="1.03543in" presentation:class="title" presentation:placeholder="false">
          <draw:text-box>
            <text:p text:style-name="a2124" text:class-names="" text:cond-style-name=""><text:span text:style-name="a2123" text:class-names="">Compilation Process</text:span></text:p>
          </draw:text-box>
          <svg:title/>
          <svg:desc/>
        </draw:frame>
        <draw:custom-shape svg:x="1.45669in" svg:y="1.59449in" svg:width="1.81102in" svg:height="0.88583in" draw:id="id320" draw:style-name="a2129" draw:name="Freeform: Shape 3">
          <svg:title/>
          <svg:desc/>
          <text:p text:style-name="a2128" text:class-names="" text:cond-style-name=""><text:span text:style-name="a2126" text:class-names="">preprocessor</text:span><text:span text:style-name="a212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45669in" svg:y="2.48031in" svg:width="1.81102in" svg:height="1.53543in" draw:id="id321" draw:style-name="a2134" draw:name="Freeform: Shape 4">
          <svg:title/>
          <svg:desc/>
          <text:p text:style-name="a2133" text:class-names="" text:cond-style-name=""><text:span text:style-name="a2130" text:class-names="">Handles all<text:s text:c="1"/></text:span><text:span text:style-name="a2131" text:class-names=""># directives</text:span><text:span text:style-name="a2132" text:class-names=""><text:s text:c="1"/>in the input C cod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56693in" svg:y="1.59449in" svg:width="1.81102in" svg:height="0.88583in" draw:id="id322" draw:style-name="a2137" draw:name="Freeform: Shape 5">
          <svg:title/>
          <svg:desc/>
          <text:p text:style-name="a2136" text:class-names="" text:cond-style-name=""><text:span text:style-name="a2135" text:class-names="">compiler + assembler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56693in" svg:y="2.48031in" svg:width="1.81102in" svg:height="2.42126in" draw:id="id323" draw:style-name="a2147" draw:name="Freeform: Shape 6">
          <svg:title/>
          <svg:desc/>
          <text:p text:style-name="a2144" text:class-names="" text:cond-style-name=""><text:span text:style-name="a2138" text:class-names="">Checks<text:s text:c="1"/></text:span><text:span text:style-name="a2139" text:class-names="">syntax errors, grammatical errors, missing<text:s text:c="1"/></text:span><text:span text:style-name="a2140" text:class-names="">declarations,e</text:span><text:span text:style-name="a2141" text:class-names=""><text:s text:c="1"/></text:span><text:span text:style-name="a2142" text:class-names="">tc</text:span><text:span text:style-name="a2143" text:class-names="">. And converts the input code to machine code</text:span></text:p>
          <text:p text:style-name="a2146" text:class-names="" text:cond-style-name=""><text:span text:style-name="a214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55906in" svg:y="1.59449in" svg:width="1.81102in" svg:height="0.88583in" draw:id="id324" draw:style-name="a2150" draw:name="Freeform: Shape 7">
          <svg:title/>
          <svg:desc/>
          <text:p text:style-name="a2149" text:class-names="" text:cond-style-name=""><text:span text:style-name="a2148" text:class-names="">linking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55906in" svg:y="2.48031in" svg:width="1.81102in" svg:height="1.53543in" draw:id="id325" draw:style-name="a2153" draw:name="Freeform: Shape 8">
          <svg:title/>
          <svg:desc/>
          <text:p text:style-name="a2152" text:class-names="" text:cond-style-name=""><text:span text:style-name="a2151" text:class-names="">Combines machine code of input file(S) and library file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55118in" svg:y="2.8937in" svg:width="0.90551in" svg:height="0in" draw:id="id326" draw:style-name="a2157" draw:name="Straight Connector 9">
          <svg:title/>
          <svg:desc/>
          <text:p text:style-name="a2155" text:class-names="" text:cond-style-name=""><text:span text:style-name="a215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32677in" svg:y="2.93819in" svg:width="1.24016in" svg:height="0.01457in" draw:id="id327" draw:style-name="a2161" draw:name="Straight Connector 10">
          <svg:title/>
          <svg:desc/>
          <text:p text:style-name="a2159" text:class-names="" text:cond-style-name=""><text:span text:style-name="a215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44685in" svg:y="2.92913in" svg:width="1.1122in" svg:height="0in" draw:id="id328" draw:style-name="a2165" draw:name="Straight Connector 11">
          <svg:title/>
          <svg:desc/>
          <text:p text:style-name="a2163" text:class-names="" text:cond-style-name=""><text:span text:style-name="a216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9.37008in" svg:y="2.83465in" svg:width="1.24016in" svg:height="0.01457in" draw:id="id329" draw:style-name="a2169" draw:name="Straight Connector 12">
          <svg:title/>
          <svg:desc/>
          <text:p text:style-name="a2167" text:class-names="" text:cond-style-name=""><text:span text:style-name="a216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330" draw:style-name="a2172" draw:name="TextBox 13" svg:x="0.15748in" svg:y="2.42126in" svg:width="0.94488in" svg:height="0.6315in">
          <draw:text-box>
            <text:p text:style-name="a2171" text:class-names="" text:cond-style-name=""><text:span text:style-name="a2170" text:class-names="">try.c</text:span></text:p>
          </draw:text-box>
          <svg:title/>
          <svg:desc/>
        </draw:frame>
        <draw:frame draw:id="id331" draw:style-name="a2175" draw:name="TextBox 14" svg:x="3.38583in" svg:y="2.24409in" svg:width="1.1811in" svg:height="0.84212in">
          <draw:text-box>
            <text:p text:style-name="a2174" text:class-names="" text:cond-style-name=""><text:span text:style-name="a2173" text:class-names="">C <text:s text:c="1"/>Code</text:span></text:p>
          </draw:text-box>
          <svg:title/>
          <svg:desc/>
        </draw:frame>
        <draw:frame draw:id="id332" draw:style-name="a2180" draw:name="TextBox 15" svg:x="6.41732in" svg:y="1.73228in" svg:width="1.1811in" svg:height="1.21378in">
          <draw:text-box>
            <text:p text:style-name="a2177" text:class-names="" text:cond-style-name=""><text:span text:style-name="a2176" text:class-names="">m/c Code</text:span></text:p>
            <text:p text:style-name="a2179" text:class-names="" text:cond-style-name=""><text:span text:style-name="a2178" text:class-names="">try.o</text:span></text:p>
          </draw:text-box>
          <svg:title/>
          <svg:desc/>
        </draw:frame>
        <draw:frame draw:id="id333" draw:style-name="a2189" draw:name="TextBox 16" svg:x="9.44882in" svg:y="1.98819in" svg:width="1.33858in" svg:height="0.87354in">
          <draw:text-box>
            <text:p text:style-name="a2183" text:class-names="" text:cond-style-name=""><text:span text:style-name="a2181" text:class-names="">Exectable</text:span><text:span text:style-name="a2182" text:class-names=""/></text:p>
            <text:p text:style-name="a2186" text:class-names="" text:cond-style-name=""><text:span text:style-name="a2184" text:class-names="">m/c C</text:span><text:span text:style-name="a2185" text:class-names="">ode</text:span></text:p>
            <text:p text:style-name="a2188" text:class-names="" text:cond-style-name=""><text:span text:style-name="a2187" text:class-names="">try</text:span></text:p>
          </draw:text-box>
          <svg:title/>
          <svg:desc/>
        </draw:frame>
        <draw:frame draw:id="id334" draw:style-name="a2192" draw:name="TextBox 17" svg:x="3.85827in" svg:y="5.25591in" svg:width="3.22835in" svg:height="0.53228in">
          <draw:text-box>
            <text:p text:style-name="a2191" text:class-names="" text:cond-style-name=""><text:span text:style-name="a2190" text:class-names="">gcc</text:span></text:p>
          </draw:text-box>
          <svg:title/>
          <svg:desc/>
        </draw:frame>
        <presentation:notes draw:style-name="a2198">
          <draw:frame draw:id="id335" draw:style-name="a2195" draw:name="Slide Number Placeholder 6" svg:x="4.67953in" svg:y="11.10827in" svg:width="3.5878in" svg:height="0.58425in">
            <draw:text-box>
              <text:p text:style-name="a2194" text:class-names="" text:cond-style-name=""><text:span text:style-name="a2193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8993in" svg:height="4.38368in" presentation:class="page" draw:id="id336" presentation:style-name="a2196" draw:name="Slide Image Placeholder 1">
            <svg:title/>
            <svg:desc/>
          </draw:page-thumbnail>
          <draw:frame draw:id="id337" presentation:style-name="a219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2199" draw:master-page-name="Master1-Layout7-blank-Blank" presentation:presentation-page-layout-name="Master1-PPL7" draw:id="Slide-263">
        <draw:frame draw:id="id338" presentation:style-name="a2202" draw:name="Title 1" svg:x="0.55118in" svg:y="0.24724in" svg:width="9.92087in" svg:height="1.03504in" presentation:class="title" presentation:placeholder="false">
          <draw:text-box>
            <text:p text:style-name="a2201" text:class-names="" text:cond-style-name=""><text:span text:style-name="a2200" text:class-names="">Example</text:span></text:p>
          </draw:text-box>
          <svg:title/>
          <svg:desc/>
        </draw:frame>
        <draw:frame draw:id="id339" draw:style-name="a2227" draw:name="TextBox 2" svg:x="0.23622in" svg:y="1.25984in" svg:width="3.30709in" svg:height="3.7378in">
          <draw:text-box>
            <text:p text:style-name="a2204" text:class-names="" text:cond-style-name=""><text:span text:style-name="a2203" text:class-names="">try.c</text:span></text:p>
            <text:p text:style-name="a2206" text:class-names="" text:cond-style-name=""><text:span text:style-name="a2205" text:class-names="">#include &lt;stdio.h&gt;</text:span></text:p>
            <text:p text:style-name="a2208" text:class-names="" text:cond-style-name=""><text:span text:style-name="a2207" text:class-names="">#define MAX 30</text:span></text:p>
            <text:p text:style-name="a2210" text:class-names="" text:cond-style-name=""><text:span text:style-name="a2209" text:class-names="">int f(int, int);</text:span></text:p>
            <text:p text:style-name="a2212" text:class-names="" text:cond-style-name=""><text:span text:style-name="a2211" text:class-names="">int main() {</text:span></text:p>
            <text:p text:style-name="a2214" text:class-names="" text:cond-style-name=""><text:span text:style-name="a2213" text:class-names=""><text:tab/>int i, j, k;</text:span></text:p>
            <text:p text:style-name="a2216" text:class-names="" text:cond-style-name=""><text:span text:style-name="a2215" text:class-names=""><text:tab/>scanf("%d%d", &amp;i, &amp;j);</text:span></text:p>
            <text:p text:style-name="a2218" text:class-names="" text:cond-style-name=""><text:span text:style-name="a2217" text:class-names=""><text:tab/>k = f(i, j) + MAX;</text:span></text:p>
            <text:p text:style-name="a2220" text:class-names="" text:cond-style-name=""><text:span text:style-name="a2219" text:class-names=""><text:tab/>printf("%d\n", k);</text:span></text:p>
            <text:p text:style-name="a2222" text:class-names="" text:cond-style-name=""><text:span text:style-name="a2221" text:class-names=""><text:tab/>return 0;<text:tab/></text:span></text:p>
            <text:p text:style-name="a2224" text:class-names="" text:cond-style-name=""><text:span text:style-name="a2223" text:class-names="">}</text:span></text:p>
            <text:p text:style-name="a2226" text:class-names="" text:cond-style-name=""><text:span text:style-name="a2225" text:class-names=""/></text:p>
          </draw:text-box>
          <svg:title/>
          <svg:desc/>
        </draw:frame>
        <draw:frame draw:id="id340" draw:style-name="a2240" draw:name="TextBox 3" svg:x="3.46457in" svg:y="1.28228in" svg:width="3.70079in" svg:height="2.05827in">
          <draw:text-box>
            <text:p text:style-name="a2229" text:class-names="" text:cond-style-name=""><text:span text:style-name="a2228" text:class-names="">f.c</text:span></text:p>
            <text:p text:style-name="a2231" text:class-names="" text:cond-style-name=""><text:span text:style-name="a2230" text:class-names="">int g(int);</text:span></text:p>
            <text:p text:style-name="a2233" text:class-names="" text:cond-style-name=""><text:span text:style-name="a2232" text:class-names="">#define ADD(a, b) (a + b)</text:span></text:p>
            <text:p text:style-name="a2235" text:class-names="" text:cond-style-name=""><text:span text:style-name="a2234" text:class-names="">int f(int m, int n) {</text:span></text:p>
            <text:p text:style-name="a2237" text:class-names="" text:cond-style-name=""><text:span text:style-name="a2236" text:class-names=""><text:tab/>return ADD(m,n) + g(10);</text:span></text:p>
            <text:p text:style-name="a2239" text:class-names="" text:cond-style-name=""><text:span text:style-name="a2238" text:class-names="">}</text:span></text:p>
          </draw:text-box>
          <svg:title/>
          <svg:desc/>
        </draw:frame>
        <draw:frame draw:id="id341" draw:style-name="a2251" draw:name="TextBox 4" svg:x="7.48031in" svg:y="1.28228in" svg:width="3.30709in" svg:height="1.6311in">
          <draw:text-box>
            <text:p text:style-name="a2242" text:class-names="" text:cond-style-name=""><text:span text:style-name="a2241" text:class-names="">g.c</text:span></text:p>
            <text:p text:style-name="a2244" text:class-names="" text:cond-style-name=""><text:span text:style-name="a2243" text:class-names="">int g(int x) {</text:span></text:p>
            <text:p text:style-name="a2246" text:class-names="" text:cond-style-name=""><text:span text:style-name="a2245" text:class-names=""><text:tab/>return x + 10;</text:span></text:p>
            <text:p text:style-name="a2248" text:class-names="" text:cond-style-name=""><text:span text:style-name="a2247" text:class-names="">}</text:span></text:p>
            <text:p text:style-name="a2250" text:class-names="" text:cond-style-name=""><text:span text:style-name="a2249" text:class-names=""/></text:p>
          </draw:text-box>
          <svg:title/>
          <svg:desc/>
        </draw:frame>
        <draw:frame draw:id="id342" draw:style-name="a2268" draw:name="TextBox 5" svg:x="3.70079in" svg:y="3.26772in" svg:width="6.77165in" svg:height="2.61811in">
          <draw:text-box>
            <text:p text:style-name="a2253" text:class-names="" text:cond-style-name=""><text:span text:style-name="a2252" text:class-names="">Try these commands, observe the output/errors/warnings, and try to understand what is happening</text:span></text:p>
            <text:p text:style-name="a2255" text:class-names="" text:cond-style-name=""><text:span text:style-name="a2254" text:class-names="">$ gcc try.c</text:span></text:p>
            <text:p text:style-name="a2257" text:class-names="" text:cond-style-name=""><text:span text:style-name="a2256" text:class-names="">$ gcc -c try.c</text:span></text:p>
            <text:p text:style-name="a2259" text:class-names="" text:cond-style-name=""><text:span text:style-name="a2258" text:class-names="">$ gcc -c f.c</text:span></text:p>
            <text:p text:style-name="a2261" text:class-names="" text:cond-style-name=""><text:span text:style-name="a2260" text:class-names="">$ gcc -c g.c</text:span></text:p>
            <text:p text:style-name="a2263" text:class-names="" text:cond-style-name=""><text:span text:style-name="a2262" text:class-names="">$ gcc try.o f.o g.o -o try</text:span></text:p>
            <text:p text:style-name="a2265" text:class-names="" text:cond-style-name=""><text:span text:style-name="a2264" text:class-names="">$ gcc -E try.c</text:span></text:p>
            <text:p text:style-name="a2267" text:class-names="" text:cond-style-name=""><text:span text:style-name="a2266" text:class-names="">$ gcc -E f.c</text:span></text:p>
          </draw:text-box>
          <svg:title/>
          <svg:desc/>
        </draw:frame>
        <presentation:notes draw:style-name="a2274">
          <draw:frame draw:id="id343" draw:style-name="a2271" draw:name="Slide Number Placeholder 6" svg:x="4.67953in" svg:y="11.10827in" svg:width="3.5878in" svg:height="0.58425in">
            <draw:text-box>
              <text:p text:style-name="a2270" text:class-names="" text:cond-style-name=""><text:span text:style-name="a2269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344" presentation:style-name="a2272" draw:name="Slide Image Placeholder 1">
            <svg:title/>
            <svg:desc/>
          </draw:page-thumbnail>
          <draw:frame draw:id="id345" presentation:style-name="a227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2275" draw:master-page-name="Master2-Layout7-blank-Blank" presentation:presentation-page-layout-name="Master2-PPL7" draw:id="Slide-264">
        <draw:frame draw:id="id346" presentation:style-name="a2278" draw:name="Title 1" svg:x="0.3937in" svg:y="0.3937in" svg:width="10.23622in" svg:height="0.98425in" presentation:class="title" presentation:placeholder="false">
          <draw:text-box>
            <text:p text:style-name="a2277" text:class-names="" text:cond-style-name=""><text:span text:style-name="a2276" text:class-names="">More about the steps</text:span></text:p>
          </draw:text-box>
          <svg:title/>
          <svg:desc/>
        </draw:frame>
        <draw:frame draw:id="id357" presentation:style-name="a2329" draw:name="Text Placeholder 2" svg:x="0.3937in" svg:y="1.73228in" svg:width="10.47244in" svg:height="5.11811in" presentation:class="outline" presentation:placeholder="false">
          <draw:text-box>
            <text:list text:style-name="a2283">
              <text:list-item>
                <text:p text:style-name="a2282" text:class-names="" text:cond-style-name="" text:id="id347"><text:span text:style-name="a2279" text:class-names="">P</text:span><text:span text:style-name="a2280" text:class-names="">re-process</text:span><text:span text:style-name="a2281" text:class-names="">or</text:span></text:p>
              </text:list-item>
            </text:list>
            <text:list text:style-name="a2286">
              <text:list-item>
                <text:list text:style-name="a2286">
                  <text:list-item>
                    <text:p text:style-name="a2285" text:class-names="" text:cond-style-name="" text:id="id348"><text:span text:style-name="a2284" text:class-names="">#define ABC <text:s text:c="1"/>XYZ</text:span></text:p>
                  </text:list-item>
                </text:list>
              </text:list-item>
            </text:list>
            <text:list text:style-name="a2289">
              <text:list-item>
                <text:list text:style-name="a2289">
                  <text:list-item>
                    <text:list text:style-name="a2289">
                      <text:list-item>
                        <text:p text:style-name="a2288" text:class-names="" text:cond-style-name="" text:id="id349"><text:span text:style-name="a2287" text:class-names="">cut ABC and paste XYZ</text:span></text:p>
                      </text:list-item>
                    </text:list>
                  </text:list-item>
                </text:list>
              </text:list-item>
            </text:list>
            <text:list text:style-name="a2294">
              <text:list-item>
                <text:list text:style-name="a2294">
                  <text:list-item>
                    <text:p text:style-name="a2293" text:class-names="" text:cond-style-name="" text:id="id350"><text:span text:style-name="a2290" text:class-names=""># include &lt;</text:span><text:span text:style-name="a2291" text:class-names="">stdio.h</text:span><text:span text:style-name="a2292" text:class-names="">&gt;</text:span></text:p>
                  </text:list-item>
                </text:list>
              </text:list-item>
            </text:list>
            <text:list text:style-name="a2299">
              <text:list-item>
                <text:list text:style-name="a2299">
                  <text:list-item>
                    <text:list text:style-name="a2299">
                      <text:list-item>
                        <text:p text:style-name="a2298" text:class-names="" text:cond-style-name="" text:id="id351"><text:span text:style-name="a2295" text:class-names="">copy-paste the file<text:s text:c="1"/></text:span><text:span text:style-name="a2296" text:class-names="">stdio.h</text:span><text:span text:style-name="a2297" text:class-names=""/></text:p>
                      </text:list-item>
                    </text:list>
                  </text:list-item>
                </text:list>
              </text:list-item>
            </text:list>
            <text:list text:style-name="a2305">
              <text:list-item>
                <text:list text:style-name="a2305">
                  <text:list-item>
                    <text:list text:style-name="a2305">
                      <text:list-item>
                        <text:p text:style-name="a2304" text:class-names="" text:cond-style-name="" text:id="id352"><text:span text:style-name="a2300" text:class-names="">There is no CODE in<text:s text:c="1"/></text:span><text:span text:style-name="a2301" text:class-names="">stdio.h</text:span><text:span text:style-name="a2302" text:class-names="">, only typedefs, #includes, #define, #ifdef, etc</text:span><text:span text:style-name="a2303" text:class-names="">.</text:span></text:p>
                      </text:list-item>
                    </text:list>
                  </text:list-item>
                </text:list>
              </text:list-item>
            </text:list>
            <text:list text:style-name="a2308">
              <text:list-item>
                <text:p text:style-name="a2307" text:class-names="" text:cond-style-name="" text:id="id353"><text:span text:style-name="a2306" text:class-names="">Linking</text:span></text:p>
              </text:list-item>
            </text:list>
            <text:list text:style-name="a2312">
              <text:list-item>
                <text:list text:style-name="a2312">
                  <text:list-item>
                    <text:p text:style-name="a2311" text:class-names="" text:cond-style-name="" text:id="id354"><text:span text:style-name="a2309" text:class-names="">Normally<text:s text:c="1"/></text:span><text:span text:style-name="a2310" text:class-names="">links with the standard C-library by default</text:span></text:p>
                  </text:list-item>
                </text:list>
              </text:list-item>
            </text:list>
            <text:list text:style-name="a2316">
              <text:list-item>
                <text:list text:style-name="a2316">
                  <text:list-item>
                    <text:p text:style-name="a2315" text:class-names="" text:cond-style-name="" text:id="id355"><text:span text:style-name="a2313" text:class-names="">To<text:s text:c="1"/></text:span><text:span text:style-name="a2314" text:class-names="">link with other libraries, use the -l option of gcc</text:span></text:p>
                  </text:list-item>
                </text:list>
              </text:list-item>
            </text:list>
            <text:list text:style-name="a2328">
              <text:list-item>
                <text:list text:style-name="a2328">
                  <text:list-item>
                    <text:list text:style-name="a2328">
                      <text:list-item>
                        <text:p text:style-name="a2327" text:class-names="" text:cond-style-name="" text:id="id356"><text:span text:style-name="a2317" text:class-names="">cc<text:s text:c="1"/></text:span><text:span text:style-name="a2318" text:class-names="">main.c</text:span><text:span text:style-name="a2319" text:class-names=""><text:s text:c="1"/>-</text:span><text:span text:style-name="a2320" text:class-names="">lm</text:span><text:span text:style-name="a2321" text:class-names=""><text:s text:c="1"/>-</text:span><text:span text:style-name="a2322" text:class-names="">lncurses</text:span><text:span text:style-name="a2323" text:class-names=""><text:s text:c="1"/>-o<text:s text:c="1"/></text:span><text:span text:style-name="a2324" text:class-names="">main</text:span><text:span text:style-name="a2325" text:class-names=""><text:s text:c="2"/></text:span><text:span text:style-name="a2326" text:class-names=""># links with libm.so and libncurses.so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class="entrance" smil:begin="0.0s" smil:fill="hold">
                  <anim:set smil:targetElement="id347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2335">
          <draw:frame draw:id="id358" draw:style-name="a2332" draw:name="Slide Number Placeholder 6" svg:x="4.67953in" svg:y="11.10827in" svg:width="3.5878in" svg:height="0.58425in">
            <draw:text-box>
              <text:p text:style-name="a2331" text:class-names="" text:cond-style-name=""><text:span text:style-name="a2330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8993in" svg:height="4.38368in" presentation:class="page" draw:id="id359" presentation:style-name="a2333" draw:name="Slide Image Placeholder 1">
            <svg:title/>
            <svg:desc/>
          </draw:page-thumbnail>
          <draw:frame draw:id="id360" presentation:style-name="a233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2336" draw:master-page-name="Master2-Layout7-blank-Blank" presentation:presentation-page-layout-name="Master2-PPL7" draw:id="Slide-265">
        <draw:frame draw:id="id361" presentation:style-name="a2339" draw:name="Title 1" svg:x="0.3937in" svg:y="0.3937in" svg:width="10.23622in" svg:height="0.98425in" presentation:class="title" presentation:placeholder="false">
          <draw:text-box>
            <text:p text:style-name="a2338" text:class-names="" text:cond-style-name=""><text:span text:style-name="a2337" text:class-names="">Using gcc itself to understand the process</text:span></text:p>
          </draw:text-box>
          <svg:title/>
          <svg:desc/>
        </draw:frame>
        <draw:frame draw:id="id372" presentation:style-name="a2388" draw:name="Text Placeholder 2" svg:x="0.3937in" svg:y="1.73228in" svg:width="10.03937in" svg:height="5.11811in" presentation:class="outline" presentation:placeholder="false">
          <draw:text-box>
            <text:list text:style-name="a2344">
              <text:list-item>
                <text:p text:style-name="a2343" text:class-names="" text:cond-style-name="" text:id="id362"><text:span text:style-name="a2340" text:class-names="">Run only the<text:s text:c="1"/></text:span><text:span text:style-name="a2341" text:class-names="">preprocessor</text:span><text:span text:style-name="a2342" text:class-names=""/></text:p>
              </text:list-item>
            </text:list>
            <text:list text:style-name="a2349">
              <text:list-item>
                <text:list text:style-name="a2349">
                  <text:list-item>
                    <text:p text:style-name="a2348" text:class-names="" text:cond-style-name="" text:id="id363"><text:span text:style-name="a2345" text:class-names="">cc -E<text:s text:c="1"/></text:span><text:span text:style-name="a2346" text:class-names="">test.c</text:span><text:span text:style-name="a2347" text:class-names=""/></text:p>
                  </text:list-item>
                </text:list>
              </text:list-item>
            </text:list>
            <text:list text:style-name="a2353">
              <text:list-item>
                <text:list text:style-name="a2353">
                  <text:list-item>
                    <text:p text:style-name="a2352" text:class-names="" text:cond-style-name="" text:id="id364"><text:span text:style-name="a2350" text:class-names="">Shows the<text:s text:c="1"/></text:span><text:span text:style-name="a2351" text:class-names="">output on the screen</text:span></text:p>
                  </text:list-item>
                </text:list>
              </text:list-item>
            </text:list>
            <text:list text:style-name="a2356">
              <text:list-item>
                <text:p text:style-name="a2355" text:class-names="" text:cond-style-name="" text:id="id365"><text:span text:style-name="a2354" text:class-names="">Run only till compilation (no linking)</text:span></text:p>
              </text:list-item>
            </text:list>
            <text:list text:style-name="a2361">
              <text:list-item>
                <text:list text:style-name="a2361">
                  <text:list-item>
                    <text:p text:style-name="a2360" text:class-names="" text:cond-style-name="" text:id="id366"><text:span text:style-name="a2357" text:class-names="">cc -c<text:s text:c="1"/></text:span><text:span text:style-name="a2358" text:class-names="">test.c</text:span><text:span text:style-name="a2359" text:class-names=""/></text:p>
                  </text:list-item>
                </text:list>
              </text:list-item>
            </text:list>
            <text:list text:style-name="a2366">
              <text:list-item>
                <text:list text:style-name="a2366">
                  <text:list-item>
                    <text:p text:style-name="a2365" text:class-names="" text:cond-style-name="" text:id="id367"><text:span text:style-name="a2362" text:class-names="">Generates the “</text:span><text:span text:style-name="a2363" text:class-names="">test.o</text:span><text:span text:style-name="a2364" text:class-names="">” file , runs compilation + assembler</text:span></text:p>
                  </text:list-item>
                </text:list>
              </text:list-item>
            </text:list>
            <text:list text:style-name="a2371">
              <text:list-item>
                <text:list text:style-name="a2371">
                  <text:list-item>
                    <text:p text:style-name="a2370" text:class-names="" text:cond-style-name="" text:id="id368"><text:span text:style-name="a2367" text:class-names="">gcc -S<text:s text:c="1"/></text:span><text:span text:style-name="a2368" text:class-names="">main.c</text:span><text:span text:style-name="a2369" text:class-names=""/></text:p>
                  </text:list-item>
                </text:list>
              </text:list-item>
            </text:list>
            <text:list text:style-name="a2375">
              <text:list-item>
                <text:list text:style-name="a2375">
                  <text:list-item>
                    <text:p text:style-name="a2374" text:class-names="" text:cond-style-name="" text:id="id369"><text:span text:style-name="a2372" text:class-names="">One step before machine code generation,<text:s text:c="1"/></text:span><text:span text:style-name="a2373" text:class-names="">stops at assembly code</text:span></text:p>
                  </text:list-item>
                </text:list>
              </text:list-item>
            </text:list>
            <text:list text:style-name="a2378">
              <text:list-item>
                <text:p text:style-name="a2377" text:class-names="" text:cond-style-name="" text:id="id370"><text:span text:style-name="a2376" text:class-names="">Combine multiple .o files (only linking part)</text:span></text:p>
              </text:list-item>
            </text:list>
            <text:list text:style-name="a2387">
              <text:list-item>
                <text:list text:style-name="a2387">
                  <text:list-item>
                    <text:p text:style-name="a2386" text:class-names="" text:cond-style-name="" text:id="id371"><text:span text:style-name="a2379" text:class-names="">cc<text:s text:c="1"/></text:span><text:span text:style-name="a2380" text:class-names="">test.o</text:span><text:span text:style-name="a2381" text:class-names=""><text:s text:c="1"/></text:span><text:span text:style-name="a2382" text:class-names="">main.o</text:span><text:span text:style-name="a2383" text:class-names=""><text:s text:c="1"/></text:span><text:span text:style-name="a2384" text:class-names="">try.o</text:span><text:span text:style-name="a2385" text:class-names=""><text:s text:c="1"/>-o something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6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6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6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6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6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6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6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6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7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71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2394">
          <draw:frame draw:id="id373" draw:style-name="a2391" draw:name="Slide Number Placeholder 6" svg:x="4.67953in" svg:y="11.10827in" svg:width="3.5878in" svg:height="0.58425in">
            <draw:text-box>
              <text:p text:style-name="a2390" text:class-names="" text:cond-style-name=""><text:span text:style-name="a2389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8993in" svg:height="4.38368in" presentation:class="page" draw:id="id374" presentation:style-name="a2392" draw:name="Slide Image Placeholder 1">
            <svg:title/>
            <svg:desc/>
          </draw:page-thumbnail>
          <draw:frame draw:id="id375" presentation:style-name="a239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2395" draw:master-page-name="Master2-Layout7-blank-Blank" presentation:presentation-page-layout-name="Master2-PPL7" draw:id="Slide-266">
        <draw:frame draw:id="id376" presentation:style-name="a2398" draw:name="Title 1" svg:x="0.3937in" svg:y="0.3937in" svg:width="10.23622in" svg:height="0.98425in" presentation:class="title" presentation:placeholder="false">
          <draw:text-box>
            <text:p text:style-name="a2397" text:class-names="" text:cond-style-name=""><text:span text:style-name="a2396" text:class-names="">Linking process</text:span></text:p>
          </draw:text-box>
          <svg:title/>
          <svg:desc/>
        </draw:frame>
        <draw:frame draw:id="id389" presentation:style-name="a2471" draw:name="Text Placeholder 2" svg:x="0.3937in" svg:y="1.5748in" svg:width="10.03937in" svg:height="5.11811in" presentation:class="outline" presentation:placeholder="false">
          <draw:text-box>
            <text:list text:style-name="a2401">
              <text:list-item>
                <text:p text:style-name="a2400" text:class-names="" text:cond-style-name="" text:id="id377"><text:span text:style-name="a2399" text:class-names="">Linker is an application program</text:span></text:p>
              </text:list-item>
            </text:list>
            <text:list text:style-name="a2408">
              <text:list-item>
                <text:list text:style-name="a2408">
                  <text:list-item>
                    <text:p text:style-name="a2407" text:class-names="" text:cond-style-name="" text:id="id378"><text:span text:style-name="a2402" text:class-names="">On<text:s text:c="1"/></text:span><text:span text:style-name="a2403" text:class-names="">linux</text:span><text:span text:style-name="a2404" text:class-names="">, it's the "</text:span><text:span text:style-name="a2405" text:class-names="">ld</text:span><text:span text:style-name="a2406" text:class-names="">" program</text:span></text:p>
                  </text:list-item>
                </text:list>
              </text:list-item>
            </text:list>
            <text:list text:style-name="a2420">
              <text:list-item>
                <text:list text:style-name="a2420">
                  <text:list-item>
                    <text:p text:style-name="a2419" text:class-names="" text:cond-style-name="" text:id="id379"><text:span text:style-name="a2409" text:class-names="">E.g. you can run<text:s text:c="1"/></text:span><text:span text:style-name="a2410" text:class-names="">commands like $<text:s text:c="1"/></text:span><text:span text:style-name="a2411" text:class-names="">ld</text:span><text:span text:style-name="a2412" text:class-names=""><text:s text:c="1"/></text:span><text:span text:style-name="a2413" text:class-names="">a.o</text:span><text:span text:style-name="a2414" text:class-names=""><text:s text:c="1"/></text:span><text:span text:style-name="a2415" text:class-names="">b.o</text:span><text:span text:style-name="a2416" text:class-names=""><text:s text:c="1"/>-o<text:s text:c="1"/></text:span><text:span text:style-name="a2417" text:class-names="">c.o</text:span><text:span text:style-name="a2418" text:class-names=""/></text:p>
                  </text:list-item>
                </text:list>
              </text:list-item>
            </text:list>
            <text:list text:style-name="a2425">
              <text:list-item>
                <text:list text:style-name="a2425">
                  <text:list-item>
                    <text:p text:style-name="a2424" text:class-names="" text:cond-style-name="" text:id="id380"><text:span text:style-name="a2421" text:class-names="">Normally you have to specify some options to<text:s text:c="1"/></text:span><text:span text:style-name="a2422" text:class-names="">ld</text:span><text:span text:style-name="a2423" text:class-names=""><text:s text:c="1"/>to get a proper executable file.</text:span></text:p>
                  </text:list-item>
                </text:list>
              </text:list-item>
            </text:list>
            <text:list text:style-name="a2428">
              <text:list-item>
                <text:p text:style-name="a2427" text:class-names="" text:cond-style-name="" text:id="id381"><text:span text:style-name="a2426" text:class-names="">When you run gcc</text:span></text:p>
              </text:list-item>
            </text:list>
            <text:list text:style-name="a2438">
              <text:list-item>
                <text:list text:style-name="a2438">
                  <text:list-item>
                    <text:p text:style-name="a2437" text:class-names="" text:cond-style-name="" text:id="id382"><text:span text:style-name="a2429" text:class-names="">$<text:s text:c="1"/></text:span><text:span text:style-name="a2430" text:class-names="">cc<text:s text:c="1"/></text:span><text:span text:style-name="a2431" text:class-names="">main.o</text:span><text:span text:style-name="a2432" text:class-names=""><text:s text:c="1"/></text:span><text:span text:style-name="a2433" text:class-names="">f.o</text:span><text:span text:style-name="a2434" text:class-names=""><text:s text:c="1"/></text:span><text:span text:style-name="a2435" text:class-names="">g.o</text:span><text:span text:style-name="a2436" text:class-names=""><text:s text:c="1"/>-o try</text:span></text:p>
                  </text:list-item>
                </text:list>
              </text:list-item>
            </text:list>
            <text:list text:style-name="a2446">
              <text:list-item>
                <text:list text:style-name="a2446">
                  <text:list-item>
                    <text:p text:style-name="a2445" text:class-names="" text:cond-style-name="" text:id="id383"><text:span text:style-name="a2439" text:class-names="">the CC will internally invoke "</text:span><text:span text:style-name="a2440" text:class-names="">ld</text:span><text:span text:style-name="a2441" text:class-names="">"<text:s text:c="1"/></text:span><text:span text:style-name="a2442" text:class-names="">.<text:s text:c="1"/></text:span><text:span text:style-name="a2443" text:class-names="">ld</text:span><text:span text:style-name="a2444" text:class-names=""><text:s text:c="1"/>does the job of linking</text:span></text:p>
                  </text:list-item>
                </text:list>
              </text:list-item>
            </text:list>
            <text:list text:style-name="a2451">
              <text:list-item>
                <text:p text:style-name="a2450" text:class-names="" text:cond-style-name="" text:id="id384"><text:span text:style-name="a2447" text:class-names="">The<text:s text:c="1"/></text:span><text:span text:style-name="a2448" text:class-names="">resultatnt</text:span><text:span text:style-name="a2449" text:class-names=""><text:s text:c="1"/>file "try" here, will contain the codes of all the functions and linkages also.</text:span></text:p>
              </text:list-item>
            </text:list>
            <text:list text:style-name="a2456">
              <text:list-item>
                <text:p text:style-name="a2455" text:class-names="" text:cond-style-name="" text:id="id385"><text:span text:style-name="a2452" text:class-names="">What is l</text:span><text:span text:style-name="a2453" text:class-names="">inkin</text:span><text:span text:style-name="a2454" text:class-names="">g?</text:span></text:p>
              </text:list-item>
            </text:list>
            <text:list text:style-name="a2461">
              <text:list-item>
                <text:list text:style-name="a2461">
                  <text:list-item>
                    <text:p text:style-name="a2460" text:class-names="" text:cond-style-name="" text:id="id386"><text:span text:style-name="a2457" text:class-names="">"</text:span><text:span text:style-name="a2458" text:class-names="">connecting" the call of a function with the code of the function</text:span><text:span text:style-name="a2459" text:class-names="">.</text:span></text:p>
                  </text:list-item>
                </text:list>
              </text:list-item>
            </text:list>
            <text:list text:style-name="a2466">
              <text:list-item>
                <text:p text:style-name="a2465" text:class-names="" text:cond-style-name="" text:id="id387"><text:span text:style-name="a2462" text:class-names="">What happens with the code of<text:s text:c="1"/></text:span><text:span text:style-name="a2463" text:class-names="">printf</text:span><text:span text:style-name="a2464" text:class-names="">()?</text:span></text:p>
              </text:list-item>
            </text:list>
            <text:list text:style-name="a2470">
              <text:list-item>
                <text:list text:style-name="a2470">
                  <text:list-item>
                    <text:p text:style-name="a2469" text:class-names="" text:cond-style-name="" text:id="id388"><text:span text:style-name="a2467" text:class-names="">The linker or CC will automatically pick up code from the libc.so.6 file for the functions</text:span><text:span text:style-name="a2468" text:class-names="">.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7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7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7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8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8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8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8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8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8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8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8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88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2477">
          <draw:frame draw:id="id390" draw:style-name="a2474" draw:name="Slide Number Placeholder 6" svg:x="4.67953in" svg:y="11.10827in" svg:width="3.5878in" svg:height="0.58425in">
            <draw:text-box>
              <text:p text:style-name="a2473" text:class-names="" text:cond-style-name=""><text:span text:style-name="a2472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8993in" svg:height="4.38368in" presentation:class="page" draw:id="id391" presentation:style-name="a2475" draw:name="Slide Image Placeholder 1">
            <svg:title/>
            <svg:desc/>
          </draw:page-thumbnail>
          <draw:frame draw:id="id392" presentation:style-name="a247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2478" draw:master-page-name="Master2-Layout7-blank-Blank" presentation:presentation-page-layout-name="Master2-PPL7" draw:id="Slide-267">
        <draw:frame draw:id="id393" presentation:style-name="a2481" draw:name="Title 1" svg:x="0.3937in" svg:y="0.3937in" svg:width="10.23622in" svg:height="0.98425in" presentation:class="title" presentation:placeholder="false">
          <draw:text-box>
            <text:p text:style-name="a2480" text:class-names="" text:cond-style-name=""><text:span text:style-name="a2479" text:class-names="">Executable file format</text:span></text:p>
          </draw:text-box>
          <svg:title/>
          <svg:desc/>
        </draw:frame>
        <draw:frame draw:id="id404" presentation:style-name="a2527" draw:name="Text Placeholder 2" svg:x="0.23622in" svg:y="1.65354in" svg:width="10.03937in" svg:height="5.11811in" presentation:class="outline" presentation:placeholder="false">
          <draw:text-box>
            <text:list text:style-name="a2485">
              <text:list-item>
                <text:p text:style-name="a2484" text:class-names="" text:cond-style-name="" text:id="id394"><text:span text:style-name="a2482" text:class-names="">An<text:s text:c="1"/></text:span><text:span text:style-name="a2483" text:class-names="">executable file needs to execute in an environment created by OS and on a particular processor</text:span></text:p>
              </text:list-item>
            </text:list>
            <text:list text:style-name="a2489">
              <text:list-item>
                <text:list text:style-name="a2489">
                  <text:list-item>
                    <text:p text:style-name="a2488" text:class-names="" text:cond-style-name="" text:id="id395"><text:span text:style-name="a2486" text:class-names="">Contains<text:s text:c="1"/></text:span><text:span text:style-name="a2487" text:class-names="">machine code + other information for OS</text:span></text:p>
                  </text:list-item>
                </text:list>
              </text:list-item>
            </text:list>
            <text:list text:style-name="a2493">
              <text:list-item>
                <text:list text:style-name="a2493">
                  <text:list-item>
                    <text:p text:style-name="a2492" text:class-names="" text:cond-style-name="" text:id="id396"><text:span text:style-name="a2490" text:class-names="">Need for a<text:s text:c="1"/></text:span><text:span text:style-name="a2491" text:class-names="">structured-way of storing machine code in it</text:span></text:p>
                  </text:list-item>
                </text:list>
              </text:list-item>
            </text:list>
            <text:list text:style-name="a2496">
              <text:list-item>
                <text:p text:style-name="a2495" text:class-names="" text:cond-style-name="" text:id="id397"><text:span text:style-name="a2494" text:class-names="">Different OS demand different formats</text:span></text:p>
              </text:list-item>
            </text:list>
            <text:list text:style-name="a2503">
              <text:list-item>
                <text:list text:style-name="a2503">
                  <text:list-item>
                    <text:p text:style-name="a2502" text:class-names="" text:cond-style-name="" text:id="id398"><text:span text:style-name="a2497" text:class-names="">Windows: PE, Linux: ELF, <text:s text:c="1"/>Old<text:s text:c="1"/></text:span><text:span text:style-name="a2498" text:class-names="">Unixes</text:span><text:span text:style-name="a2499" text:class-names="">:<text:s text:c="1"/></text:span><text:span text:style-name="a2500" text:class-names="">a.out</text:span><text:span text:style-name="a2501" text:class-names="">, etc.</text:span></text:p>
                  </text:list-item>
                </text:list>
              </text:list-item>
            </text:list>
            <text:list text:style-name="a2507">
              <text:list-item>
                <text:p text:style-name="a2506" text:class-names="" text:cond-style-name="" text:id="id399"><text:span text:style-name="a2504" text:class-names="">ELF :<text:s text:c="1"/></text:span><text:span text:style-name="a2505" text:class-names="">The format on Linux. <text:s text:c="1"/></text:span></text:p>
              </text:list-item>
            </text:list>
            <text:list text:style-name="a2510">
              <text:list-item>
                <text:p text:style-name="a2509" text:class-names="" text:cond-style-name="" text:id="id400"><text:span text:style-name="a2508" text:class-names="">Try this <text:s text:c="1"/></text:span></text:p>
              </text:list-item>
            </text:list>
            <text:list text:style-name="a2515">
              <text:list-item>
                <text:list text:style-name="a2515">
                  <text:list-item>
                    <text:p text:style-name="a2514" text:class-names="" text:cond-style-name="" text:id="id401"><text:span text:style-name="a2511" text:class-names="">$ file /</text:span><text:span text:style-name="a2512" text:class-names="">bin/l</text:span><text:span text:style-name="a2513" text:class-names="">s <text:s text:c="2"/></text:span></text:p>
                  </text:list-item>
                </text:list>
              </text:list-item>
            </text:list>
            <text:list text:style-name="a2518">
              <text:list-item>
                <text:list text:style-name="a2518">
                  <text:list-item>
                    <text:p text:style-name="a2517" text:class-names="" text:cond-style-name="" text:id="id402"><text:span text:style-name="a2516" text:class-names="">$ file <text:s text:c="1"/>/usr/lib/x86_64-linux-gnu/libc-2.31.so</text:span></text:p>
                  </text:list-item>
                </text:list>
              </text:list-item>
            </text:list>
            <text:list text:style-name="a2526">
              <text:list-item>
                <text:list text:style-name="a2526">
                  <text:list-item>
                    <text:p text:style-name="a2525" text:class-names="" text:cond-style-name="" text:id="id403"><text:span text:style-name="a2519" text:class-names="">$ file<text:s text:c="1"/></text:span><text:span text:style-name="a2520" text:class-names="">a.out</text:span><text:span text:style-name="a2521" text:class-names=""><text:s text:c="1"/></text:span><text:span text:style-name="a2522" text:class-names=""># on any<text:s text:c="1"/></text:span><text:span text:style-name="a2523" text:class-names="">a.out</text:span><text:span text:style-name="a2524" text:class-names=""><text:s text:c="1"/>created by you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9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9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9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9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9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9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0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0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0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03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2533">
          <draw:frame draw:id="id405" draw:style-name="a2530" draw:name="Slide Number Placeholder 6" svg:x="4.67953in" svg:y="11.10827in" svg:width="3.5878in" svg:height="0.58425in">
            <draw:text-box>
              <text:p text:style-name="a2529" text:class-names="" text:cond-style-name=""><text:span text:style-name="a2528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8993in" svg:height="4.38368in" presentation:class="page" draw:id="id406" presentation:style-name="a2531" draw:name="Slide Image Placeholder 1">
            <svg:title/>
            <svg:desc/>
          </draw:page-thumbnail>
          <draw:frame draw:id="id407" presentation:style-name="a253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2534" draw:master-page-name="Master2-Layout7-blank-Blank" presentation:presentation-page-layout-name="Master2-PPL7" draw:id="Slide-268">
        <draw:frame draw:id="id408" presentation:style-name="a2537" draw:name="Title 1" svg:x="0.3937in" svg:y="0.3937in" svg:width="10.23622in" svg:height="0.98425in" presentation:class="title" presentation:placeholder="false">
          <draw:text-box>
            <text:p text:style-name="a2536" text:class-names="" text:cond-style-name=""><text:span text:style-name="a2535" text:class-names="">Exec() and ELF</text:span></text:p>
          </draw:text-box>
          <svg:title/>
          <svg:desc/>
        </draw:frame>
        <draw:frame draw:id="id419" presentation:style-name="a2588" draw:name="Text Placeholder 2" svg:x="0.23622in" svg:y="1.65354in" svg:width="10.03937in" svg:height="5.11811in" presentation:class="outline" presentation:placeholder="false">
          <draw:text-box>
            <text:list text:style-name="a2540">
              <text:list-item>
                <text:p text:style-name="a2539" text:class-names="" text:cond-style-name="" text:id="id409"><text:span text:style-name="a2538" text:class-names="">When you run a program</text:span></text:p>
              </text:list-item>
            </text:list>
            <text:list text:style-name="a2544">
              <text:list-item>
                <text:list text:style-name="a2544">
                  <text:list-item>
                    <text:p text:style-name="a2543" text:class-names="" text:cond-style-name="" text:id="id410"><text:span text:style-name="a2541" text:class-names="">$<text:s text:c="1"/></text:span><text:span text:style-name="a2542" text:class-names="">./try</text:span></text:p>
                  </text:list-item>
                </text:list>
              </text:list-item>
            </text:list>
            <text:list text:style-name="a2550">
              <text:list-item>
                <text:list text:style-name="a2550">
                  <text:list-item>
                    <text:p text:style-name="a2549" text:class-names="" text:cond-style-name="" text:id="id411"><text:span text:style-name="a2545" text:class-names="">Essentially there<text:s text:c="1"/></text:span><text:span text:style-name="a2546" text:class-names="">willl</text:span><text:span text:style-name="a2547" text:class-names=""><text:s text:c="1"/>be a fork() and exec("./try", ..."</text:span><text:span text:style-name="a2548" text:class-names="">)</text:span></text:p>
                  </text:list-item>
                </text:list>
              </text:list-item>
            </text:list>
            <text:list text:style-name="a2554">
              <text:list-item>
                <text:list text:style-name="a2554">
                  <text:list-item>
                    <text:p text:style-name="a2553" text:class-names="" text:cond-style-name="" text:id="id412"><text:span text:style-name="a2551" text:class-names="">So the<text:s text:c="1"/></text:span><text:span text:style-name="a2552" text:class-names="">kernel has to read the file "./try" and understand it.</text:span></text:p>
                  </text:list-item>
                </text:list>
              </text:list-item>
            </text:list>
            <text:list text:style-name="a2557">
              <text:list-item>
                <text:list text:style-name="a2557">
                  <text:list-item>
                    <text:p text:style-name="a2556" text:class-names="" text:cond-style-name="" text:id="id413"><text:span text:style-name="a2555" text:class-names="">So each kernel will demand it's own object code file format.</text:span></text:p>
                  </text:list-item>
                </text:list>
              </text:list-item>
            </text:list>
            <text:list text:style-name="a2561">
              <text:list-item>
                <text:list text:style-name="a2561">
                  <text:list-item>
                    <text:p text:style-name="a2560" text:class-names="" text:cond-style-name="" text:id="id414"><text:span text:style-name="a2558" text:class-names="">Hence<text:s text:c="1"/></text:span><text:span text:style-name="a2559" text:class-names="">ELF, EXE, etc. Formats</text:span></text:p>
                  </text:list-item>
                </text:list>
              </text:list-item>
            </text:list>
            <text:list text:style-name="a2567">
              <text:list-item>
                <text:p text:style-name="a2566" text:class-names="" text:cond-style-name="" text:id="id415"><text:span text:style-name="a2562" text:class-names="">ELF is used not only for executable (complete machine code) programs, but also for partially compiled files<text:s text:c="1"/></text:span><text:span text:style-name="a2563" text:class-names="">e.g.<text:s text:c="1"/></text:span><text:span text:style-name="a2564" text:class-names="">main.o</text:span><text:span text:style-name="a2565" text:class-names=""><text:s text:c="1"/>and library files like libc.so.6</text:span></text:p>
              </text:list-item>
            </text:list>
            <text:list text:style-name="a2572">
              <text:list-item>
                <text:p text:style-name="a2571" text:class-names="" text:cond-style-name="" text:id="id416"><text:span text:style-name="a2568" text:class-names="">What is<text:s text:c="1"/></text:span><text:span text:style-name="a2569" text:class-names="">a.out</text:span><text:span text:style-name="a2570" text:class-names="">?</text:span></text:p>
              </text:list-item>
            </text:list>
            <text:list text:style-name="a2581">
              <text:list-item>
                <text:list text:style-name="a2581">
                  <text:list-item>
                    <text:p text:style-name="a2580" text:class-names="" text:cond-style-name="" text:id="id417"><text:span text:style-name="a2573" text:class-names="">"</text:span><text:span text:style-name="a2574" text:class-names="">a.out</text:span><text:span text:style-name="a2575" text:class-names="">" was the name of a format used on<text:s text:c="1"/></text:span><text:span text:style-name="a2576" text:class-names="">earleir</text:span><text:span text:style-name="a2577" text:class-names=""><text:s text:c="1"/></text:span><text:span text:style-name="a2578" text:class-names="">Unixes</text:span><text:span text:style-name="a2579" text:class-names="">.</text:span></text:p>
                  </text:list-item>
                </text:list>
              </text:list-item>
            </text:list>
            <text:list text:style-name="a2587">
              <text:list-item>
                <text:list text:style-name="a2587">
                  <text:list-item>
                    <text:p text:style-name="a2586" text:class-names="" text:cond-style-name="" text:id="id418"><text:span text:style-name="a2582" text:class-names="">It so happened that the early compiler writers, also created<text:s text:c="1"/></text:span><text:span text:style-name="a2583" text:class-names="">executable with default name '</text:span><text:span text:style-name="a2584" text:class-names="">a.out</text:span><text:span text:style-name="a2585" text:class-names="">'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0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0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1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1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1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1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1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1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1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1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18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2594">
          <draw:frame draw:id="id420" draw:style-name="a2591" draw:name="Slide Number Placeholder 6" svg:x="4.67953in" svg:y="11.10827in" svg:width="3.5878in" svg:height="0.58425in">
            <draw:text-box>
              <text:p text:style-name="a2590" text:class-names="" text:cond-style-name=""><text:span text:style-name="a2589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8993in" svg:height="4.38368in" presentation:class="page" draw:id="id421" presentation:style-name="a2592" draw:name="Slide Image Placeholder 1">
            <svg:title/>
            <svg:desc/>
          </draw:page-thumbnail>
          <draw:frame draw:id="id422" presentation:style-name="a259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2595" draw:master-page-name="Master2-Layout7-blank-Blank" presentation:presentation-page-layout-name="Master2-PPL7" draw:id="Slide-269">
        <draw:frame draw:id="id423" presentation:style-name="a2598" draw:name="Title 1" svg:x="0.3937in" svg:y="0.3937in" svg:width="10.23622in" svg:height="0.98425in" presentation:class="title" presentation:placeholder="false">
          <draw:text-box>
            <text:p text:style-name="a2597" text:class-names="" text:cond-style-name=""><text:span text:style-name="a2596" text:class-names="">Utilities to play with object code files</text:span></text:p>
          </draw:text-box>
          <svg:title/>
          <svg:desc/>
        </draw:frame>
        <draw:frame draw:id="id433" presentation:style-name="a2634" draw:name="Text Placeholder 2" svg:x="0.3937in" svg:y="1.65354in" svg:width="4.89882in" svg:height="5.11811in" presentation:class="outline" presentation:placeholder="false">
          <draw:text-box>
            <text:list text:style-name="a2601">
              <text:list-item>
                <text:p text:style-name="a2600" text:class-names="" text:cond-style-name="" text:id="id424"><text:span text:style-name="a2599" text:class-names="">objdump</text:span></text:p>
              </text:list-item>
            </text:list>
            <text:list text:style-name="a2604">
              <text:list-item>
                <text:list text:style-name="a2604">
                  <text:list-item>
                    <text:p text:style-name="a2603" text:class-names="" text:cond-style-name="" text:id="id425"><text:span text:style-name="a2602" text:class-names="">$ objdump -D -x /bin/ls</text:span></text:p>
                  </text:list-item>
                </text:list>
              </text:list-item>
            </text:list>
            <text:list text:style-name="a2608">
              <text:list-item>
                <text:list text:style-name="a2608">
                  <text:list-item>
                    <text:p text:style-name="a2607" text:class-names="" text:cond-style-name="" text:id="id426"><text:span text:style-name="a2605" text:class-names="">Shows<text:s text:c="1"/></text:span><text:span text:style-name="a2606" text:class-names="">all disassembled machine instructions and “headers”</text:span></text:p>
                  </text:list-item>
                </text:list>
              </text:list-item>
            </text:list>
            <text:list text:style-name="a2612">
              <text:list-item>
                <text:p text:style-name="a2611" text:class-names="" text:cond-style-name="" text:id="id427"><text:span text:style-name="a2609" text:class-names="">hexdump</text:span><text:span text:style-name="a2610" text:class-names=""/></text:p>
              </text:list-item>
            </text:list>
            <text:list text:style-name="a2619">
              <text:list-item>
                <text:list text:style-name="a2619">
                  <text:list-item>
                    <text:p text:style-name="a2618" text:class-names="" text:cond-style-name="" text:id="id428"><text:span text:style-name="a2613" text:class-names="">$<text:s text:c="1"/></text:span><text:span text:style-name="a2614" text:class-names="">hexdump</text:span><text:span text:style-name="a2615" text:class-names=""><text:s text:c="1"/>/</text:span><text:span text:style-name="a2616" text:class-names="">bin/</text:span><text:span text:style-name="a2617" text:class-names="">ls</text:span></text:p>
                  </text:list-item>
                </text:list>
              </text:list-item>
            </text:list>
            <text:list text:style-name="a2623">
              <text:list-item>
                <text:list text:style-name="a2623">
                  <text:list-item>
                    <text:p text:style-name="a2622" text:class-names="" text:cond-style-name="" text:id="id429"><text:span text:style-name="a2620" text:class-names="">Just shows the<text:s text:c="1"/></text:span><text:span text:style-name="a2621" text:class-names="">file in hexadecimal</text:span></text:p>
                  </text:list-item>
                </text:list>
              </text:list-item>
            </text:list>
            <text:list text:style-name="a2627">
              <text:list-item>
                <text:p text:style-name="a2626" text:class-names="" text:cond-style-name="" text:id="id430"><text:span text:style-name="a2624" text:class-names="">readelf</text:span><text:span text:style-name="a2625" text:class-names=""/></text:p>
              </text:list-item>
            </text:list>
            <text:list text:style-name="a2630">
              <text:list-item>
                <text:list text:style-name="a2630">
                  <text:list-item>
                    <text:p text:style-name="a2629" text:class-names="" text:cond-style-name="" text:id="id431"><text:span text:style-name="a2628" text:class-names="">Alternative to objdump</text:span></text:p>
                  </text:list-item>
                </text:list>
              </text:list-item>
            </text:list>
            <text:list text:style-name="a2633">
              <text:list-item>
                <text:p text:style-name="a2632" text:class-names="" text:cond-style-name="" text:id="id432"><text:span text:style-name="a2631" text:class-names=""/></text:p>
              </text:list-item>
            </text:list>
          </draw:text-box>
          <svg:title/>
          <svg:desc/>
        </draw:frame>
        <draw:frame draw:id="id443" presentation:style-name="a2687" draw:name="Text Placeholder 3" svg:x="5.5378in" svg:y="1.65354in" svg:width="4.89882in" svg:height="5.11811in" presentation:class="outline" presentation:placeholder="false">
          <draw:text-box>
            <text:list text:style-name="a2638">
              <text:list-item>
                <text:p text:style-name="a2637" text:class-names="" text:cond-style-name="" text:id="id434"><text:span text:style-name="a2635" text:class-names="">ar</text:span><text:span text:style-name="a2636" text:class-names=""/></text:p>
              </text:list-item>
            </text:list>
            <text:list text:style-name="a2642">
              <text:list-item>
                <text:list text:style-name="a2642">
                  <text:list-item>
                    <text:p text:style-name="a2641" text:class-names="" text:cond-style-name="" text:id="id435"><text:span text:style-name="a2639" text:class-names="">To<text:s text:c="1"/></text:span><text:span text:style-name="a2640" text:class-names="">create a “statically linked” library file</text:span></text:p>
                  </text:list-item>
                </text:list>
              </text:list-item>
            </text:list>
            <text:list text:style-name="a2655">
              <text:list-item>
                <text:list text:style-name="a2655">
                  <text:list-item>
                    <text:p text:style-name="a2654" text:class-names="" text:cond-style-name="" text:id="id436"><text:span text:style-name="a2643" text:class-names="">$<text:s text:c="1"/></text:span><text:span text:style-name="a2644" text:class-names="">ar</text:span><text:span text:style-name="a2645" text:class-names=""><text:s text:c="1"/>-</text:span><text:span text:style-name="a2646" text:class-names="">crs</text:span><text:span text:style-name="a2647" text:class-names=""><text:s text:c="1"/></text:span><text:span text:style-name="a2648" text:class-names="">libmine.a</text:span><text:span text:style-name="a2649" text:class-names=""><text:s text:c="1"/></text:span><text:span text:style-name="a2650" text:class-names="">one.o</text:span><text:span text:style-name="a2651" text:class-names=""><text:s text:c="1"/></text:span><text:span text:style-name="a2652" text:class-names="">two.o</text:span><text:span text:style-name="a2653" text:class-names=""/></text:p>
                  </text:list-item>
                </text:list>
              </text:list-item>
            </text:list>
            <text:list text:style-name="a2661">
              <text:list-item>
                <text:p text:style-name="a2660" text:class-names="" text:cond-style-name="" text:id="id437"><text:span text:style-name="a2656" text:class-names="">G</text:span><text:span text:style-name="a2657" text:class-names="">cc<text:s text:c="1"/></text:span><text:span text:style-name="a2658" text:class-names="">to<text:s text:c="1"/></text:span><text:span text:style-name="a2659" text:class-names="">create shared library</text:span></text:p>
              </text:list-item>
            </text:list>
            <text:list text:style-name="a2666">
              <text:list-item>
                <text:list text:style-name="a2666">
                  <text:list-item>
                    <text:p text:style-name="a2665" text:class-names="" text:cond-style-name="" text:id="id438"><text:span text:style-name="a2662" text:class-names="">$ gcc<text:s text:c="1"/></text:span><text:span text:style-name="a2663" text:class-names="">hello.o</text:span><text:span text:style-name="a2664" text:class-names=""><text:s text:c="1"/>-shared -o libhello.so</text:span></text:p>
                  </text:list-item>
                </text:list>
              </text:list-item>
            </text:list>
            <text:list text:style-name="a2672">
              <text:list-item>
                <text:p text:style-name="a2671" text:class-names="" text:cond-style-name="" text:id="id439"><text:span text:style-name="a2667" text:class-names="">To see<text:s text:c="1"/></text:span><text:span text:style-name="a2668" text:class-names="">how gcc invokes as,<text:s text:c="1"/></text:span><text:span text:style-name="a2669" text:class-names="">ld</text:span><text:span text:style-name="a2670" text:class-names="">, etc; do this</text:span></text:p>
              </text:list-item>
            </text:list>
            <text:list text:style-name="a2678">
              <text:list-item>
                <text:list text:style-name="a2678">
                  <text:list-item>
                    <text:p text:style-name="a2677" text:class-names="" text:cond-style-name="" text:id="id440"><text:span text:style-name="a2673" text:class-names="">$ gcc -v <text:s text:c="1"/></text:span><text:span text:style-name="a2674" text:class-names="">hello.c</text:span><text:span text:style-name="a2675" text:class-names=""><text:s text:c="1"/></text:span><text:span text:style-name="a2676" text:class-names="">-o hello</text:span></text:p>
                  </text:list-item>
                </text:list>
              </text:list-item>
            </text:list>
            <text:list text:style-name="a2683">
              <text:list-item>
                <text:list text:style-name="a2683">
                  <text:list-item>
                    <text:p text:style-name="a2682" text:class-names="" text:cond-style-name="" text:id="id441"><text:span text:style-name="a2679" text:class-names="">/*<text:s text:c="1"/></text:span><text:span text:style-name="a2680" text:class-names=""><text:a xlink:href="https://stackoverflow.com/questions/1170809/how-to-get-gcc-linker-command" text:style-name="" text:visited-style-name="">https://stackoverflow.com/questions/1170809/how-to-get-gcc-linker-command</text:a></text:span><text:span text:style-name="a2681" text:class-names=""><text:s text:c="1"/>*/</text:span></text:p>
                  </text:list-item>
                </text:list>
              </text:list-item>
            </text:list>
            <text:list text:style-name="a2686">
              <text:list-item>
                <text:p text:style-name="a2685" text:class-names="" text:cond-style-name="" text:id="id442"><text:span text:style-name="a2684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2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2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2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2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2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2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3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3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3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3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3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3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3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3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4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41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2693">
          <draw:frame draw:id="id444" draw:style-name="a2690" draw:name="Slide Number Placeholder 6" svg:x="4.67953in" svg:y="11.10827in" svg:width="3.5878in" svg:height="0.58425in">
            <draw:text-box>
              <text:p text:style-name="a2689" text:class-names="" text:cond-style-name=""><text:span text:style-name="a2688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8993in" svg:height="4.38368in" presentation:class="page" draw:id="id445" presentation:style-name="a2691" draw:name="Slide Image Placeholder 1">
            <svg:title/>
            <svg:desc/>
          </draw:page-thumbnail>
          <draw:frame draw:id="id446" presentation:style-name="a269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2694" draw:master-page-name="Master2-Layout7-blank-Blank" presentation:presentation-page-layout-name="Master2-PPL7" draw:id="Slide-270">
        <draw:frame draw:id="id447" presentation:style-name="a2697" draw:name="Title 1" svg:x="0.3937in" svg:y="0.3937in" svg:width="10.23622in" svg:height="0.98425in" presentation:class="title" presentation:placeholder="false">
          <draw:text-box>
            <text:p text:style-name="a2696" text:class-names="" text:cond-style-name=""><text:span text:style-name="a2695" text:class-names="">Linker, Loader, Link-Loader</text:span></text:p>
          </draw:text-box>
          <svg:title/>
          <svg:desc/>
        </draw:frame>
        <draw:frame draw:id="id448" presentation:style-name="a2729" draw:name="Text Placeholder 2" svg:x="0.3937in" svg:y="2.16535in" svg:width="10.03937in" svg:height="3.66142in" presentation:class="outline" presentation:placeholder="false">
          <draw:text-box>
            <text:list text:style-name="a2702">
              <text:list-item>
                <text:p text:style-name="a2701" text:class-names="" text:cond-style-name=""><text:span text:style-name="a2698" text:class-names="">Linker or linkage-editor<text:s text:c="1"/></text:span><text:span text:style-name="a2699" text:class-names="">or</text:span><text:span text:style-name="a2700" text:class-names=""><text:s text:c="1"/>link-editor</text:span></text:p>
              </text:list-item>
            </text:list>
            <text:list text:style-name="a2710">
              <text:list-item>
                <text:list text:style-name="a2710">
                  <text:list-item>
                    <text:p text:style-name="a2709" text:class-names="" text:cond-style-name=""><text:span text:style-name="a2703" text:class-names="">The<text:s text:c="1"/></text:span><text:span text:style-name="a2704" text:class-names="">“</text:span><text:span text:style-name="a2705" text:class-names="">ld</text:span><text:span text:style-name="a2706" text:class-names="">”<text:s text:c="1"/></text:span><text:span text:style-name="a2707" text:class-names="">program. Does<text:s text:c="1"/></text:span><text:span text:style-name="a2708" text:class-names="">linking.</text:span></text:p>
                  </text:list-item>
                </text:list>
              </text:list-item>
            </text:list>
            <text:list text:style-name="a2713">
              <text:list-item>
                <text:p text:style-name="a2712" text:class-names="" text:cond-style-name=""><text:span text:style-name="a2711" text:class-names="">Loader</text:span></text:p>
              </text:list-item>
            </text:list>
            <text:list text:style-name="a2720">
              <text:list-item>
                <text:list text:style-name="a2720">
                  <text:list-item>
                    <text:p text:style-name="a2719" text:class-names="" text:cond-style-name=""><text:span text:style-name="a2714" text:class-names="">The<text:s text:c="1"/></text:span><text:span text:style-name="a2715" text:class-names="">exec().</text:span><text:span text:style-name="a2716" text:class-names=""><text:s text:c="2"/>It<text:s text:c="1"/></text:span><text:span text:style-name="a2717" text:class-names="">loads an executable in the memory</text:span><text:span text:style-name="a2718" text:class-names="">.</text:span></text:p>
                  </text:list-item>
                </text:list>
              </text:list-item>
            </text:list>
            <text:list text:style-name="a2723">
              <text:list-item>
                <text:p text:style-name="a2722" text:class-names="" text:cond-style-name=""><text:span text:style-name="a2721" text:class-names="">Link-Loader</text:span></text:p>
              </text:list-item>
            </text:list>
            <text:list text:style-name="a2728">
              <text:list-item>
                <text:list text:style-name="a2728">
                  <text:list-item>
                    <text:p text:style-name="a2727" text:class-names="" text:cond-style-name=""><text:span text:style-name="a2724" text:class-names="">Often the<text:s text:c="1"/></text:span><text:span text:style-name="a2725" text:class-names="">linker is called link-loader<text:s text:c="1"/></text:span><text:span text:style-name="a2726" text:class-names="">in literature. Because where were days when the linker and loader’s jobs were quite over-lapping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735">
          <draw:frame draw:id="id449" draw:style-name="a2732" draw:name="Slide Number Placeholder 6" svg:x="4.67953in" svg:y="11.10827in" svg:width="3.5878in" svg:height="0.58425in">
            <draw:text-box>
              <text:p text:style-name="a2731" text:class-names="" text:cond-style-name=""><text:span text:style-name="a2730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8993in" svg:height="4.38368in" presentation:class="page" draw:id="id450" presentation:style-name="a2733" draw:name="Slide Image Placeholder 1">
            <svg:title/>
            <svg:desc/>
          </draw:page-thumbnail>
          <draw:frame draw:id="id451" presentation:style-name="a273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2736" draw:master-page-name="Master2-Layout7-blank-Blank" presentation:presentation-page-layout-name="Master2-PPL7" draw:id="Slide-271">
        <draw:frame draw:id="id452" presentation:style-name="a2739" draw:name="Title 1" svg:x="0.3937in" svg:y="0.3937in" svg:width="10.23622in" svg:height="0.98425in" presentation:class="title" presentation:placeholder="false">
          <draw:text-box>
            <text:p text:style-name="a2738" text:class-names="" text:cond-style-name=""><text:span text:style-name="a2737" text:class-names="">Static, dynamic <text:s text:c="1"/>/ linking, loading</text:span></text:p>
          </draw:text-box>
          <svg:title/>
          <svg:desc/>
        </draw:frame>
        <draw:frame draw:id="id460" presentation:style-name="a2767" draw:name="Text Placeholder 2" svg:x="0.3937in" svg:y="1.77165in" svg:width="10.03937in" svg:height="3.66142in" presentation:class="outline" presentation:placeholder="false">
          <draw:text-box>
            <text:list text:style-name="a2743">
              <text:list-item>
                <text:p text:style-name="a2742" text:class-names="" text:cond-style-name="" text:id="id453"><text:span text:style-name="a2740" text:class-names="">Both<text:s text:c="1"/></text:span><text:span text:style-name="a2741" text:class-names="">linking and loading can be</text:span></text:p>
              </text:list-item>
            </text:list>
            <text:list text:style-name="a2746">
              <text:list-item>
                <text:list text:style-name="a2746">
                  <text:list-item>
                    <text:p text:style-name="a2745" text:class-names="" text:cond-style-name="" text:id="id454"><text:span text:style-name="a2744" text:class-names="">Static or dynamic</text:span></text:p>
                  </text:list-item>
                </text:list>
              </text:list-item>
            </text:list>
            <text:list text:style-name="a2749">
              <text:list-item>
                <text:p text:style-name="a2748" text:class-names="" text:cond-style-name="" text:id="id455"><text:span text:style-name="a2747" text:class-names="">More about this when we learn memory management</text:span></text:p>
              </text:list-item>
            </text:list>
            <text:list text:style-name="a2752">
              <text:list-item>
                <text:p text:style-name="a2751" text:class-names="" text:cond-style-name="" text:id="id456"><text:span text:style-name="a2750" text:class-names="">An important fundamental:</text:span></text:p>
              </text:list-item>
            </text:list>
            <text:list text:style-name="a2760">
              <text:list-item>
                <text:list text:style-name="a2760">
                  <text:list-item>
                    <text:p text:style-name="a2759" text:class-names="" text:cond-style-name="" text:id="id457"><text:span text:style-name="a2753" text:class-names="">memory management features of processor</text:span><text:span text:style-name="a2754" text:class-names="">, memory management architecture<text:s text:c="1"/></text:span><text:span text:style-name="a2755" text:class-names="">of kernel</text:span><text:span text:style-name="a2756" text:class-names="">,<text:s text:c="1"/></text:span><text:span text:style-name="a2757" text:class-names="">executable/object-code file format, output of linker and job of loader, <text:s text:c="1"/>are all interdependent and in-separable</text:span><text:span text:style-name="a2758" text:class-names="">.</text:span></text:p>
                  </text:list-item>
                </text:list>
              </text:list-item>
            </text:list>
            <text:list text:style-name="a2763">
              <text:list-item>
                <text:list text:style-name="a2763">
                  <text:list-item>
                    <text:p text:style-name="a2762" text:class-names="" text:cond-style-name="" text:id="id458"><text:span text:style-name="a2761" text:class-names="">They all should fit into each other to make a system work</text:span></text:p>
                  </text:list-item>
                </text:list>
              </text:list-item>
            </text:list>
            <text:list text:style-name="a2766">
              <text:list-item>
                <text:list text:style-name="a2766">
                  <text:list-item>
                    <text:p text:style-name="a2765" text:class-names="" text:cond-style-name="" text:id="id459"><text:span text:style-name="a2764" text:class-names="">That’s why the phrase “system programs”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5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5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5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5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5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5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59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2773">
          <draw:frame draw:id="id461" draw:style-name="a2770" draw:name="Slide Number Placeholder 6" svg:x="4.67953in" svg:y="11.10827in" svg:width="3.5878in" svg:height="0.58425in">
            <draw:text-box>
              <text:p text:style-name="a2769" text:class-names="" text:cond-style-name=""><text:span text:style-name="a2768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8993in" svg:height="4.38368in" presentation:class="page" draw:id="id462" presentation:style-name="a2771" draw:name="Slide Image Placeholder 1">
            <svg:title/>
            <svg:desc/>
          </draw:page-thumbnail>
          <draw:frame draw:id="id463" presentation:style-name="a277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2774" draw:master-page-name="Master2-Layout7-blank-Blank" presentation:presentation-page-layout-name="Master2-PPL7" draw:id="Slide-272">
        <draw:frame draw:id="id464" presentation:style-name="a2777" draw:name="Title 1" svg:x="0.3937in" svg:y="0.3937in" svg:width="10.23622in" svg:height="0.98425in" presentation:class="title" presentation:placeholder="false">
          <draw:text-box>
            <text:p text:style-name="a2776" text:class-names="" text:cond-style-name=""><text:span text:style-name="a2775" text:class-names="">Cross-compiler</text:span></text:p>
          </draw:text-box>
          <svg:title/>
          <svg:desc/>
        </draw:frame>
        <draw:frame draw:id="id470" presentation:style-name="a2799" draw:name="Text Placeholder 2" svg:x="0.3937in" svg:y="1.77165in" svg:width="10.03937in" svg:height="3.66142in" presentation:class="outline" presentation:placeholder="false">
          <draw:text-box>
            <text:list text:style-name="a2780">
              <text:list-item>
                <text:p text:style-name="a2779" text:class-names="" text:cond-style-name="" text:id="id465"><text:span text:style-name="a2778" text:class-names="">Compiler on system-A, but generate object-code file for system-B (target system)</text:span></text:p>
              </text:list-item>
            </text:list>
            <text:list text:style-name="a2786">
              <text:list-item>
                <text:list text:style-name="a2786">
                  <text:list-item>
                    <text:p text:style-name="a2785" text:class-names="" text:cond-style-name="" text:id="id466"><text:span text:style-name="a2781" text:class-names="">E.g.<text:s text:c="1"/></text:span><text:span text:style-name="a2782" text:class-names="">compile</text:span><text:span text:style-name="a2783" text:class-names=""><text:s text:c="1"/></text:span><text:span text:style-name="a2784" text:class-names="">on Ubuntu, but create an EXE for windows</text:span></text:p>
                  </text:list-item>
                </text:list>
              </text:list-item>
            </text:list>
            <text:list text:style-name="a2789">
              <text:list-item>
                <text:p text:style-name="a2788" text:class-names="" text:cond-style-name="" text:id="id467"><text:span text:style-name="a2787" text:class-names="">Normally used when there is no compiler available on target system</text:span></text:p>
              </text:list-item>
            </text:list>
            <text:list text:style-name="a2793">
              <text:list-item>
                <text:list text:style-name="a2793">
                  <text:list-item>
                    <text:p text:style-name="a2792" text:class-names="" text:cond-style-name="" text:id="id468"><text:span text:style-name="a2790" text:class-names="">see<text:s text:c="1"/></text:span><text:span text:style-name="a2791" text:class-names="">gcc -m option</text:span></text:p>
                  </text:list-item>
                </text:list>
              </text:list-item>
            </text:list>
            <text:list text:style-name="a2798">
              <text:list-item>
                <text:p text:style-name="a2797" text:class-names="" text:cond-style-name="" text:id="id469"><text:span text:style-name="a2794" text:class-names="">See<text:s text:c="1"/></text:span><text:span text:style-name="a2795" text:class-names=""><text:a xlink:href="https://wiki.osdev.org/GCC_Cross-Compiler" text:style-name="" text:visited-style-name="">https://wiki.osdev.org/GCC_Cross-Compiler</text:a></text:span><text:span text:style-name="a2796" text:class-names=""><text:s text:c="1"/>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6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6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6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6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69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2805">
          <draw:frame draw:id="id471" draw:style-name="a2802" draw:name="Slide Number Placeholder 6" svg:x="4.67953in" svg:y="11.10827in" svg:width="3.5878in" svg:height="0.58425in">
            <draw:text-box>
              <text:p text:style-name="a2801" text:class-names="" text:cond-style-name=""><text:span text:style-name="a2800" text:class-names=""><text:page-number style:num-format="1" text:fixed="false"/></text:span></text:p>
            </draw:text-box>
            <svg:title/>
            <svg:desc/>
          </draw:frame>
          <draw:page-thumbnail draw:page-number="17" svg:x="0.23785in" svg:y="0.88889in" svg:width="7.78993in" svg:height="4.38368in" presentation:class="page" draw:id="id472" presentation:style-name="a2803" draw:name="Slide Image Placeholder 1">
            <svg:title/>
            <svg:desc/>
          </draw:page-thumbnail>
          <draw:frame draw:id="id473" presentation:style-name="a280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2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2" style:display-name="Title and Content">
      <presentation:placeholder presentation:object="title" svg:x="0.3937in" svg:y="0.3937in" svg:width="10.23622in" svg:height="0.98425in"/>
      <presentation:placeholder presentation:object="object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4" style:display-name="Two Content">
      <presentation:placeholder presentation:object="title" svg:x="0.3937in" svg:y="0.3937in" svg:width="10.23622in" svg:height="0.98425in"/>
      <presentation:placeholder presentation:object="object" svg:x="0.3941in" svg:y="2.16493in" svg:width="4.93576in" svg:height="5.11806in"/>
      <presentation:placeholder presentation:object="object" svg:x="5.49653in" svg:y="2.16493in" svg:width="4.93576in" svg:height="5.11806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6" style:display-name="Title Only">
      <presentation:placeholder presentation:object="title" svg:x="0.3937in" svg:y="0.3937in" svg:width="10.23622in" svg:height="0.9842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7" style:display-name="Blank"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0" style:display-name="Title and Vertical Text">
      <presentation:placeholder presentation:object="title" svg:x="0.3937in" svg:y="0.3937in" svg:width="10.23622in" svg:height="0.98425in"/>
      <presentation:placeholder presentation:object="outline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1" style:display-name="Vertical Title and Text">
      <presentation:placeholder presentation:object="title" svg:x="8.07118in" svg:y="0.3941in" svg:width="2.55903in" svg:height="6.88889in"/>
      <presentation:placeholder presentation:object="outline" svg:x="0.3941in" svg:y="0.3941in" svg:width="7.51042in" svg:height="6.88889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3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3-PPL2" style:display-name="Title and Content">
      <presentation:placeholder presentation:object="title" svg:x="0.3937in" svg:y="2.7311in" svg:width="10.23622in" svg:height="0.73819in"/>
      <presentation:placeholder presentation:object="object" svg:x="0.59055in" svg:y="3.83858in" svg:width="10.03937in" svg:height="2.06693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3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3-PPL4" style:display-name="Two Content">
      <presentation:placeholder presentation:object="title" svg:x="0.3937in" svg:y="2.7311in" svg:width="10.23622in" svg:height="0.73819in"/>
      <presentation:placeholder presentation:object="object" svg:x="0.59028in" svg:y="3.83854in" svg:width="4.93576in" svg:height="2.06771in"/>
      <presentation:placeholder presentation:object="object" svg:x="5.69271in" svg:y="3.83854in" svg:width="4.9375in" svg:height="2.06771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3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3-PPL6" style:display-name="Title Only">
      <presentation:placeholder presentation:object="title" svg:x="0.3937in" svg:y="2.7311in" svg:width="10.23622in" svg:height="0.73819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3-PPL7" style:display-name="Blank"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3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3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3-PPL10" style:display-name="Title and Vertical Text">
      <presentation:placeholder presentation:object="title" svg:x="0.3937in" svg:y="2.7311in" svg:width="10.23622in" svg:height="0.73819in"/>
      <presentation:placeholder presentation:object="outline" svg:x="0.59055in" svg:y="3.83858in" svg:width="10.03937in" svg:height="2.06693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3-PPL11" style:display-name="Vertical Title and Text">
      <presentation:placeholder presentation:object="title" svg:x="8.07118in" svg:y="2.7309in" svg:width="2.55903in" svg:height="3.17535in"/>
      <presentation:placeholder presentation:object="outline" svg:x="0.3941in" svg:y="2.7309in" svg:width="7.51042in" svg:height="3.17535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2160" svg:viewBox="0 0 20 30" svg:d="m10 0-10 30h20z"/>
    <draw:marker draw:name="a2156" svg:viewBox="0 0 20 30" svg:d="m10 0-10 30h20z"/>
    <draw:marker draw:name="a2168" svg:viewBox="0 0 20 30" svg:d="m10 0-10 30h20z"/>
    <draw:marker draw:name="a2095" svg:viewBox="0 0 20 30" svg:d="m10 0-10 30h20z"/>
    <draw:marker draw:name="a2026" svg:viewBox="0 0 20 30" svg:d="m10 0-10 30h20z"/>
    <draw:marker draw:name="a2164" svg:viewBox="0 0 20 30" svg:d="m10 0-10 30h20z"/>
    <draw:marker draw:name="a2022" svg:viewBox="0 0 20 30" svg:d="m10 0-10 30h20z"/>
    <draw:marker draw:name="a2099" svg:viewBox="0 0 20 30" svg:d="m10 0-10 30h20z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8">
      <style:paragraph-properties fo:line-height="100%" fo:text-align="center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31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draw:fill="none" draw:stroke="non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03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draw:fill="none" draw:stroke="non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3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draw:fill="none" draw:stroke="none"/>
    </style:style>
    <style:style style:family="paragraph" style:name="a15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0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02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draw:fill="none" draw:stroke="non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154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71">
      <style:graphic-properties draw:fill="none" draw:stroke="none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2">
      <style:graphic-properties draw:fill="none" draw:stroke="non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draw:fill="none" draw:stroke="non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1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73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55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75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87">
      <style:graphic-properties draw:fill="none" draw:stroke="none"/>
    </style:style>
    <style:style style:family="presentation" style:name="a9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76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67">
      <style:graphic-properties draw:fill="none" draw:stroke="none"/>
    </style:style>
    <style:style style:family="paragraph" style:name="a569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draw:fill="none" draw:stroke="non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draw:fill="none" draw:stroke="none"/>
    </style:style>
    <style:style style:family="paragraph" style:name="a1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draw:fill="none" draw:stroke="non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8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3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59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79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4">
      <style:graphic-properties draw:fill="none" draw:stroke="none"/>
    </style:style>
    <style:style style:family="paragraph" style:name="a1793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7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draw:fill="none" draw:stroke="non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94">
      <style:graphic-properties draw:fill="none" draw:stroke="non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draw:fill="none" draw:stroke="non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0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9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58">
      <style:graphic-properties draw:fill="none" draw:stroke="non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0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31">
      <style:graphic-properties draw:fill="none" draw:stroke="non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0">
      <style:graphic-properties draw:fill="none" draw:stroke="non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8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6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3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3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6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6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8">
      <style:graphic-properties draw:fill="none" draw:stroke="non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2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1">
      <style:graphic-properties draw:fill="none" draw:stroke="non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7">
      <style:graphic-properties draw:fill="none" draw:stroke="non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81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9">
      <style:graphic-properties draw:fill="none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4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7">
      <style:graphic-properties draw:fill="none" draw:stroke="non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6">
      <style:graphic-properties draw:fill="none" draw:stroke="none"/>
    </style:style>
    <style:style style:family="paragraph" style:name="a1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660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draw:fill="none" draw:stroke="none"/>
    </style:style>
    <style:style style:family="paragraph" style:name="a18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4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4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3">
      <style:graphic-properties draw:fill="none" draw:stroke="non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26">
      <style:graphic-properties draw:fill="none" draw:stroke="non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draw:fill="none" draw:stroke="none"/>
    </style:style>
    <style:style style:family="presentation" style:name="a16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9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09">
      <style:graphic-properties draw:fill="none" draw:stroke="non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Alizarin" style:page-layout-name="pageLayout1" draw:style-name="a552">
      <draw:custom-shape svg:x="0in" svg:y="0.19685in" svg:width="10.62992in" svg:height="1.37795in" draw:id="id69" draw:style-name="a555" draw:name="Freeform: Shape 1">
        <svg:title/>
        <svg:desc/>
        <text:p text:style-name="a554" text:class-names="" text:cond-style-name=""><text:span text:style-name="a55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70" draw:style-name="a558" draw:name="Freeform: Shape 2">
        <svg:title/>
        <svg:desc/>
        <text:p text:style-name="a557" text:class-names="" text:cond-style-name=""><text:span text:style-name="a5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71" draw:style-name="a561" draw:name="Freeform: Shape 3">
        <svg:title/>
        <svg:desc/>
        <text:p text:style-name="a560" text:class-names="" text:cond-style-name=""><text:span text:style-name="a55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72" draw:style-name="a564" draw:name="Freeform: Shape 4">
        <svg:title/>
        <svg:desc/>
        <text:p text:style-name="a563" text:class-names="" text:cond-style-name=""><text:span text:style-name="a56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3" presentation:style-name="a567" draw:name="Title Placeholder 5" svg:x="0.3937in" svg:y="0.3937in" svg:width="10.23622in" svg:height="0.98425in" presentation:class="title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74" presentation:style-name="a584" draw:name="Text Placeholder 6" svg:x="0.3937in" svg:y="2.16535in" svg:width="10.03937in" svg:height="5.11811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Click to edit Master text styles</text:span></text:p>
            </text:list-item>
          </text:list>
          <text:list text:style-name="a573">
            <text:list-item>
              <text:list text:style-name="a573">
                <text:list-item>
                  <text:p text:style-name="a572" text:class-names="" text:cond-style-name=""><text:span text:style-name="a571" text:class-names="">Second level</text:span></text:p>
                </text:list-item>
              </text:list>
            </text:list-item>
          </text:list>
          <text:list text:style-name="a576">
            <text:list-item>
              <text:list text:style-name="a576">
                <text:list-item>
                  <text:list text:style-name="a576">
                    <text:list-item>
                      <text:p text:style-name="a575" text:class-names="" text:cond-style-name=""><text:span text:style-name="a574" text:class-names="">Third level</text:span></text:p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p text:style-name="a578" text:class-names="" text:cond-style-name=""><text:span text:style-name="a5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list text:style-name="a583">
                            <text:list-item>
                              <text:p text:style-name="a582" text:class-names="" text:cond-style-name=""><text:span text:style-name="a580" text:class-names="">Fifth level</text:span><text:span text:style-name="a5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587" draw:name="Date Placeholder 7" svg:x="8.26772in" svg:y="7.48031in" svg:width="2.55906in" svg:height="0.57047in" presentation:class="date-time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76" presentation:style-name="a590" draw:name="Footer Placeholder 8" svg:x="1.1811in" svg:y="7.48031in" svg:width="3.54331in" svg:height="0.59055in" presentation:class="footer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draw:frame draw:id="id77" presentation:style-name="a593" draw:name="Slide Number Placeholder 9" svg:x="0.19685in" svg:y="7.48031in" svg:width="0.59055in" svg:height="0.59055in" presentation:class="page-number" presentation:placeholder="false">
        <draw:text-box>
          <text:p text:style-name="a592" text:class-names="" text:cond-style-name=""><text:span text:style-name="a591" text:class-names=""><text:page-number style:num-format="1" text:fixed="false"/></text:span></text:p>
        </draw:text-box>
        <svg:title/>
        <svg:desc/>
      </draw:frame>
      <presentation:notes style:page-layout-name="pageLayout2" draw:style-name="a610">
        <draw:page-thumbnail svg:x="0.23622in" svg:y="0.88858in" svg:width="7.79449in" svg:height="4.38425in" presentation:class="page" draw:id="id5" presentation:style-name="a594" draw:name="Slide Image Placeholder 1">
          <svg:title/>
          <svg:desc/>
        </draw:page-thumbnail>
        <draw:frame draw:id="id6" presentation:style-name="a597" draw:name="Notes Placeholder 2" svg:x="0.82677in" svg:y="5.55394in" svg:width="6.61378in" svg:height="5.26142in" presentation:class="notes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7" presentation:style-name="a600" draw:name="Header Placeholder 3" svg:x="0in" svg:y="0in" svg:width="3.5878in" svg:height="0.58425in" presentation:class="header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8" presentation:style-name="a603" draw:name="Date Placeholder 4" svg:x="4.67953in" svg:y="0in" svg:width="3.5878in" svg:height="0.58425in" presentation:class="date-time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9" presentation:style-name="a606" draw:name="Footer Placeholder 5" svg:x="0in" svg:y="11.10827in" svg:width="3.5878in" svg:height="0.58425in" presentation:class="footer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10" presentation:style-name="a609" draw:name="Slide Number Placeholder 6" svg:x="4.67953in" svg:y="11.10827in" svg:width="3.5878in" svg:height="0.58425in" presentation:class="page-number" presentation:placeholder="false">
          <draw:text-box>
            <text:p text:style-name="a608" text:class-names="" text:cond-style-name=""><text:span text:style-name="a6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11">
      <draw:custom-shape svg:x="0in" svg:y="0.19685in" svg:width="10.62992in" svg:height="1.37795in" draw:id="id78" draw:layer="Master2-bg" draw:style-name="a614" draw:name="Freeform: Shape 6">
        <svg:title/>
        <svg:desc/>
        <text:p text:style-name="a613" text:class-names="" text:cond-style-name=""><text:span text:style-name="a61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79" draw:layer="Master2-bg" draw:style-name="a617" draw:name="Freeform: Shape 7">
        <svg:title/>
        <svg:desc/>
        <text:p text:style-name="a616" text:class-names="" text:cond-style-name=""><text:span text:style-name="a61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80" draw:layer="Master2-bg" draw:style-name="a620" draw:name="Freeform: Shape 8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81" draw:layer="Master2-bg" draw:style-name="a623" draw:name="Freeform: Shape 9">
        <svg:title/>
        <svg:desc/>
        <text:p text:style-name="a622" text:class-names="" text:cond-style-name=""><text:span text:style-name="a62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2" presentation:style-name="a627" draw:name="Title 1" svg:x="1.37847in" svg:y="1.01563in" svg:width="8.26736in" svg:height="2.15799in" presentation:class="title" presentation:placeholder="false">
        <draw:text-box>
          <text:p text:style-name="a626" text:class-names="" text:cond-style-name=""><text:span text:style-name="a624" text:class-names="">Click to edit Master title style</text:span><text:span text:style-name="a625" text:class-names=""/></text:p>
        </draw:text-box>
        <svg:title/>
        <svg:desc/>
      </draw:frame>
      <draw:frame draw:id="id83" presentation:style-name="a631" draw:name="Subtitle 2" svg:x="1.37847in" svg:y="3.25694in" svg:width="8.26736in" svg:height="1.49826in" presentation:class="subtitle" presentation:placeholder="false">
        <draw:text-box>
          <text:p text:style-name="a630" text:class-names="" text:cond-style-name=""><text:span text:style-name="a628" text:class-names="">Click to edit Master subtitle style</text:span><text:span text:style-name="a629" text:class-names=""/></text:p>
        </draw:text-box>
        <svg:title/>
        <svg:desc/>
      </draw:frame>
      <draw:frame draw:id="id84" presentation:style-name="a634" draw:name="Date Placeholder 3" svg:x="8.26772in" svg:y="7.48031in" svg:width="2.55906in" svg:height="0.57047in" presentation:class="date-time" presentation:placeholder="false">
        <draw:text-box>
          <text:p text:style-name="a633" text:class-names="" text:cond-style-name=""><text:span text:style-name="a632" text:class-names=""/></text:p>
        </draw:text-box>
        <svg:title/>
        <svg:desc/>
      </draw:frame>
      <draw:frame draw:id="id85" presentation:style-name="a637" draw:name="Footer Placeholder 4" svg:x="1.1811in" svg:y="7.48031in" svg:width="3.54331in" svg:height="0.59055in" presentation:class="footer" presentation:placeholder="false">
        <draw:text-box>
          <text:p text:style-name="a636" text:class-names="" text:cond-style-name=""><text:span text:style-name="a635" text:class-names=""/></text:p>
        </draw:text-box>
        <svg:title/>
        <svg:desc/>
      </draw:frame>
      <draw:frame draw:id="id86" presentation:style-name="a641" draw:name="Slide Number Placeholder 5" svg:x="0.19685in" svg:y="7.48031in" svg:width="0.59055in" svg:height="0.59055in" presentation:class="page-number" presentation:placeholder="false">
        <draw:text-box>
          <text:p text:style-name="a640" text:class-names="" text:cond-style-name=""><text:span text:style-name="a638" text:class-names=""><text:page-number style:num-format="1" text:fixed="false"/></text:span><text:span text:style-name="a639" text:class-names=""/></text:p>
        </draw:text-box>
        <svg:title/>
        <svg:desc/>
      </draw:frame>
      <presentation:notes style:page-layout-name="pageLayout2" draw:style-name="a658">
        <draw:page-thumbnail svg:x="0.23622in" svg:y="0.88858in" svg:width="7.79449in" svg:height="4.38425in" presentation:class="page" draw:id="id5" presentation:style-name="a642" draw:name="Slide Image Placeholder 1">
          <svg:title/>
          <svg:desc/>
        </draw:page-thumbnail>
        <draw:frame draw:id="id6" presentation:style-name="a645" draw:name="Notes Placeholder 2" svg:x="0.82677in" svg:y="5.55394in" svg:width="6.61378in" svg:height="5.26142in" presentation:class="notes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7" presentation:style-name="a648" draw:name="Header Placeholder 3" svg:x="0in" svg:y="0in" svg:width="3.5878in" svg:height="0.58425in" presentation:class="header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8" presentation:style-name="a651" draw:name="Date Placeholder 4" svg:x="4.67953in" svg:y="0in" svg:width="3.5878in" svg:height="0.58425in" presentation:class="date-time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9" presentation:style-name="a654" draw:name="Footer Placeholder 5" svg:x="0in" svg:y="11.10827in" svg:width="3.5878in" svg:height="0.58425in" presentation:class="foot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0" presentation:style-name="a657" draw:name="Slide Number Placeholder 6" svg:x="4.67953in" svg:y="11.10827in" svg:width="3.5878in" svg:height="0.58425in" presentation:class="page-number" presentation:placeholder="false">
          <draw:text-box>
            <text:p text:style-name="a656" text:class-names="" text:cond-style-name=""><text:span text:style-name="a6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59">
      <draw:custom-shape svg:x="0in" svg:y="0.19685in" svg:width="10.62992in" svg:height="1.37795in" draw:id="id87" draw:layer="Master2-bg" draw:style-name="a662" draw:name="Freeform: Shape 6">
        <svg:title/>
        <svg:desc/>
        <text:p text:style-name="a661" text:class-names="" text:cond-style-name=""><text:span text:style-name="a6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88" draw:layer="Master2-bg" draw:style-name="a665" draw:name="Freeform: Shape 7">
        <svg:title/>
        <svg:desc/>
        <text:p text:style-name="a664" text:class-names="" text:cond-style-name=""><text:span text:style-name="a6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89" draw:layer="Master2-bg" draw:style-name="a668" draw:name="Freeform: Shape 8">
        <svg:title/>
        <svg:desc/>
        <text:p text:style-name="a667" text:class-names="" text:cond-style-name=""><text:span text:style-name="a66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90" draw:layer="Master2-bg" draw:style-name="a671" draw:name="Freeform: Shape 9">
        <svg:title/>
        <svg:desc/>
        <text:p text:style-name="a670" text:class-names="" text:cond-style-name=""><text:span text:style-name="a6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1" presentation:style-name="a675" draw:name="Title 1" svg:x="0.3937in" svg:y="0.3937in" svg:width="10.23622in" svg:height="0.98425in" presentation:class="title" presentation:placeholder="false">
        <draw:text-box>
          <text:p text:style-name="a674" text:class-names="" text:cond-style-name=""><text:span text:style-name="a672" text:class-names="">Click to edit Master title style</text:span><text:span text:style-name="a673" text:class-names=""/></text:p>
        </draw:text-box>
        <svg:title/>
        <svg:desc/>
      </draw:frame>
      <draw:frame draw:id="id92" presentation:style-name="a691" draw:name="Content Placeholder 2" svg:x="0.3937in" svg:y="2.16535in" svg:width="10.03937in" svg:height="5.11811in" presentation:class="object" presentation:placeholder="false">
        <draw:text-box>
          <text:p text:style-name="a677" text:class-names="" text:cond-style-name=""><text:span text:style-name="a676" text:class-names="">Click to edit Master text styles</text:span></text:p>
          <text:list text:style-name="a680">
            <text:list-item>
              <text:list text:style-name="a680">
                <text:list-item>
                  <text:p text:style-name="a679" text:class-names="" text:cond-style-name=""><text:span text:style-name="a678" text:class-names="">Second level</text:span></text:p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p text:style-name="a682" text:class-names="" text:cond-style-name=""><text:span text:style-name="a681" text:class-names="">Third level</text:span></text:p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p text:style-name="a685" text:class-names="" text:cond-style-name=""><text:span text:style-name="a6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list text:style-name="a690">
                        <text:list-item>
                          <text:list text:style-name="a690">
                            <text:list-item>
                              <text:p text:style-name="a689" text:class-names="" text:cond-style-name=""><text:span text:style-name="a687" text:class-names="">Fifth level</text:span><text:span text:style-name="a6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694" draw:name="Date Placeholder 3" svg:x="8.26772in" svg:y="7.48031in" svg:width="2.55906in" svg:height="0.57047in" presentation:class="date-time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94" presentation:style-name="a697" draw:name="Footer Placeholder 4" svg:x="1.1811in" svg:y="7.48031in" svg:width="3.54331in" svg:height="0.59055in" presentation:class="footer" presentation:placeholder="false">
        <draw:text-box>
          <text:p text:style-name="a696" text:class-names="" text:cond-style-name=""><text:span text:style-name="a695" text:class-names=""/></text:p>
        </draw:text-box>
        <svg:title/>
        <svg:desc/>
      </draw:frame>
      <draw:frame draw:id="id95" presentation:style-name="a701" draw:name="Slide Number Placeholder 5" svg:x="0.19685in" svg:y="7.48031in" svg:width="0.59055in" svg:height="0.59055in" presentation:class="page-number" presentation:placeholder="false">
        <draw:text-box>
          <text:p text:style-name="a700" text:class-names="" text:cond-style-name=""><text:span text:style-name="a698" text:class-names=""><text:page-number style:num-format="1" text:fixed="false"/></text:span><text:span text:style-name="a699" text:class-names=""/></text:p>
        </draw:text-box>
        <svg:title/>
        <svg:desc/>
      </draw:frame>
      <presentation:notes style:page-layout-name="pageLayout2" draw:style-name="a718">
        <draw:page-thumbnail svg:x="0.23622in" svg:y="0.88858in" svg:width="7.79449in" svg:height="4.38425in" presentation:class="page" draw:id="id5" presentation:style-name="a702" draw:name="Slide Image Placeholder 1">
          <svg:title/>
          <svg:desc/>
        </draw:page-thumbnail>
        <draw:frame draw:id="id6" presentation:style-name="a705" draw:name="Notes Placeholder 2" svg:x="0.82677in" svg:y="5.55394in" svg:width="6.61378in" svg:height="5.26142in" presentation:class="notes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7" presentation:style-name="a708" draw:name="Header Placeholder 3" svg:x="0in" svg:y="0in" svg:width="3.5878in" svg:height="0.58425in" presentation:class="header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8" presentation:style-name="a711" draw:name="Date Placeholder 4" svg:x="4.67953in" svg:y="0in" svg:width="3.5878in" svg:height="0.58425in" presentation:class="date-time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9" presentation:style-name="a714" draw:name="Footer Placeholder 5" svg:x="0in" svg:y="11.10827in" svg:width="3.5878in" svg:height="0.58425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0" presentation:style-name="a717" draw:name="Slide Number Placeholder 6" svg:x="4.67953in" svg:y="11.10827in" svg:width="3.5878in" svg:height="0.58425in" presentation:class="page-number" presentation:placeholder="false">
          <draw:text-box>
            <text:p text:style-name="a716" text:class-names="" text:cond-style-name=""><text:span text:style-name="a7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719">
      <draw:custom-shape svg:x="0in" svg:y="0.19685in" svg:width="10.62992in" svg:height="1.37795in" draw:id="id96" draw:layer="Master2-bg" draw:style-name="a722" draw:name="Freeform: Shape 6">
        <svg:title/>
        <svg:desc/>
        <text:p text:style-name="a721" text:class-names="" text:cond-style-name=""><text:span text:style-name="a7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97" draw:layer="Master2-bg" draw:style-name="a725" draw:name="Freeform: Shape 7">
        <svg:title/>
        <svg:desc/>
        <text:p text:style-name="a724" text:class-names="" text:cond-style-name=""><text:span text:style-name="a72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98" draw:layer="Master2-bg" draw:style-name="a728" draw:name="Freeform: Shape 8">
        <svg:title/>
        <svg:desc/>
        <text:p text:style-name="a727" text:class-names="" text:cond-style-name=""><text:span text:style-name="a72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99" draw:layer="Master2-bg" draw:style-name="a731" draw:name="Freeform: Shape 9">
        <svg:title/>
        <svg:desc/>
        <text:p text:style-name="a730" text:class-names="" text:cond-style-name=""><text:span text:style-name="a72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0" presentation:style-name="a735" draw:name="Title 1" svg:x="0.75174in" svg:y="1.54688in" svg:width="9.50868in" svg:height="2.57812in" presentation:class="title" presentation:placeholder="false">
        <draw:text-box>
          <text:p text:style-name="a734" text:class-names="" text:cond-style-name=""><text:span text:style-name="a732" text:class-names="">Click to edit Master title style</text:span><text:span text:style-name="a733" text:class-names=""/></text:p>
        </draw:text-box>
        <svg:title/>
        <svg:desc/>
      </draw:frame>
      <draw:frame draw:id="id101" presentation:style-name="a739" draw:name="Text Placeholder 2" svg:x="0.75174in" svg:y="4.14931in" svg:width="9.50868in" svg:height="1.35764in" presentation:class="outline" presentation:placeholder="false">
        <draw:text-box>
          <text:list text:style-name="a738">
            <text:list-item>
              <text:p text:style-name="a737" text:class-names="" text:cond-style-name=""><text:span text:style-name="a736" text:class-names="">Click to edit Master text styles</text:span></text:p>
            </text:list-item>
          </text:list>
        </draw:text-box>
        <svg:title/>
        <svg:desc/>
      </draw:frame>
      <draw:frame draw:id="id102" presentation:style-name="a742" draw:name="Date Placeholder 3" svg:x="8.26772in" svg:y="7.48031in" svg:width="2.55906in" svg:height="0.57047in" presentation:class="date-time" presentation:placeholder="false">
        <draw:text-box>
          <text:p text:style-name="a741" text:class-names="" text:cond-style-name=""><text:span text:style-name="a740" text:class-names=""/></text:p>
        </draw:text-box>
        <svg:title/>
        <svg:desc/>
      </draw:frame>
      <draw:frame draw:id="id103" presentation:style-name="a745" draw:name="Footer Placeholder 4" svg:x="1.1811in" svg:y="7.48031in" svg:width="3.54331in" svg:height="0.59055in" presentation:class="footer" presentation:placeholder="false">
        <draw:text-box>
          <text:p text:style-name="a744" text:class-names="" text:cond-style-name=""><text:span text:style-name="a743" text:class-names=""/></text:p>
        </draw:text-box>
        <svg:title/>
        <svg:desc/>
      </draw:frame>
      <draw:frame draw:id="id104" presentation:style-name="a749" draw:name="Slide Number Placeholder 5" svg:x="0.19685in" svg:y="7.48031in" svg:width="0.59055in" svg:height="0.59055in" presentation:class="page-number" presentation:placeholder="false">
        <draw:text-box>
          <text:p text:style-name="a748" text:class-names="" text:cond-style-name=""><text:span text:style-name="a746" text:class-names=""><text:page-number style:num-format="1" text:fixed="false"/></text:span><text:span text:style-name="a747" text:class-names=""/></text:p>
        </draw:text-box>
        <svg:title/>
        <svg:desc/>
      </draw:frame>
      <presentation:notes style:page-layout-name="pageLayout2" draw:style-name="a766">
        <draw:page-thumbnail svg:x="0.23622in" svg:y="0.88858in" svg:width="7.79449in" svg:height="4.38425in" presentation:class="page" draw:id="id5" presentation:style-name="a750" draw:name="Slide Image Placeholder 1">
          <svg:title/>
          <svg:desc/>
        </draw:page-thumbnail>
        <draw:frame draw:id="id6" presentation:style-name="a753" draw:name="Notes Placeholder 2" svg:x="0.82677in" svg:y="5.55394in" svg:width="6.61378in" svg:height="5.26142in" presentation:class="notes" presentation:placeholder="false">
          <draw:text-box>
            <text:p text:style-name="a752" text:class-names="" text:cond-style-name=""><text:span text:style-name="a751" text:class-names=""/></text:p>
          </draw:text-box>
          <svg:title/>
          <svg:desc/>
        </draw:frame>
        <draw:frame draw:id="id7" presentation:style-name="a756" draw:name="Header Placeholder 3" svg:x="0in" svg:y="0in" svg:width="3.5878in" svg:height="0.58425in" presentation:class="header" presentation:placeholder="false">
          <draw:text-box>
            <text:p text:style-name="a755" text:class-names="" text:cond-style-name=""><text:span text:style-name="a754" text:class-names=""/></text:p>
          </draw:text-box>
          <svg:title/>
          <svg:desc/>
        </draw:frame>
        <draw:frame draw:id="id8" presentation:style-name="a759" draw:name="Date Placeholder 4" svg:x="4.67953in" svg:y="0in" svg:width="3.5878in" svg:height="0.58425in" presentation:class="date-time" presentation:placeholder="false">
          <draw:text-box>
            <text:p text:style-name="a758" text:class-names="" text:cond-style-name=""><text:span text:style-name="a757" text:class-names=""/></text:p>
          </draw:text-box>
          <svg:title/>
          <svg:desc/>
        </draw:frame>
        <draw:frame draw:id="id9" presentation:style-name="a762" draw:name="Footer Placeholder 5" svg:x="0in" svg:y="11.10827in" svg:width="3.5878in" svg:height="0.58425in" presentation:class="footer" presentation:placeholder="false">
          <draw:text-box>
            <text:p text:style-name="a761" text:class-names="" text:cond-style-name=""><text:span text:style-name="a760" text:class-names=""/></text:p>
          </draw:text-box>
          <svg:title/>
          <svg:desc/>
        </draw:frame>
        <draw:frame draw:id="id10" presentation:style-name="a765" draw:name="Slide Number Placeholder 6" svg:x="4.67953in" svg:y="11.10827in" svg:width="3.5878in" svg:height="0.58425in" presentation:class="page-number" presentation:placeholder="false">
          <draw:text-box>
            <text:p text:style-name="a764" text:class-names="" text:cond-style-name=""><text:span text:style-name="a7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67">
      <draw:custom-shape svg:x="0in" svg:y="0.19685in" svg:width="10.62992in" svg:height="1.37795in" draw:id="id105" draw:layer="Master2-bg" draw:style-name="a770" draw:name="Freeform: Shape 7">
        <svg:title/>
        <svg:desc/>
        <text:p text:style-name="a769" text:class-names="" text:cond-style-name=""><text:span text:style-name="a76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06" draw:layer="Master2-bg" draw:style-name="a773" draw:name="Freeform: Shape 8">
        <svg:title/>
        <svg:desc/>
        <text:p text:style-name="a772" text:class-names="" text:cond-style-name=""><text:span text:style-name="a77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07" draw:layer="Master2-bg" draw:style-name="a776" draw:name="Freeform: Shape 9">
        <svg:title/>
        <svg:desc/>
        <text:p text:style-name="a775" text:class-names="" text:cond-style-name=""><text:span text:style-name="a77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08" draw:layer="Master2-bg" draw:style-name="a779" draw:name="Freeform: Shape 10">
        <svg:title/>
        <svg:desc/>
        <text:p text:style-name="a778" text:class-names="" text:cond-style-name=""><text:span text:style-name="a77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9" presentation:style-name="a783" draw:name="Title 1" svg:x="0.3937in" svg:y="0.3937in" svg:width="10.23622in" svg:height="0.98425in" presentation:class="title" presentation:placeholder="false">
        <draw:text-box>
          <text:p text:style-name="a782" text:class-names="" text:cond-style-name=""><text:span text:style-name="a780" text:class-names="">Click to edit Master title style</text:span><text:span text:style-name="a781" text:class-names=""/></text:p>
        </draw:text-box>
        <svg:title/>
        <svg:desc/>
      </draw:frame>
      <draw:frame draw:id="id110" presentation:style-name="a799" draw:name="Content Placeholder 2" svg:x="0.3941in" svg:y="2.16493in" svg:width="4.93576in" svg:height="5.11806in" presentation:class="object" presentation:placeholder="false">
        <draw:text-box>
          <text:p text:style-name="a785" text:class-names="" text:cond-style-name=""><text:span text:style-name="a784" text:class-names="">Click to edit Master text styles</text:span></text:p>
          <text:list text:style-name="a788">
            <text:list-item>
              <text:list text:style-name="a788">
                <text:list-item>
                  <text:p text:style-name="a787" text:class-names="" text:cond-style-name=""><text:span text:style-name="a786" text:class-names="">Second level</text:span></text:p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p text:style-name="a790" text:class-names="" text:cond-style-name=""><text:span text:style-name="a789" text:class-names="">Third level</text:span></text:p>
                    </text:list-item>
                  </text:list>
                </text:list-item>
              </text:list>
            </text:list-item>
          </text:list>
          <text:list text:style-name="a794">
            <text:list-item>
              <text:list text:style-name="a794">
                <text:list-item>
                  <text:list text:style-name="a794">
                    <text:list-item>
                      <text:list text:style-name="a794">
                        <text:list-item>
                          <text:p text:style-name="a793" text:class-names="" text:cond-style-name=""><text:span text:style-name="a7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8">
            <text:list-item>
              <text:list text:style-name="a798">
                <text:list-item>
                  <text:list text:style-name="a798">
                    <text:list-item>
                      <text:list text:style-name="a798">
                        <text:list-item>
                          <text:list text:style-name="a798">
                            <text:list-item>
                              <text:p text:style-name="a797" text:class-names="" text:cond-style-name=""><text:span text:style-name="a795" text:class-names="">Fifth level</text:span><text:span text:style-name="a7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815" draw:name="Content Placeholder 3" svg:x="5.49653in" svg:y="2.16493in" svg:width="4.93576in" svg:height="5.11806in" presentation:class="object" presentation:placeholder="false">
        <draw:text-box>
          <text:p text:style-name="a801" text:class-names="" text:cond-style-name=""><text:span text:style-name="a800" text:class-names="">Click to edit Master text styles</text:span></text:p>
          <text:list text:style-name="a804">
            <text:list-item>
              <text:list text:style-name="a804">
                <text:list-item>
                  <text:p text:style-name="a803" text:class-names="" text:cond-style-name=""><text:span text:style-name="a802" text:class-names="">Second level</text:span></text:p>
                </text:list-item>
              </text:list>
            </text:list-item>
          </text:list>
          <text:list text:style-name="a807">
            <text:list-item>
              <text:list text:style-name="a807">
                <text:list-item>
                  <text:list text:style-name="a807">
                    <text:list-item>
                      <text:p text:style-name="a806" text:class-names="" text:cond-style-name=""><text:span text:style-name="a805" text:class-names="">Third level</text:span></text:p>
                    </text:list-item>
                  </text:list>
                </text:list-item>
              </text:list>
            </text:list-item>
          </text:list>
          <text:list text:style-name="a810">
            <text:list-item>
              <text:list text:style-name="a810">
                <text:list-item>
                  <text:list text:style-name="a810">
                    <text:list-item>
                      <text:list text:style-name="a810">
                        <text:list-item>
                          <text:p text:style-name="a809" text:class-names="" text:cond-style-name=""><text:span text:style-name="a8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4">
            <text:list-item>
              <text:list text:style-name="a814">
                <text:list-item>
                  <text:list text:style-name="a814">
                    <text:list-item>
                      <text:list text:style-name="a814">
                        <text:list-item>
                          <text:list text:style-name="a814">
                            <text:list-item>
                              <text:p text:style-name="a813" text:class-names="" text:cond-style-name=""><text:span text:style-name="a811" text:class-names="">Fifth level</text:span><text:span text:style-name="a8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818" draw:name="Date Placeholder 4" svg:x="8.26772in" svg:y="7.48031in" svg:width="2.55906in" svg:height="0.57047in" presentation:class="date-time" presentation:placeholder="false">
        <draw:text-box>
          <text:p text:style-name="a817" text:class-names="" text:cond-style-name=""><text:span text:style-name="a816" text:class-names=""/></text:p>
        </draw:text-box>
        <svg:title/>
        <svg:desc/>
      </draw:frame>
      <draw:frame draw:id="id113" presentation:style-name="a821" draw:name="Footer Placeholder 5" svg:x="1.1811in" svg:y="7.48031in" svg:width="3.54331in" svg:height="0.59055in" presentation:class="footer" presentation:placeholder="false">
        <draw:text-box>
          <text:p text:style-name="a820" text:class-names="" text:cond-style-name=""><text:span text:style-name="a819" text:class-names=""/></text:p>
        </draw:text-box>
        <svg:title/>
        <svg:desc/>
      </draw:frame>
      <draw:frame draw:id="id114" presentation:style-name="a825" draw:name="Slide Number Placeholder 6" svg:x="0.19685in" svg:y="7.48031in" svg:width="0.59055in" svg:height="0.59055in" presentation:class="page-number" presentation:placeholder="false">
        <draw:text-box>
          <text:p text:style-name="a824" text:class-names="" text:cond-style-name=""><text:span text:style-name="a822" text:class-names=""><text:page-number style:num-format="1" text:fixed="false"/></text:span><text:span text:style-name="a823" text:class-names=""/></text:p>
        </draw:text-box>
        <svg:title/>
        <svg:desc/>
      </draw:frame>
      <presentation:notes style:page-layout-name="pageLayout2" draw:style-name="a842">
        <draw:page-thumbnail svg:x="0.23622in" svg:y="0.88858in" svg:width="7.79449in" svg:height="4.38425in" presentation:class="page" draw:id="id5" presentation:style-name="a826" draw:name="Slide Image Placeholder 1">
          <svg:title/>
          <svg:desc/>
        </draw:page-thumbnail>
        <draw:frame draw:id="id6" presentation:style-name="a829" draw:name="Notes Placeholder 2" svg:x="0.82677in" svg:y="5.55394in" svg:width="6.61378in" svg:height="5.26142in" presentation:class="notes" presentation:placeholder="false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  <draw:frame draw:id="id7" presentation:style-name="a832" draw:name="Header Placeholder 3" svg:x="0in" svg:y="0in" svg:width="3.5878in" svg:height="0.58425in" presentation:class="header" presentation:placeholder="false">
          <draw:text-box>
            <text:p text:style-name="a831" text:class-names="" text:cond-style-name=""><text:span text:style-name="a830" text:class-names=""/></text:p>
          </draw:text-box>
          <svg:title/>
          <svg:desc/>
        </draw:frame>
        <draw:frame draw:id="id8" presentation:style-name="a835" draw:name="Date Placeholder 4" svg:x="4.67953in" svg:y="0in" svg:width="3.5878in" svg:height="0.58425in" presentation:class="date-time" presentation:placeholder="false">
          <draw:text-box>
            <text:p text:style-name="a834" text:class-names="" text:cond-style-name=""><text:span text:style-name="a833" text:class-names=""/></text:p>
          </draw:text-box>
          <svg:title/>
          <svg:desc/>
        </draw:frame>
        <draw:frame draw:id="id9" presentation:style-name="a838" draw:name="Footer Placeholder 5" svg:x="0in" svg:y="11.10827in" svg:width="3.5878in" svg:height="0.58425in" presentation:class="footer" presentation:placeholder="false">
          <draw:text-box>
            <text:p text:style-name="a837" text:class-names="" text:cond-style-name=""><text:span text:style-name="a836" text:class-names=""/></text:p>
          </draw:text-box>
          <svg:title/>
          <svg:desc/>
        </draw:frame>
        <draw:frame draw:id="id10" presentation:style-name="a841" draw:name="Slide Number Placeholder 6" svg:x="4.67953in" svg:y="11.10827in" svg:width="3.5878in" svg:height="0.58425in" presentation:class="page-number" presentation:placeholder="false">
          <draw:text-box>
            <text:p text:style-name="a840" text:class-names="" text:cond-style-name=""><text:span text:style-name="a8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43">
      <draw:custom-shape svg:x="0in" svg:y="0.19685in" svg:width="10.62992in" svg:height="1.37795in" draw:id="id115" draw:layer="Master2-bg" draw:style-name="a846" draw:name="Freeform: Shape 9">
        <svg:title/>
        <svg:desc/>
        <text:p text:style-name="a845" text:class-names="" text:cond-style-name=""><text:span text:style-name="a84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16" draw:layer="Master2-bg" draw:style-name="a849" draw:name="Freeform: Shape 10">
        <svg:title/>
        <svg:desc/>
        <text:p text:style-name="a848" text:class-names="" text:cond-style-name=""><text:span text:style-name="a84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17" draw:layer="Master2-bg" draw:style-name="a852" draw:name="Freeform: Shape 11">
        <svg:title/>
        <svg:desc/>
        <text:p text:style-name="a851" text:class-names="" text:cond-style-name=""><text:span text:style-name="a85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18" draw:layer="Master2-bg" draw:style-name="a855" draw:name="Freeform: Shape 12">
        <svg:title/>
        <svg:desc/>
        <text:p text:style-name="a854" text:class-names="" text:cond-style-name=""><text:span text:style-name="a85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9" presentation:style-name="a859" draw:name="Title 1" svg:x="0.75868in" svg:y="0.32986in" svg:width="9.50868in" svg:height="1.19965in" presentation:class="title" presentation:placeholder="false">
        <draw:text-box>
          <text:p text:style-name="a858" text:class-names="" text:cond-style-name=""><text:span text:style-name="a856" text:class-names="">Click to edit Master title style</text:span><text:span text:style-name="a857" text:class-names=""/></text:p>
        </draw:text-box>
        <svg:title/>
        <svg:desc/>
      </draw:frame>
      <draw:frame draw:id="id120" presentation:style-name="a863" draw:name="Text Placeholder 2" svg:x="0.75868in" svg:y="1.52083in" svg:width="4.66493in" svg:height="0.74479in" presentation:class="outline" presentation:placeholder="false">
        <draw:text-box>
          <text:list text:style-name="a862">
            <text:list-item>
              <text:p text:style-name="a861" text:class-names="" text:cond-style-name=""><text:span text:style-name="a860" text:class-names="">Click to edit Master text styles</text:span></text:p>
            </text:list-item>
          </text:list>
        </draw:text-box>
        <svg:title/>
        <svg:desc/>
      </draw:frame>
      <draw:frame draw:id="id121" presentation:style-name="a879" draw:name="Content Placeholder 3" svg:x="0.75868in" svg:y="2.26563in" svg:width="4.66493in" svg:height="3.3316in" presentation:class="object" presentation:placeholder="false">
        <draw:text-box>
          <text:p text:style-name="a865" text:class-names="" text:cond-style-name=""><text:span text:style-name="a864" text:class-names="">Click to edit Master text styles</text:span></text:p>
          <text:list text:style-name="a868">
            <text:list-item>
              <text:list text:style-name="a868">
                <text:list-item>
                  <text:p text:style-name="a867" text:class-names="" text:cond-style-name=""><text:span text:style-name="a866" text:class-names="">Second level</text:span></text:p>
                </text:list-item>
              </text:list>
            </text:list-item>
          </text:list>
          <text:list text:style-name="a871">
            <text:list-item>
              <text:list text:style-name="a871">
                <text:list-item>
                  <text:list text:style-name="a871">
                    <text:list-item>
                      <text:p text:style-name="a870" text:class-names="" text:cond-style-name=""><text:span text:style-name="a869" text:class-names="">Third level</text:span></text:p>
                    </text:list-item>
                  </text:list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list text:style-name="a874">
                        <text:list-item>
                          <text:p text:style-name="a873" text:class-names="" text:cond-style-name=""><text:span text:style-name="a8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8">
            <text:list-item>
              <text:list text:style-name="a878">
                <text:list-item>
                  <text:list text:style-name="a878">
                    <text:list-item>
                      <text:list text:style-name="a878">
                        <text:list-item>
                          <text:list text:style-name="a878">
                            <text:list-item>
                              <text:p text:style-name="a877" text:class-names="" text:cond-style-name=""><text:span text:style-name="a875" text:class-names="">Fifth level</text:span><text:span text:style-name="a8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83" draw:name="Text Placeholder 4" svg:x="5.5816in" svg:y="1.52083in" svg:width="4.68576in" svg:height="0.74479in" presentation:class="outline" presentation:placeholder="false">
        <draw:text-box>
          <text:list text:style-name="a882">
            <text:list-item>
              <text:p text:style-name="a881" text:class-names="" text:cond-style-name=""><text:span text:style-name="a880" text:class-names="">Click to edit Master text styles</text:span></text:p>
            </text:list-item>
          </text:list>
        </draw:text-box>
        <svg:title/>
        <svg:desc/>
      </draw:frame>
      <draw:frame draw:id="id123" presentation:style-name="a899" draw:name="Content Placeholder 5" svg:x="5.5816in" svg:y="2.26563in" svg:width="4.68576in" svg:height="3.3316in" presentation:class="object" presentation:placeholder="false">
        <draw:text-box>
          <text:p text:style-name="a885" text:class-names="" text:cond-style-name=""><text:span text:style-name="a884" text:class-names="">Click to edit Master text styles</text:span></text:p>
          <text:list text:style-name="a888">
            <text:list-item>
              <text:list text:style-name="a888">
                <text:list-item>
                  <text:p text:style-name="a887" text:class-names="" text:cond-style-name=""><text:span text:style-name="a886" text:class-names="">Second level</text:span></text:p>
                </text:list-item>
              </text:list>
            </text:list-item>
          </text:list>
          <text:list text:style-name="a891">
            <text:list-item>
              <text:list text:style-name="a891">
                <text:list-item>
                  <text:list text:style-name="a891">
                    <text:list-item>
                      <text:p text:style-name="a890" text:class-names="" text:cond-style-name=""><text:span text:style-name="a889" text:class-names="">Third level</text:span></text:p>
                    </text:list-item>
                  </text:list>
                </text:list-item>
              </text:list>
            </text:list-item>
          </text:list>
          <text:list text:style-name="a894">
            <text:list-item>
              <text:list text:style-name="a894">
                <text:list-item>
                  <text:list text:style-name="a894">
                    <text:list-item>
                      <text:list text:style-name="a894">
                        <text:list-item>
                          <text:p text:style-name="a893" text:class-names="" text:cond-style-name=""><text:span text:style-name="a8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list text:style-name="a898">
                        <text:list-item>
                          <text:list text:style-name="a898">
                            <text:list-item>
                              <text:p text:style-name="a897" text:class-names="" text:cond-style-name=""><text:span text:style-name="a895" text:class-names="">Fifth level</text:span><text:span text:style-name="a8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02" draw:name="Date Placeholder 6" svg:x="8.26772in" svg:y="7.48031in" svg:width="2.55906in" svg:height="0.57047in" presentation:class="date-time" presentation:placeholder="false">
        <draw:text-box>
          <text:p text:style-name="a901" text:class-names="" text:cond-style-name=""><text:span text:style-name="a900" text:class-names=""/></text:p>
        </draw:text-box>
        <svg:title/>
        <svg:desc/>
      </draw:frame>
      <draw:frame draw:id="id125" presentation:style-name="a905" draw:name="Footer Placeholder 7" svg:x="1.1811in" svg:y="7.48031in" svg:width="3.54331in" svg:height="0.59055in" presentation:class="footer" presentation:placeholder="false">
        <draw:text-box>
          <text:p text:style-name="a904" text:class-names="" text:cond-style-name=""><text:span text:style-name="a903" text:class-names=""/></text:p>
        </draw:text-box>
        <svg:title/>
        <svg:desc/>
      </draw:frame>
      <draw:frame draw:id="id126" presentation:style-name="a909" draw:name="Slide Number Placeholder 8" svg:x="0.19685in" svg:y="7.48031in" svg:width="0.59055in" svg:height="0.59055in" presentation:class="page-number" presentation:placeholder="false">
        <draw:text-box>
          <text:p text:style-name="a908" text:class-names="" text:cond-style-name=""><text:span text:style-name="a906" text:class-names=""><text:page-number style:num-format="1" text:fixed="false"/></text:span><text:span text:style-name="a907" text:class-names=""/></text:p>
        </draw:text-box>
        <svg:title/>
        <svg:desc/>
      </draw:frame>
      <presentation:notes style:page-layout-name="pageLayout2" draw:style-name="a926">
        <draw:page-thumbnail svg:x="0.23622in" svg:y="0.88858in" svg:width="7.79449in" svg:height="4.38425in" presentation:class="page" draw:id="id5" presentation:style-name="a910" draw:name="Slide Image Placeholder 1">
          <svg:title/>
          <svg:desc/>
        </draw:page-thumbnail>
        <draw:frame draw:id="id6" presentation:style-name="a913" draw:name="Notes Placeholder 2" svg:x="0.82677in" svg:y="5.55394in" svg:width="6.61378in" svg:height="5.26142in" presentation:class="notes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7" presentation:style-name="a916" draw:name="Header Placeholder 3" svg:x="0in" svg:y="0in" svg:width="3.5878in" svg:height="0.58425in" presentation:class="header" presentation:placeholder="false">
          <draw:text-box>
            <text:p text:style-name="a915" text:class-names="" text:cond-style-name=""><text:span text:style-name="a914" text:class-names=""/></text:p>
          </draw:text-box>
          <svg:title/>
          <svg:desc/>
        </draw:frame>
        <draw:frame draw:id="id8" presentation:style-name="a919" draw:name="Date Placeholder 4" svg:x="4.67953in" svg:y="0in" svg:width="3.5878in" svg:height="0.58425in" presentation:class="date-time" presentation:placeholder="false">
          <draw:text-box>
            <text:p text:style-name="a918" text:class-names="" text:cond-style-name=""><text:span text:style-name="a917" text:class-names=""/></text:p>
          </draw:text-box>
          <svg:title/>
          <svg:desc/>
        </draw:frame>
        <draw:frame draw:id="id9" presentation:style-name="a922" draw:name="Footer Placeholder 5" svg:x="0in" svg:y="11.10827in" svg:width="3.5878in" svg:height="0.58425in" presentation:class="footer" presentation:placeholder="false">
          <draw:text-box>
            <text:p text:style-name="a921" text:class-names="" text:cond-style-name=""><text:span text:style-name="a920" text:class-names=""/></text:p>
          </draw:text-box>
          <svg:title/>
          <svg:desc/>
        </draw:frame>
        <draw:frame draw:id="id10" presentation:style-name="a925" draw:name="Slide Number Placeholder 6" svg:x="4.67953in" svg:y="11.10827in" svg:width="3.5878in" svg:height="0.58425in" presentation:class="page-number" presentation:placeholder="false">
          <draw:text-box>
            <text:p text:style-name="a924" text:class-names="" text:cond-style-name=""><text:span text:style-name="a9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927">
      <draw:custom-shape svg:x="0in" svg:y="0.19685in" svg:width="10.62992in" svg:height="1.37795in" draw:id="id127" draw:layer="Master2-bg" draw:style-name="a930" draw:name="Freeform: Shape 5">
        <svg:title/>
        <svg:desc/>
        <text:p text:style-name="a929" text:class-names="" text:cond-style-name=""><text:span text:style-name="a92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28" draw:layer="Master2-bg" draw:style-name="a933" draw:name="Freeform: Shape 6">
        <svg:title/>
        <svg:desc/>
        <text:p text:style-name="a932" text:class-names="" text:cond-style-name=""><text:span text:style-name="a93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29" draw:layer="Master2-bg" draw:style-name="a936" draw:name="Freeform: Shape 7">
        <svg:title/>
        <svg:desc/>
        <text:p text:style-name="a935" text:class-names="" text:cond-style-name=""><text:span text:style-name="a93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30" draw:layer="Master2-bg" draw:style-name="a939" draw:name="Freeform: Shape 8">
        <svg:title/>
        <svg:desc/>
        <text:p text:style-name="a938" text:class-names="" text:cond-style-name=""><text:span text:style-name="a93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1" presentation:style-name="a943" draw:name="Title 1" svg:x="0.3937in" svg:y="0.3937in" svg:width="10.23622in" svg:height="0.98425in" presentation:class="title" presentation:placeholder="false">
        <draw:text-box>
          <text:p text:style-name="a942" text:class-names="" text:cond-style-name=""><text:span text:style-name="a940" text:class-names="">Click to edit Master title style</text:span><text:span text:style-name="a941" text:class-names=""/></text:p>
        </draw:text-box>
        <svg:title/>
        <svg:desc/>
      </draw:frame>
      <draw:frame draw:id="id132" presentation:style-name="a946" draw:name="Date Placeholder 2" svg:x="8.26772in" svg:y="7.48031in" svg:width="2.55906in" svg:height="0.57047in" presentation:class="date-time" presentation:placeholder="false">
        <draw:text-box>
          <text:p text:style-name="a945" text:class-names="" text:cond-style-name=""><text:span text:style-name="a944" text:class-names=""/></text:p>
        </draw:text-box>
        <svg:title/>
        <svg:desc/>
      </draw:frame>
      <draw:frame draw:id="id133" presentation:style-name="a949" draw:name="Footer Placeholder 3" svg:x="1.1811in" svg:y="7.48031in" svg:width="3.54331in" svg:height="0.59055in" presentation:class="footer" presentation:placeholder="false">
        <draw:text-box>
          <text:p text:style-name="a948" text:class-names="" text:cond-style-name=""><text:span text:style-name="a947" text:class-names=""/></text:p>
        </draw:text-box>
        <svg:title/>
        <svg:desc/>
      </draw:frame>
      <draw:frame draw:id="id134" presentation:style-name="a953" draw:name="Slide Number Placeholder 4" svg:x="0.19685in" svg:y="7.48031in" svg:width="0.59055in" svg:height="0.59055in" presentation:class="page-number" presentation:placeholder="false">
        <draw:text-box>
          <text:p text:style-name="a952" text:class-names="" text:cond-style-name=""><text:span text:style-name="a950" text:class-names=""><text:page-number style:num-format="1" text:fixed="false"/></text:span><text:span text:style-name="a951" text:class-names=""/></text:p>
        </draw:text-box>
        <svg:title/>
        <svg:desc/>
      </draw:frame>
      <presentation:notes style:page-layout-name="pageLayout2" draw:style-name="a970">
        <draw:page-thumbnail svg:x="0.23622in" svg:y="0.88858in" svg:width="7.79449in" svg:height="4.38425in" presentation:class="page" draw:id="id5" presentation:style-name="a954" draw:name="Slide Image Placeholder 1">
          <svg:title/>
          <svg:desc/>
        </draw:page-thumbnail>
        <draw:frame draw:id="id6" presentation:style-name="a957" draw:name="Notes Placeholder 2" svg:x="0.82677in" svg:y="5.55394in" svg:width="6.61378in" svg:height="5.26142in" presentation:class="notes" presentation:placeholder="false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7" presentation:style-name="a960" draw:name="Header Placeholder 3" svg:x="0in" svg:y="0in" svg:width="3.5878in" svg:height="0.58425in" presentation:class="header" presentation:placeholder="false">
          <draw:text-box>
            <text:p text:style-name="a959" text:class-names="" text:cond-style-name=""><text:span text:style-name="a958" text:class-names=""/></text:p>
          </draw:text-box>
          <svg:title/>
          <svg:desc/>
        </draw:frame>
        <draw:frame draw:id="id8" presentation:style-name="a963" draw:name="Date Placeholder 4" svg:x="4.67953in" svg:y="0in" svg:width="3.5878in" svg:height="0.58425in" presentation:class="date-time" presentation:placeholder="false">
          <draw:text-box>
            <text:p text:style-name="a962" text:class-names="" text:cond-style-name=""><text:span text:style-name="a961" text:class-names=""/></text:p>
          </draw:text-box>
          <svg:title/>
          <svg:desc/>
        </draw:frame>
        <draw:frame draw:id="id9" presentation:style-name="a966" draw:name="Footer Placeholder 5" svg:x="0in" svg:y="11.10827in" svg:width="3.5878in" svg:height="0.58425in" presentation:class="footer" presentation:placeholder="false">
          <draw:text-box>
            <text:p text:style-name="a965" text:class-names="" text:cond-style-name=""><text:span text:style-name="a964" text:class-names=""/></text:p>
          </draw:text-box>
          <svg:title/>
          <svg:desc/>
        </draw:frame>
        <draw:frame draw:id="id10" presentation:style-name="a969" draw:name="Slide Number Placeholder 6" svg:x="4.67953in" svg:y="11.10827in" svg:width="3.5878in" svg:height="0.58425in" presentation:class="page-number" presentation:placeholder="false">
          <draw:text-box>
            <text:p text:style-name="a968" text:class-names="" text:cond-style-name=""><text:span text:style-name="a9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71">
      <draw:custom-shape svg:x="0in" svg:y="0.19685in" svg:width="10.62992in" svg:height="1.37795in" draw:id="id135" draw:layer="Master2-bg" draw:style-name="a974" draw:name="Freeform: Shape 4">
        <svg:title/>
        <svg:desc/>
        <text:p text:style-name="a973" text:class-names="" text:cond-style-name=""><text:span text:style-name="a97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36" draw:layer="Master2-bg" draw:style-name="a977" draw:name="Freeform: Shape 5">
        <svg:title/>
        <svg:desc/>
        <text:p text:style-name="a976" text:class-names="" text:cond-style-name=""><text:span text:style-name="a97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37" draw:layer="Master2-bg" draw:style-name="a980" draw:name="Freeform: Shape 6">
        <svg:title/>
        <svg:desc/>
        <text:p text:style-name="a979" text:class-names="" text:cond-style-name=""><text:span text:style-name="a97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38" draw:layer="Master2-bg" draw:style-name="a983" draw:name="Freeform: Shape 7">
        <svg:title/>
        <svg:desc/>
        <text:p text:style-name="a982" text:class-names="" text:cond-style-name=""><text:span text:style-name="a98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9" presentation:style-name="a986" draw:name="Date Placeholder 1" svg:x="8.26772in" svg:y="7.48031in" svg:width="2.55906in" svg:height="0.57047in" presentation:class="date-time" presentation:placeholder="false">
        <draw:text-box>
          <text:p text:style-name="a985" text:class-names="" text:cond-style-name=""><text:span text:style-name="a984" text:class-names=""/></text:p>
        </draw:text-box>
        <svg:title/>
        <svg:desc/>
      </draw:frame>
      <draw:frame draw:id="id140" presentation:style-name="a989" draw:name="Footer Placeholder 2" svg:x="1.1811in" svg:y="7.48031in" svg:width="3.54331in" svg:height="0.59055in" presentation:class="footer" presentation:placeholder="false">
        <draw:text-box>
          <text:p text:style-name="a988" text:class-names="" text:cond-style-name=""><text:span text:style-name="a987" text:class-names=""/></text:p>
        </draw:text-box>
        <svg:title/>
        <svg:desc/>
      </draw:frame>
      <draw:frame draw:id="id141" presentation:style-name="a993" draw:name="Slide Number Placeholder 3" svg:x="0.19685in" svg:y="7.48031in" svg:width="0.59055in" svg:height="0.59055in" presentation:class="page-number" presentation:placeholder="false">
        <draw:text-box>
          <text:p text:style-name="a992" text:class-names="" text:cond-style-name=""><text:span text:style-name="a990" text:class-names=""><text:page-number style:num-format="1" text:fixed="false"/></text:span><text:span text:style-name="a991" text:class-names=""/></text:p>
        </draw:text-box>
        <svg:title/>
        <svg:desc/>
      </draw:frame>
      <presentation:notes style:page-layout-name="pageLayout2" draw:style-name="a1010">
        <draw:page-thumbnail svg:x="0.23622in" svg:y="0.88858in" svg:width="7.79449in" svg:height="4.38425in" presentation:class="page" draw:id="id5" presentation:style-name="a994" draw:name="Slide Image Placeholder 1">
          <svg:title/>
          <svg:desc/>
        </draw:page-thumbnail>
        <draw:frame draw:id="id6" presentation:style-name="a997" draw:name="Notes Placeholder 2" svg:x="0.82677in" svg:y="5.55394in" svg:width="6.61378in" svg:height="5.26142in" presentation:class="notes" presentation:placeholder="false">
          <draw:text-box>
            <text:p text:style-name="a996" text:class-names="" text:cond-style-name=""><text:span text:style-name="a995" text:class-names=""/></text:p>
          </draw:text-box>
          <svg:title/>
          <svg:desc/>
        </draw:frame>
        <draw:frame draw:id="id7" presentation:style-name="a1000" draw:name="Header Placeholder 3" svg:x="0in" svg:y="0in" svg:width="3.5878in" svg:height="0.58425in" presentation:class="header" presentation:placeholder="false">
          <draw:text-box>
            <text:p text:style-name="a999" text:class-names="" text:cond-style-name=""><text:span text:style-name="a998" text:class-names=""/></text:p>
          </draw:text-box>
          <svg:title/>
          <svg:desc/>
        </draw:frame>
        <draw:frame draw:id="id8" presentation:style-name="a1003" draw:name="Date Placeholder 4" svg:x="4.67953in" svg:y="0in" svg:width="3.5878in" svg:height="0.58425in" presentation:class="date-time" presentation:placeholder="false">
          <draw:text-box>
            <text:p text:style-name="a1002" text:class-names="" text:cond-style-name=""><text:span text:style-name="a1001" text:class-names=""/></text:p>
          </draw:text-box>
          <svg:title/>
          <svg:desc/>
        </draw:frame>
        <draw:frame draw:id="id9" presentation:style-name="a1006" draw:name="Footer Placeholder 5" svg:x="0in" svg:y="11.10827in" svg:width="3.5878in" svg:height="0.58425in" presentation:class="footer" presentation:placeholder="false">
          <draw:text-box>
            <text:p text:style-name="a1005" text:class-names="" text:cond-style-name=""><text:span text:style-name="a1004" text:class-names=""/></text:p>
          </draw:text-box>
          <svg:title/>
          <svg:desc/>
        </draw:frame>
        <draw:frame draw:id="id10" presentation:style-name="a1009" draw:name="Slide Number Placeholder 6" svg:x="4.67953in" svg:y="11.10827in" svg:width="3.5878in" svg:height="0.58425in" presentation:class="page-number" presentation:placeholder="false">
          <draw:text-box>
            <text:p text:style-name="a1008" text:class-names="" text:cond-style-name=""><text:span text:style-name="a10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1011">
      <draw:custom-shape svg:x="0in" svg:y="0.19685in" svg:width="10.62992in" svg:height="1.37795in" draw:id="id142" draw:layer="Master2-bg" draw:style-name="a1014" draw:name="Freeform: Shape 7">
        <svg:title/>
        <svg:desc/>
        <text:p text:style-name="a1013" text:class-names="" text:cond-style-name=""><text:span text:style-name="a101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43" draw:layer="Master2-bg" draw:style-name="a1017" draw:name="Freeform: Shape 8">
        <svg:title/>
        <svg:desc/>
        <text:p text:style-name="a1016" text:class-names="" text:cond-style-name=""><text:span text:style-name="a101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44" draw:layer="Master2-bg" draw:style-name="a1020" draw:name="Freeform: Shape 9">
        <svg:title/>
        <svg:desc/>
        <text:p text:style-name="a1019" text:class-names="" text:cond-style-name=""><text:span text:style-name="a101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45" draw:layer="Master2-bg" draw:style-name="a1023" draw:name="Freeform: Shape 10">
        <svg:title/>
        <svg:desc/>
        <text:p text:style-name="a1022" text:class-names="" text:cond-style-name=""><text:span text:style-name="a102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6" presentation:style-name="a1027" draw:name="Title 1" svg:x="0.75868in" svg:y="0.41319in" svg:width="3.55556in" svg:height="1.44792in" presentation:class="title" presentation:placeholder="false">
        <draw:text-box>
          <text:p text:style-name="a1026" text:class-names="" text:cond-style-name=""><text:span text:style-name="a1024" text:class-names="">Click to edit Master title style</text:span><text:span text:style-name="a1025" text:class-names=""/></text:p>
        </draw:text-box>
        <svg:title/>
        <svg:desc/>
      </draw:frame>
      <draw:frame draw:id="id147" presentation:style-name="a1043" draw:name="Content Placeholder 2" svg:x="4.6875in" svg:y="0.89236in" svg:width="5.57986in" svg:height="4.40799in" presentation:class="object" presentation:placeholder="false">
        <draw:text-box>
          <text:p text:style-name="a1029" text:class-names="" text:cond-style-name=""><text:span text:style-name="a1028" text:class-names="">Click to edit Master text styles</text:span></text:p>
          <text:list text:style-name="a1032">
            <text:list-item>
              <text:list text:style-name="a1032">
                <text:list-item>
                  <text:p text:style-name="a1031" text:class-names="" text:cond-style-name=""><text:span text:style-name="a1030" text:class-names="">Second level</text:span></text:p>
                </text:list-item>
              </text:list>
            </text:list-item>
          </text:list>
          <text:list text:style-name="a1035">
            <text:list-item>
              <text:list text:style-name="a1035">
                <text:list-item>
                  <text:list text:style-name="a1035">
                    <text:list-item>
                      <text:p text:style-name="a1034" text:class-names="" text:cond-style-name=""><text:span text:style-name="a1033" text:class-names="">Third level</text:span></text:p>
                    </text:list-item>
                  </text:list>
                </text:list-item>
              </text:list>
            </text:list-item>
          </text:list>
          <text:list text:style-name="a1038">
            <text:list-item>
              <text:list text:style-name="a1038">
                <text:list-item>
                  <text:list text:style-name="a1038">
                    <text:list-item>
                      <text:list text:style-name="a1038">
                        <text:list-item>
                          <text:p text:style-name="a1037" text:class-names="" text:cond-style-name=""><text:span text:style-name="a10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2">
            <text:list-item>
              <text:list text:style-name="a1042">
                <text:list-item>
                  <text:list text:style-name="a1042">
                    <text:list-item>
                      <text:list text:style-name="a1042">
                        <text:list-item>
                          <text:list text:style-name="a1042">
                            <text:list-item>
                              <text:p text:style-name="a1041" text:class-names="" text:cond-style-name=""><text:span text:style-name="a1039" text:class-names="">Fifth level</text:span><text:span text:style-name="a10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8" presentation:style-name="a1047" draw:name="Text Placeholder 3" svg:x="0.75868in" svg:y="1.86111in" svg:width="3.55556in" svg:height="3.44618in" presentation:class="outline" presentation:placeholder="false">
        <draw:text-box>
          <text:list text:style-name="a1046">
            <text:list-item>
              <text:p text:style-name="a1045" text:class-names="" text:cond-style-name=""><text:span text:style-name="a1044" text:class-names="">Click to edit Master text styles</text:span></text:p>
            </text:list-item>
          </text:list>
        </draw:text-box>
        <svg:title/>
        <svg:desc/>
      </draw:frame>
      <draw:frame draw:id="id149" presentation:style-name="a1050" draw:name="Date Placeholder 4" svg:x="8.26772in" svg:y="7.48031in" svg:width="2.55906in" svg:height="0.57047in" presentation:class="date-time" presentation:placeholder="false">
        <draw:text-box>
          <text:p text:style-name="a1049" text:class-names="" text:cond-style-name=""><text:span text:style-name="a1048" text:class-names=""/></text:p>
        </draw:text-box>
        <svg:title/>
        <svg:desc/>
      </draw:frame>
      <draw:frame draw:id="id150" presentation:style-name="a1053" draw:name="Footer Placeholder 5" svg:x="1.1811in" svg:y="7.48031in" svg:width="3.54331in" svg:height="0.59055in" presentation:class="footer" presentation:placeholder="false">
        <draw:text-box>
          <text:p text:style-name="a1052" text:class-names="" text:cond-style-name=""><text:span text:style-name="a1051" text:class-names=""/></text:p>
        </draw:text-box>
        <svg:title/>
        <svg:desc/>
      </draw:frame>
      <draw:frame draw:id="id151" presentation:style-name="a1057" draw:name="Slide Number Placeholder 6" svg:x="0.19685in" svg:y="7.48031in" svg:width="0.59055in" svg:height="0.59055in" presentation:class="page-number" presentation:placeholder="false">
        <draw:text-box>
          <text:p text:style-name="a1056" text:class-names="" text:cond-style-name=""><text:span text:style-name="a1054" text:class-names=""><text:page-number style:num-format="1" text:fixed="false"/></text:span><text:span text:style-name="a1055" text:class-names=""/></text:p>
        </draw:text-box>
        <svg:title/>
        <svg:desc/>
      </draw:frame>
      <presentation:notes style:page-layout-name="pageLayout2" draw:style-name="a1074">
        <draw:page-thumbnail svg:x="0.23622in" svg:y="0.88858in" svg:width="7.79449in" svg:height="4.38425in" presentation:class="page" draw:id="id5" presentation:style-name="a1058" draw:name="Slide Image Placeholder 1">
          <svg:title/>
          <svg:desc/>
        </draw:page-thumbnail>
        <draw:frame draw:id="id6" presentation:style-name="a1061" draw:name="Notes Placeholder 2" svg:x="0.82677in" svg:y="5.55394in" svg:width="6.61378in" svg:height="5.26142in" presentation:class="notes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7" presentation:style-name="a1064" draw:name="Header Placeholder 3" svg:x="0in" svg:y="0in" svg:width="3.5878in" svg:height="0.58425in" presentation:class="header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8" presentation:style-name="a1067" draw:name="Date Placeholder 4" svg:x="4.67953in" svg:y="0in" svg:width="3.5878in" svg:height="0.58425in" presentation:class="date-time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9" presentation:style-name="a1070" draw:name="Footer Placeholder 5" svg:x="0in" svg:y="11.10827in" svg:width="3.5878in" svg:height="0.58425in" presentation:class="footer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10" presentation:style-name="a1073" draw:name="Slide Number Placeholder 6" svg:x="4.67953in" svg:y="11.10827in" svg:width="3.5878in" svg:height="0.58425in" presentation:class="page-number" presentation:placeholder="false">
          <draw:text-box>
            <text:p text:style-name="a1072" text:class-names="" text:cond-style-name=""><text:span text:style-name="a10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075">
      <draw:custom-shape svg:x="0in" svg:y="0.19685in" svg:width="10.62992in" svg:height="1.37795in" draw:id="id152" draw:layer="Master2-bg" draw:style-name="a1078" draw:name="Freeform: Shape 7">
        <svg:title/>
        <svg:desc/>
        <text:p text:style-name="a1077" text:class-names="" text:cond-style-name=""><text:span text:style-name="a107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53" draw:layer="Master2-bg" draw:style-name="a1081" draw:name="Freeform: Shape 8">
        <svg:title/>
        <svg:desc/>
        <text:p text:style-name="a1080" text:class-names="" text:cond-style-name=""><text:span text:style-name="a107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54" draw:layer="Master2-bg" draw:style-name="a1084" draw:name="Freeform: Shape 9">
        <svg:title/>
        <svg:desc/>
        <text:p text:style-name="a1083" text:class-names="" text:cond-style-name=""><text:span text:style-name="a108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55" draw:layer="Master2-bg" draw:style-name="a1087" draw:name="Freeform: Shape 10">
        <svg:title/>
        <svg:desc/>
        <text:p text:style-name="a1086" text:class-names="" text:cond-style-name=""><text:span text:style-name="a108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6" presentation:style-name="a1091" draw:name="Title 1" svg:x="0.75868in" svg:y="0.41319in" svg:width="3.55556in" svg:height="1.44792in" presentation:class="title" presentation:placeholder="false">
        <draw:text-box>
          <text:p text:style-name="a1090" text:class-names="" text:cond-style-name=""><text:span text:style-name="a1088" text:class-names="">Click to edit Master title style</text:span><text:span text:style-name="a1089" text:class-names=""/></text:p>
        </draw:text-box>
        <svg:title/>
        <svg:desc/>
      </draw:frame>
      <draw:frame draw:id="id157" presentation:style-name="a1094" draw:name="Picture Placeholder 2" svg:x="4.6875in" svg:y="0.89236in" svg:width="5.57986in" svg:height="4.40799in" presentation:class="graphic" presentation:placeholder="false">
        <draw:text-box>
          <text:p text:style-name="a1093" text:class-names="" text:cond-style-name=""><text:span text:style-name="a1092" text:class-names=""/></text:p>
        </draw:text-box>
        <svg:title/>
        <svg:desc/>
      </draw:frame>
      <draw:frame draw:id="id158" presentation:style-name="a1098" draw:name="Text Placeholder 3" svg:x="0.75868in" svg:y="1.86111in" svg:width="3.55556in" svg:height="3.44618in" presentation:class="outline" presentation:placeholder="false">
        <draw:text-box>
          <text:list text:style-name="a1097">
            <text:list-item>
              <text:p text:style-name="a1096" text:class-names="" text:cond-style-name=""><text:span text:style-name="a1095" text:class-names="">Click to edit Master text styles</text:span></text:p>
            </text:list-item>
          </text:list>
        </draw:text-box>
        <svg:title/>
        <svg:desc/>
      </draw:frame>
      <draw:frame draw:id="id159" presentation:style-name="a1101" draw:name="Date Placeholder 4" svg:x="8.26772in" svg:y="7.48031in" svg:width="2.55906in" svg:height="0.57047in" presentation:class="date-time" presentation:placeholder="false">
        <draw:text-box>
          <text:p text:style-name="a1100" text:class-names="" text:cond-style-name=""><text:span text:style-name="a1099" text:class-names=""/></text:p>
        </draw:text-box>
        <svg:title/>
        <svg:desc/>
      </draw:frame>
      <draw:frame draw:id="id160" presentation:style-name="a1104" draw:name="Footer Placeholder 5" svg:x="1.1811in" svg:y="7.48031in" svg:width="3.54331in" svg:height="0.59055in" presentation:class="footer" presentation:placeholder="false">
        <draw:text-box>
          <text:p text:style-name="a1103" text:class-names="" text:cond-style-name=""><text:span text:style-name="a1102" text:class-names=""/></text:p>
        </draw:text-box>
        <svg:title/>
        <svg:desc/>
      </draw:frame>
      <draw:frame draw:id="id161" presentation:style-name="a1108" draw:name="Slide Number Placeholder 6" svg:x="0.19685in" svg:y="7.48031in" svg:width="0.59055in" svg:height="0.59055in" presentation:class="page-number" presentation:placeholder="false">
        <draw:text-box>
          <text:p text:style-name="a1107" text:class-names="" text:cond-style-name=""><text:span text:style-name="a1105" text:class-names=""><text:page-number style:num-format="1" text:fixed="false"/></text:span><text:span text:style-name="a1106" text:class-names=""/></text:p>
        </draw:text-box>
        <svg:title/>
        <svg:desc/>
      </draw:frame>
      <presentation:notes style:page-layout-name="pageLayout2" draw:style-name="a1125">
        <draw:page-thumbnail svg:x="0.23622in" svg:y="0.88858in" svg:width="7.79449in" svg:height="4.38425in" presentation:class="page" draw:id="id5" presentation:style-name="a1109" draw:name="Slide Image Placeholder 1">
          <svg:title/>
          <svg:desc/>
        </draw:page-thumbnail>
        <draw:frame draw:id="id6" presentation:style-name="a1112" draw:name="Notes Placeholder 2" svg:x="0.82677in" svg:y="5.55394in" svg:width="6.61378in" svg:height="5.26142in" presentation:class="notes" presentation:placeholder="false">
          <draw:text-box>
            <text:p text:style-name="a1111" text:class-names="" text:cond-style-name=""><text:span text:style-name="a1110" text:class-names=""/></text:p>
          </draw:text-box>
          <svg:title/>
          <svg:desc/>
        </draw:frame>
        <draw:frame draw:id="id7" presentation:style-name="a1115" draw:name="Header Placeholder 3" svg:x="0in" svg:y="0in" svg:width="3.5878in" svg:height="0.58425in" presentation:class="header" presentation:placeholder="false">
          <draw:text-box>
            <text:p text:style-name="a1114" text:class-names="" text:cond-style-name=""><text:span text:style-name="a1113" text:class-names=""/></text:p>
          </draw:text-box>
          <svg:title/>
          <svg:desc/>
        </draw:frame>
        <draw:frame draw:id="id8" presentation:style-name="a1118" draw:name="Date Placeholder 4" svg:x="4.67953in" svg:y="0in" svg:width="3.5878in" svg:height="0.58425in" presentation:class="date-time" presentation:placeholder="false">
          <draw:text-box>
            <text:p text:style-name="a1117" text:class-names="" text:cond-style-name=""><text:span text:style-name="a1116" text:class-names=""/></text:p>
          </draw:text-box>
          <svg:title/>
          <svg:desc/>
        </draw:frame>
        <draw:frame draw:id="id9" presentation:style-name="a1121" draw:name="Footer Placeholder 5" svg:x="0in" svg:y="11.10827in" svg:width="3.5878in" svg:height="0.58425in" presentation:class="footer" presentation:placeholder="false">
          <draw:text-box>
            <text:p text:style-name="a1120" text:class-names="" text:cond-style-name=""><text:span text:style-name="a1119" text:class-names=""/></text:p>
          </draw:text-box>
          <svg:title/>
          <svg:desc/>
        </draw:frame>
        <draw:frame draw:id="id10" presentation:style-name="a1124" draw:name="Slide Number Placeholder 6" svg:x="4.67953in" svg:y="11.10827in" svg:width="3.5878in" svg:height="0.58425in" presentation:class="page-number" presentation:placeholder="false">
          <draw:text-box>
            <text:p text:style-name="a1123" text:class-names="" text:cond-style-name=""><text:span text:style-name="a11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126">
      <draw:custom-shape svg:x="0in" svg:y="0.19685in" svg:width="10.62992in" svg:height="1.37795in" draw:id="id162" draw:layer="Master2-bg" draw:style-name="a1129" draw:name="Freeform: Shape 6">
        <svg:title/>
        <svg:desc/>
        <text:p text:style-name="a1128" text:class-names="" text:cond-style-name=""><text:span text:style-name="a112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63" draw:layer="Master2-bg" draw:style-name="a1132" draw:name="Freeform: Shape 7">
        <svg:title/>
        <svg:desc/>
        <text:p text:style-name="a1131" text:class-names="" text:cond-style-name=""><text:span text:style-name="a113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64" draw:layer="Master2-bg" draw:style-name="a1135" draw:name="Freeform: Shape 8">
        <svg:title/>
        <svg:desc/>
        <text:p text:style-name="a1134" text:class-names="" text:cond-style-name=""><text:span text:style-name="a113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65" draw:layer="Master2-bg" draw:style-name="a1138" draw:name="Freeform: Shape 9">
        <svg:title/>
        <svg:desc/>
        <text:p text:style-name="a1137" text:class-names="" text:cond-style-name=""><text:span text:style-name="a113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6" presentation:style-name="a1142" draw:name="Title 1" svg:x="0.3937in" svg:y="0.3937in" svg:width="10.23622in" svg:height="0.98425in" presentation:class="title" presentation:placeholder="false">
        <draw:text-box>
          <text:p text:style-name="a1141" text:class-names="" text:cond-style-name=""><text:span text:style-name="a1139" text:class-names="">Click to edit Master title style</text:span><text:span text:style-name="a1140" text:class-names=""/></text:p>
        </draw:text-box>
        <svg:title/>
        <svg:desc/>
      </draw:frame>
      <draw:frame draw:id="id167" presentation:style-name="a1159" draw:name="Vertical Text Placeholder 2" svg:x="0.3937in" svg:y="2.16535in" svg:width="10.03937in" svg:height="5.11811in" presentation:class="outline" presentation:placeholder="false">
        <draw:text-box>
          <text:list text:style-name="a1145">
            <text:list-item>
              <text:p text:style-name="a1144" text:class-names="" text:cond-style-name=""><text:span text:style-name="a1143" text:class-names="">Click to edit Master text styles</text:span></text:p>
            </text:list-item>
          </text:list>
          <text:list text:style-name="a1148">
            <text:list-item>
              <text:list text:style-name="a1148">
                <text:list-item>
                  <text:p text:style-name="a1147" text:class-names="" text:cond-style-name=""><text:span text:style-name="a1146" text:class-names="">Second level</text:span></text:p>
                </text:list-item>
              </text:list>
            </text:list-item>
          </text:list>
          <text:list text:style-name="a1151">
            <text:list-item>
              <text:list text:style-name="a1151">
                <text:list-item>
                  <text:list text:style-name="a1151">
                    <text:list-item>
                      <text:p text:style-name="a1150" text:class-names="" text:cond-style-name=""><text:span text:style-name="a114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4">
            <text:list-item>
              <text:list text:style-name="a1154">
                <text:list-item>
                  <text:list text:style-name="a1154">
                    <text:list-item>
                      <text:list text:style-name="a1154">
                        <text:list-item>
                          <text:p text:style-name="a1153" text:class-names="" text:cond-style-name=""><text:span text:style-name="a11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8">
            <text:list-item>
              <text:list text:style-name="a1158">
                <text:list-item>
                  <text:list text:style-name="a1158">
                    <text:list-item>
                      <text:list text:style-name="a1158">
                        <text:list-item>
                          <text:list text:style-name="a1158">
                            <text:list-item>
                              <text:p text:style-name="a1157" text:class-names="" text:cond-style-name=""><text:span text:style-name="a1155" text:class-names="">Fifth level</text:span><text:span text:style-name="a11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8" presentation:style-name="a1162" draw:name="Date Placeholder 3" svg:x="8.26772in" svg:y="7.48031in" svg:width="2.55906in" svg:height="0.57047in" presentation:class="date-time" presentation:placeholder="false">
        <draw:text-box>
          <text:p text:style-name="a1161" text:class-names="" text:cond-style-name=""><text:span text:style-name="a1160" text:class-names=""/></text:p>
        </draw:text-box>
        <svg:title/>
        <svg:desc/>
      </draw:frame>
      <draw:frame draw:id="id169" presentation:style-name="a1165" draw:name="Footer Placeholder 4" svg:x="1.1811in" svg:y="7.48031in" svg:width="3.54331in" svg:height="0.59055in" presentation:class="footer" presentation:placeholder="false">
        <draw:text-box>
          <text:p text:style-name="a1164" text:class-names="" text:cond-style-name=""><text:span text:style-name="a1163" text:class-names=""/></text:p>
        </draw:text-box>
        <svg:title/>
        <svg:desc/>
      </draw:frame>
      <draw:frame draw:id="id170" presentation:style-name="a1169" draw:name="Slide Number Placeholder 5" svg:x="0.19685in" svg:y="7.48031in" svg:width="0.59055in" svg:height="0.59055in" presentation:class="page-number" presentation:placeholder="false">
        <draw:text-box>
          <text:p text:style-name="a1168" text:class-names="" text:cond-style-name=""><text:span text:style-name="a1166" text:class-names=""><text:page-number style:num-format="1" text:fixed="false"/></text:span><text:span text:style-name="a1167" text:class-names=""/></text:p>
        </draw:text-box>
        <svg:title/>
        <svg:desc/>
      </draw:frame>
      <presentation:notes style:page-layout-name="pageLayout2" draw:style-name="a1186">
        <draw:page-thumbnail svg:x="0.23622in" svg:y="0.88858in" svg:width="7.79449in" svg:height="4.38425in" presentation:class="page" draw:id="id5" presentation:style-name="a1170" draw:name="Slide Image Placeholder 1">
          <svg:title/>
          <svg:desc/>
        </draw:page-thumbnail>
        <draw:frame draw:id="id6" presentation:style-name="a1173" draw:name="Notes Placeholder 2" svg:x="0.82677in" svg:y="5.55394in" svg:width="6.61378in" svg:height="5.26142in" presentation:class="notes" presentation:placeholder="false">
          <draw:text-box>
            <text:p text:style-name="a1172" text:class-names="" text:cond-style-name=""><text:span text:style-name="a1171" text:class-names=""/></text:p>
          </draw:text-box>
          <svg:title/>
          <svg:desc/>
        </draw:frame>
        <draw:frame draw:id="id7" presentation:style-name="a1176" draw:name="Header Placeholder 3" svg:x="0in" svg:y="0in" svg:width="3.5878in" svg:height="0.58425in" presentation:class="header" presentation:placeholder="false">
          <draw:text-box>
            <text:p text:style-name="a1175" text:class-names="" text:cond-style-name=""><text:span text:style-name="a1174" text:class-names=""/></text:p>
          </draw:text-box>
          <svg:title/>
          <svg:desc/>
        </draw:frame>
        <draw:frame draw:id="id8" presentation:style-name="a1179" draw:name="Date Placeholder 4" svg:x="4.67953in" svg:y="0in" svg:width="3.5878in" svg:height="0.58425in" presentation:class="date-time" presentation:placeholder="false">
          <draw:text-box>
            <text:p text:style-name="a1178" text:class-names="" text:cond-style-name=""><text:span text:style-name="a1177" text:class-names=""/></text:p>
          </draw:text-box>
          <svg:title/>
          <svg:desc/>
        </draw:frame>
        <draw:frame draw:id="id9" presentation:style-name="a1182" draw:name="Footer Placeholder 5" svg:x="0in" svg:y="11.10827in" svg:width="3.5878in" svg:height="0.58425in" presentation:class="footer" presentation:placeholder="false">
          <draw:text-box>
            <text:p text:style-name="a1181" text:class-names="" text:cond-style-name=""><text:span text:style-name="a1180" text:class-names=""/></text:p>
          </draw:text-box>
          <svg:title/>
          <svg:desc/>
        </draw:frame>
        <draw:frame draw:id="id10" presentation:style-name="a1185" draw:name="Slide Number Placeholder 6" svg:x="4.67953in" svg:y="11.10827in" svg:width="3.5878in" svg:height="0.58425in" presentation:class="page-number" presentation:placeholder="false">
          <draw:text-box>
            <text:p text:style-name="a1184" text:class-names="" text:cond-style-name=""><text:span text:style-name="a11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187">
      <draw:custom-shape svg:x="0in" svg:y="0.19685in" svg:width="10.62992in" svg:height="1.37795in" draw:id="id171" draw:layer="Master2-bg" draw:style-name="a1190" draw:name="Freeform: Shape 6">
        <svg:title/>
        <svg:desc/>
        <text:p text:style-name="a1189" text:class-names="" text:cond-style-name=""><text:span text:style-name="a118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72" draw:layer="Master2-bg" draw:style-name="a1193" draw:name="Freeform: Shape 7">
        <svg:title/>
        <svg:desc/>
        <text:p text:style-name="a1192" text:class-names="" text:cond-style-name=""><text:span text:style-name="a119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73" draw:layer="Master2-bg" draw:style-name="a1196" draw:name="Freeform: Shape 8">
        <svg:title/>
        <svg:desc/>
        <text:p text:style-name="a1195" text:class-names="" text:cond-style-name=""><text:span text:style-name="a119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74" draw:layer="Master2-bg" draw:style-name="a1199" draw:name="Freeform: Shape 9">
        <svg:title/>
        <svg:desc/>
        <text:p text:style-name="a1198" text:class-names="" text:cond-style-name=""><text:span text:style-name="a119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75" presentation:style-name="a1203" draw:name="Vertical Title 1" svg:x="8.07118in" svg:y="0.3941in" svg:width="2.55903in" svg:height="6.88889in" presentation:class="title" presentation:placeholder="false">
        <draw:text-box>
          <text:p text:style-name="a1202" text:class-names="" text:cond-style-name=""><text:span text:style-name="a1200" text:class-names="">Click to edit Master title style</text:span><text:span text:style-name="a1201" text:class-names=""/></text:p>
        </draw:text-box>
        <svg:title/>
        <svg:desc/>
      </draw:frame>
      <draw:frame draw:id="id176" presentation:style-name="a1220" draw:name="Vertical Text Placeholder 2" svg:x="0.3941in" svg:y="0.3941in" svg:width="7.51042in" svg:height="6.88889in" presentation:class="outline" presentation:placeholder="false">
        <draw:text-box>
          <text:list text:style-name="a1206">
            <text:list-item>
              <text:p text:style-name="a1205" text:class-names="" text:cond-style-name=""><text:span text:style-name="a1204" text:class-names="">Click to edit Master text styles</text:span></text:p>
            </text:list-item>
          </text:list>
          <text:list text:style-name="a1209">
            <text:list-item>
              <text:list text:style-name="a1209">
                <text:list-item>
                  <text:p text:style-name="a1208" text:class-names="" text:cond-style-name=""><text:span text:style-name="a1207" text:class-names="">Second level</text:span></text:p>
                </text:list-item>
              </text:list>
            </text:list-item>
          </text:list>
          <text:list text:style-name="a1212">
            <text:list-item>
              <text:list text:style-name="a1212">
                <text:list-item>
                  <text:list text:style-name="a1212">
                    <text:list-item>
                      <text:p text:style-name="a1211" text:class-names="" text:cond-style-name=""><text:span text:style-name="a12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215">
            <text:list-item>
              <text:list text:style-name="a1215">
                <text:list-item>
                  <text:list text:style-name="a1215">
                    <text:list-item>
                      <text:list text:style-name="a1215">
                        <text:list-item>
                          <text:p text:style-name="a1214" text:class-names="" text:cond-style-name=""><text:span text:style-name="a12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9">
            <text:list-item>
              <text:list text:style-name="a1219">
                <text:list-item>
                  <text:list text:style-name="a1219">
                    <text:list-item>
                      <text:list text:style-name="a1219">
                        <text:list-item>
                          <text:list text:style-name="a1219">
                            <text:list-item>
                              <text:p text:style-name="a1218" text:class-names="" text:cond-style-name=""><text:span text:style-name="a1216" text:class-names="">Fifth level</text:span><text:span text:style-name="a12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7" presentation:style-name="a1223" draw:name="Date Placeholder 3" svg:x="8.26772in" svg:y="7.48031in" svg:width="2.55906in" svg:height="0.57047in" presentation:class="date-time" presentation:placeholder="false">
        <draw:text-box>
          <text:p text:style-name="a1222" text:class-names="" text:cond-style-name=""><text:span text:style-name="a1221" text:class-names=""/></text:p>
        </draw:text-box>
        <svg:title/>
        <svg:desc/>
      </draw:frame>
      <draw:frame draw:id="id178" presentation:style-name="a1226" draw:name="Footer Placeholder 4" svg:x="1.1811in" svg:y="7.48031in" svg:width="3.54331in" svg:height="0.59055in" presentation:class="footer" presentation:placeholder="false">
        <draw:text-box>
          <text:p text:style-name="a1225" text:class-names="" text:cond-style-name=""><text:span text:style-name="a1224" text:class-names=""/></text:p>
        </draw:text-box>
        <svg:title/>
        <svg:desc/>
      </draw:frame>
      <draw:frame draw:id="id179" presentation:style-name="a1230" draw:name="Slide Number Placeholder 5" svg:x="0.19685in" svg:y="7.48031in" svg:width="0.59055in" svg:height="0.59055in" presentation:class="page-number" presentation:placeholder="false">
        <draw:text-box>
          <text:p text:style-name="a1229" text:class-names="" text:cond-style-name=""><text:span text:style-name="a1227" text:class-names=""><text:page-number style:num-format="1" text:fixed="false"/></text:span><text:span text:style-name="a1228" text:class-names=""/></text:p>
        </draw:text-box>
        <svg:title/>
        <svg:desc/>
      </draw:frame>
      <presentation:notes style:page-layout-name="pageLayout2" draw:style-name="a1247">
        <draw:page-thumbnail svg:x="0.23622in" svg:y="0.88858in" svg:width="7.79449in" svg:height="4.38425in" presentation:class="page" draw:id="id5" presentation:style-name="a1231" draw:name="Slide Image Placeholder 1">
          <svg:title/>
          <svg:desc/>
        </draw:page-thumbnail>
        <draw:frame draw:id="id6" presentation:style-name="a1234" draw:name="Notes Placeholder 2" svg:x="0.82677in" svg:y="5.55394in" svg:width="6.61378in" svg:height="5.26142in" presentation:class="notes" presentation:placeholder="false">
          <draw:text-box>
            <text:p text:style-name="a1233" text:class-names="" text:cond-style-name=""><text:span text:style-name="a1232" text:class-names=""/></text:p>
          </draw:text-box>
          <svg:title/>
          <svg:desc/>
        </draw:frame>
        <draw:frame draw:id="id7" presentation:style-name="a1237" draw:name="Header Placeholder 3" svg:x="0in" svg:y="0in" svg:width="3.5878in" svg:height="0.58425in" presentation:class="header" presentation:placeholder="false">
          <draw:text-box>
            <text:p text:style-name="a1236" text:class-names="" text:cond-style-name=""><text:span text:style-name="a1235" text:class-names=""/></text:p>
          </draw:text-box>
          <svg:title/>
          <svg:desc/>
        </draw:frame>
        <draw:frame draw:id="id8" presentation:style-name="a1240" draw:name="Date Placeholder 4" svg:x="4.67953in" svg:y="0in" svg:width="3.5878in" svg:height="0.58425in" presentation:class="date-time" presentation:placeholder="false">
          <draw:text-box>
            <text:p text:style-name="a1239" text:class-names="" text:cond-style-name=""><text:span text:style-name="a1238" text:class-names=""/></text:p>
          </draw:text-box>
          <svg:title/>
          <svg:desc/>
        </draw:frame>
        <draw:frame draw:id="id9" presentation:style-name="a1243" draw:name="Footer Placeholder 5" svg:x="0in" svg:y="11.10827in" svg:width="3.5878in" svg:height="0.58425in" presentation:class="footer" presentation:placeholder="false">
          <draw:text-box>
            <text:p text:style-name="a1242" text:class-names="" text:cond-style-name=""><text:span text:style-name="a1241" text:class-names=""/></text:p>
          </draw:text-box>
          <svg:title/>
          <svg:desc/>
        </draw:frame>
        <draw:frame draw:id="id10" presentation:style-name="a1246" draw:name="Slide Number Placeholder 6" svg:x="4.67953in" svg:y="11.10827in" svg:width="3.5878in" svg:height="0.58425in" presentation:class="page-number" presentation:placeholder="false">
          <draw:text-box>
            <text:p text:style-name="a1245" text:class-names="" text:cond-style-name=""><text:span text:style-name="a12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Alizarin0" style:page-layout-name="pageLayout1" draw:style-name="a1248">
      <draw:custom-shape svg:x="0in" svg:y="2.58346in" svg:width="10.62992in" svg:height="1.03346in" draw:id="id180" draw:style-name="a1251" draw:name="Freeform: Shape 1">
        <svg:title/>
        <svg:desc/>
        <text:p text:style-name="a1250" text:class-names="" text:cond-style-name=""><text:span text:style-name="a124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81" presentation:style-name="a1254" draw:name="Title Placeholder 2" svg:x="0.3937in" svg:y="2.7311in" svg:width="10.23622in" svg:height="0.73819in" presentation:class="title" presentation:placeholder="false">
        <draw:text-box>
          <text:p text:style-name="a1253" text:class-names="" text:cond-style-name=""><text:span text:style-name="a1252" text:class-names=""/></text:p>
        </draw:text-box>
        <svg:title/>
        <svg:desc/>
      </draw:frame>
      <draw:frame draw:id="id182" presentation:style-name="a1271" draw:name="Text Placeholder 3" svg:x="0.59055in" svg:y="3.83858in" svg:width="10.03937in" svg:height="2.06693in" presentation:class="outline" presentation:placeholder="false">
        <draw:text-box>
          <text:list text:style-name="a1257">
            <text:list-item>
              <text:p text:style-name="a1256" text:class-names="" text:cond-style-name=""><text:span text:style-name="a1255" text:class-names="">Click to edit Master text styles</text:span></text:p>
            </text:list-item>
          </text:list>
          <text:list text:style-name="a1260">
            <text:list-item>
              <text:list text:style-name="a1260">
                <text:list-item>
                  <text:p text:style-name="a1259" text:class-names="" text:cond-style-name=""><text:span text:style-name="a1258" text:class-names="">Second level</text:span></text:p>
                </text:list-item>
              </text:list>
            </text:list-item>
          </text:list>
          <text:list text:style-name="a1263">
            <text:list-item>
              <text:list text:style-name="a1263">
                <text:list-item>
                  <text:list text:style-name="a1263">
                    <text:list-item>
                      <text:p text:style-name="a1262" text:class-names="" text:cond-style-name=""><text:span text:style-name="a1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6">
            <text:list-item>
              <text:list text:style-name="a1266">
                <text:list-item>
                  <text:list text:style-name="a1266">
                    <text:list-item>
                      <text:list text:style-name="a1266">
                        <text:list-item>
                          <text:p text:style-name="a1265" text:class-names="" text:cond-style-name=""><text:span text:style-name="a1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0">
            <text:list-item>
              <text:list text:style-name="a1270">
                <text:list-item>
                  <text:list text:style-name="a1270">
                    <text:list-item>
                      <text:list text:style-name="a1270">
                        <text:list-item>
                          <text:list text:style-name="a1270">
                            <text:list-item>
                              <text:p text:style-name="a1269" text:class-names="" text:cond-style-name=""><text:span text:style-name="a1267" text:class-names="">Fifth level</text:span><text:span text:style-name="a1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3" presentation:style-name="a1274" draw:name="Date Placeholder 4" svg:x="8.26772in" svg:y="5.61024in" svg:width="2.55906in" svg:height="0.44291in" presentation:class="date-time" presentation:placeholder="false">
        <draw:text-box>
          <text:p text:style-name="a1273" text:class-names="" text:cond-style-name=""><text:span text:style-name="a1272" text:class-names=""/></text:p>
        </draw:text-box>
        <svg:title/>
        <svg:desc/>
      </draw:frame>
      <draw:frame draw:id="id184" presentation:style-name="a1277" draw:name="Footer Placeholder 5" svg:x="1.1811in" svg:y="5.61024in" svg:width="3.54331in" svg:height="0.44291in" presentation:class="footer" presentation:placeholder="false">
        <draw:text-box>
          <text:p text:style-name="a1276" text:class-names="" text:cond-style-name=""><text:span text:style-name="a1275" text:class-names=""/></text:p>
        </draw:text-box>
        <svg:title/>
        <svg:desc/>
      </draw:frame>
      <draw:frame draw:id="id185" presentation:style-name="a1280" draw:name="Slide Number Placeholder 6" svg:x="0.19685in" svg:y="5.61024in" svg:width="0.59055in" svg:height="0.44291in" presentation:class="page-number" presentation:placeholder="false">
        <draw:text-box>
          <text:p text:style-name="a1279" text:class-names="" text:cond-style-name=""><text:span text:style-name="a1278" text:class-names=""><text:page-number style:num-format="1" text:fixed="false"/></text:span></text:p>
        </draw:text-box>
        <svg:title/>
        <svg:desc/>
      </draw:frame>
      <presentation:notes style:page-layout-name="pageLayout2" draw:style-name="a1297">
        <draw:page-thumbnail svg:x="0.23622in" svg:y="0.88858in" svg:width="7.79449in" svg:height="4.38425in" presentation:class="page" draw:id="id5" presentation:style-name="a1281" draw:name="Slide Image Placeholder 1">
          <svg:title/>
          <svg:desc/>
        </draw:page-thumbnail>
        <draw:frame draw:id="id6" presentation:style-name="a1284" draw:name="Notes Placeholder 2" svg:x="0.82677in" svg:y="5.55394in" svg:width="6.61378in" svg:height="5.26142in" presentation:class="notes" presentation:placeholder="false">
          <draw:text-box>
            <text:p text:style-name="a1283" text:class-names="" text:cond-style-name=""><text:span text:style-name="a1282" text:class-names=""/></text:p>
          </draw:text-box>
          <svg:title/>
          <svg:desc/>
        </draw:frame>
        <draw:frame draw:id="id7" presentation:style-name="a1287" draw:name="Header Placeholder 3" svg:x="0in" svg:y="0in" svg:width="3.5878in" svg:height="0.58425in" presentation:class="header" presentation:placeholder="false">
          <draw:text-box>
            <text:p text:style-name="a1286" text:class-names="" text:cond-style-name=""><text:span text:style-name="a1285" text:class-names=""/></text:p>
          </draw:text-box>
          <svg:title/>
          <svg:desc/>
        </draw:frame>
        <draw:frame draw:id="id8" presentation:style-name="a1290" draw:name="Date Placeholder 4" svg:x="4.67953in" svg:y="0in" svg:width="3.5878in" svg:height="0.58425in" presentation:class="date-time" presentation:placeholder="false">
          <draw:text-box>
            <text:p text:style-name="a1289" text:class-names="" text:cond-style-name=""><text:span text:style-name="a1288" text:class-names=""/></text:p>
          </draw:text-box>
          <svg:title/>
          <svg:desc/>
        </draw:frame>
        <draw:frame draw:id="id9" presentation:style-name="a1293" draw:name="Footer Placeholder 5" svg:x="0in" svg:y="11.10827in" svg:width="3.5878in" svg:height="0.58425in" presentation:class="footer" presentation:placeholder="false">
          <draw:text-box>
            <text:p text:style-name="a1292" text:class-names="" text:cond-style-name=""><text:span text:style-name="a1291" text:class-names=""/></text:p>
          </draw:text-box>
          <svg:title/>
          <svg:desc/>
        </draw:frame>
        <draw:frame draw:id="id10" presentation:style-name="a1296" draw:name="Slide Number Placeholder 6" svg:x="4.67953in" svg:y="11.10827in" svg:width="3.5878in" svg:height="0.58425in" presentation:class="page-number" presentation:placeholder="false">
          <draw:text-box>
            <text:p text:style-name="a1295" text:class-names="" text:cond-style-name=""><text:span text:style-name="a12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Title-Slide" style:page-layout-name="pageLayout1" draw:style-name="a1298">
      <draw:custom-shape svg:x="0in" svg:y="2.58346in" svg:width="10.62992in" svg:height="1.03346in" draw:id="id186" draw:layer="Master3-bg" draw:style-name="a1301" draw:name="Freeform: Shape 6">
        <svg:title/>
        <svg:desc/>
        <text:p text:style-name="a1300" text:class-names="" text:cond-style-name=""><text:span text:style-name="a129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87" presentation:style-name="a1305" draw:name="Title 1" svg:x="1.37847in" svg:y="1.01563in" svg:width="8.26736in" svg:height="2.15799in" presentation:class="title" presentation:placeholder="false">
        <draw:text-box>
          <text:p text:style-name="a1304" text:class-names="" text:cond-style-name=""><text:span text:style-name="a1302" text:class-names="">Click to edit Master title style</text:span><text:span text:style-name="a1303" text:class-names=""/></text:p>
        </draw:text-box>
        <svg:title/>
        <svg:desc/>
      </draw:frame>
      <draw:frame draw:id="id188" presentation:style-name="a1309" draw:name="Subtitle 2" svg:x="1.37847in" svg:y="3.25694in" svg:width="8.26736in" svg:height="1.49826in" presentation:class="subtitle" presentation:placeholder="false">
        <draw:text-box>
          <text:p text:style-name="a1308" text:class-names="" text:cond-style-name=""><text:span text:style-name="a1306" text:class-names="">Click to edit Master subtitle style</text:span><text:span text:style-name="a1307" text:class-names=""/></text:p>
        </draw:text-box>
        <svg:title/>
        <svg:desc/>
      </draw:frame>
      <draw:frame draw:id="id189" presentation:style-name="a1312" draw:name="Date Placeholder 3" svg:x="8.26772in" svg:y="5.61024in" svg:width="2.55906in" svg:height="0.44291in" presentation:class="date-time" presentation:placeholder="false">
        <draw:text-box>
          <text:p text:style-name="a1311" text:class-names="" text:cond-style-name=""><text:span text:style-name="a1310" text:class-names=""/></text:p>
        </draw:text-box>
        <svg:title/>
        <svg:desc/>
      </draw:frame>
      <draw:frame draw:id="id190" presentation:style-name="a1315" draw:name="Footer Placeholder 4" svg:x="1.1811in" svg:y="5.61024in" svg:width="3.54331in" svg:height="0.44291in" presentation:class="footer" presentation:placeholder="false">
        <draw:text-box>
          <text:p text:style-name="a1314" text:class-names="" text:cond-style-name=""><text:span text:style-name="a1313" text:class-names=""/></text:p>
        </draw:text-box>
        <svg:title/>
        <svg:desc/>
      </draw:frame>
      <draw:frame draw:id="id191" presentation:style-name="a1319" draw:name="Slide Number Placeholder 5" svg:x="0.19685in" svg:y="5.61024in" svg:width="0.59055in" svg:height="0.44291in" presentation:class="page-number" presentation:placeholder="false">
        <draw:text-box>
          <text:p text:style-name="a1318" text:class-names="" text:cond-style-name=""><text:span text:style-name="a1316" text:class-names=""><text:page-number style:num-format="1" text:fixed="false"/></text:span><text:span text:style-name="a1317" text:class-names=""/></text:p>
        </draw:text-box>
        <svg:title/>
        <svg:desc/>
      </draw:frame>
      <presentation:notes style:page-layout-name="pageLayout2" draw:style-name="a1336">
        <draw:page-thumbnail svg:x="0.23622in" svg:y="0.88858in" svg:width="7.79449in" svg:height="4.38425in" presentation:class="page" draw:id="id5" presentation:style-name="a1320" draw:name="Slide Image Placeholder 1">
          <svg:title/>
          <svg:desc/>
        </draw:page-thumbnail>
        <draw:frame draw:id="id6" presentation:style-name="a1323" draw:name="Notes Placeholder 2" svg:x="0.82677in" svg:y="5.55394in" svg:width="6.61378in" svg:height="5.26142in" presentation:class="notes" presentation:placeholder="false">
          <draw:text-box>
            <text:p text:style-name="a1322" text:class-names="" text:cond-style-name=""><text:span text:style-name="a1321" text:class-names=""/></text:p>
          </draw:text-box>
          <svg:title/>
          <svg:desc/>
        </draw:frame>
        <draw:frame draw:id="id7" presentation:style-name="a1326" draw:name="Header Placeholder 3" svg:x="0in" svg:y="0in" svg:width="3.5878in" svg:height="0.58425in" presentation:class="header" presentation:placeholder="false">
          <draw:text-box>
            <text:p text:style-name="a1325" text:class-names="" text:cond-style-name=""><text:span text:style-name="a1324" text:class-names=""/></text:p>
          </draw:text-box>
          <svg:title/>
          <svg:desc/>
        </draw:frame>
        <draw:frame draw:id="id8" presentation:style-name="a1329" draw:name="Date Placeholder 4" svg:x="4.67953in" svg:y="0in" svg:width="3.5878in" svg:height="0.58425in" presentation:class="date-time" presentation:placeholder="false">
          <draw:text-box>
            <text:p text:style-name="a1328" text:class-names="" text:cond-style-name=""><text:span text:style-name="a1327" text:class-names=""/></text:p>
          </draw:text-box>
          <svg:title/>
          <svg:desc/>
        </draw:frame>
        <draw:frame draw:id="id9" presentation:style-name="a1332" draw:name="Footer Placeholder 5" svg:x="0in" svg:y="11.10827in" svg:width="3.5878in" svg:height="0.58425in" presentation:class="footer" presentation:placeholder="false">
          <draw:text-box>
            <text:p text:style-name="a1331" text:class-names="" text:cond-style-name=""><text:span text:style-name="a1330" text:class-names=""/></text:p>
          </draw:text-box>
          <svg:title/>
          <svg:desc/>
        </draw:frame>
        <draw:frame draw:id="id10" presentation:style-name="a1335" draw:name="Slide Number Placeholder 6" svg:x="4.67953in" svg:y="11.10827in" svg:width="3.5878in" svg:height="0.58425in" presentation:class="page-number" presentation:placeholder="false">
          <draw:text-box>
            <text:p text:style-name="a1334" text:class-names="" text:cond-style-name=""><text:span text:style-name="a13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le-and-Content" style:page-layout-name="pageLayout1" draw:style-name="a1337">
      <draw:custom-shape svg:x="0in" svg:y="2.58346in" svg:width="10.62992in" svg:height="1.03346in" draw:id="id192" draw:layer="Master3-bg" draw:style-name="a1340" draw:name="Freeform: Shape 6">
        <svg:title/>
        <svg:desc/>
        <text:p text:style-name="a1339" text:class-names="" text:cond-style-name=""><text:span text:style-name="a133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93" presentation:style-name="a1344" draw:name="Title 1" svg:x="0.3937in" svg:y="2.7311in" svg:width="10.23622in" svg:height="0.73819in" presentation:class="title" presentation:placeholder="false">
        <draw:text-box>
          <text:p text:style-name="a1343" text:class-names="" text:cond-style-name=""><text:span text:style-name="a1341" text:class-names="">Click to edit Master title style</text:span><text:span text:style-name="a1342" text:class-names=""/></text:p>
        </draw:text-box>
        <svg:title/>
        <svg:desc/>
      </draw:frame>
      <draw:frame draw:id="id194" presentation:style-name="a1360" draw:name="Content Placeholder 2" svg:x="0.59055in" svg:y="3.83858in" svg:width="10.03937in" svg:height="2.06693in" presentation:class="object" presentation:placeholder="false">
        <draw:text-box>
          <text:p text:style-name="a1346" text:class-names="" text:cond-style-name=""><text:span text:style-name="a1345" text:class-names="">Click to edit Master text styles</text:span></text:p>
          <text:list text:style-name="a1349">
            <text:list-item>
              <text:list text:style-name="a1349">
                <text:list-item>
                  <text:p text:style-name="a1348" text:class-names="" text:cond-style-name=""><text:span text:style-name="a1347" text:class-names="">Second level</text:span></text:p>
                </text:list-item>
              </text:list>
            </text:list-item>
          </text:list>
          <text:list text:style-name="a1352">
            <text:list-item>
              <text:list text:style-name="a1352">
                <text:list-item>
                  <text:list text:style-name="a1352">
                    <text:list-item>
                      <text:p text:style-name="a1351" text:class-names="" text:cond-style-name=""><text:span text:style-name="a135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5">
            <text:list-item>
              <text:list text:style-name="a1355">
                <text:list-item>
                  <text:list text:style-name="a1355">
                    <text:list-item>
                      <text:list text:style-name="a1355">
                        <text:list-item>
                          <text:p text:style-name="a1354" text:class-names="" text:cond-style-name=""><text:span text:style-name="a13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9">
            <text:list-item>
              <text:list text:style-name="a1359">
                <text:list-item>
                  <text:list text:style-name="a1359">
                    <text:list-item>
                      <text:list text:style-name="a1359">
                        <text:list-item>
                          <text:list text:style-name="a1359">
                            <text:list-item>
                              <text:p text:style-name="a1358" text:class-names="" text:cond-style-name=""><text:span text:style-name="a1356" text:class-names="">Fifth level</text:span><text:span text:style-name="a13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5" presentation:style-name="a1363" draw:name="Date Placeholder 3" svg:x="8.26772in" svg:y="5.61024in" svg:width="2.55906in" svg:height="0.44291in" presentation:class="date-time" presentation:placeholder="false">
        <draw:text-box>
          <text:p text:style-name="a1362" text:class-names="" text:cond-style-name=""><text:span text:style-name="a1361" text:class-names=""/></text:p>
        </draw:text-box>
        <svg:title/>
        <svg:desc/>
      </draw:frame>
      <draw:frame draw:id="id196" presentation:style-name="a1366" draw:name="Footer Placeholder 4" svg:x="1.1811in" svg:y="5.61024in" svg:width="3.54331in" svg:height="0.44291in" presentation:class="footer" presentation:placeholder="false">
        <draw:text-box>
          <text:p text:style-name="a1365" text:class-names="" text:cond-style-name=""><text:span text:style-name="a1364" text:class-names=""/></text:p>
        </draw:text-box>
        <svg:title/>
        <svg:desc/>
      </draw:frame>
      <draw:frame draw:id="id197" presentation:style-name="a1370" draw:name="Slide Number Placeholder 5" svg:x="0.19685in" svg:y="5.61024in" svg:width="0.59055in" svg:height="0.44291in" presentation:class="page-number" presentation:placeholder="false">
        <draw:text-box>
          <text:p text:style-name="a1369" text:class-names="" text:cond-style-name=""><text:span text:style-name="a1367" text:class-names=""><text:page-number style:num-format="1" text:fixed="false"/></text:span><text:span text:style-name="a1368" text:class-names=""/></text:p>
        </draw:text-box>
        <svg:title/>
        <svg:desc/>
      </draw:frame>
      <presentation:notes style:page-layout-name="pageLayout2" draw:style-name="a1387">
        <draw:page-thumbnail svg:x="0.23622in" svg:y="0.88858in" svg:width="7.79449in" svg:height="4.38425in" presentation:class="page" draw:id="id5" presentation:style-name="a1371" draw:name="Slide Image Placeholder 1">
          <svg:title/>
          <svg:desc/>
        </draw:page-thumbnail>
        <draw:frame draw:id="id6" presentation:style-name="a1374" draw:name="Notes Placeholder 2" svg:x="0.82677in" svg:y="5.55394in" svg:width="6.61378in" svg:height="5.26142in" presentation:class="notes" presentation:placeholder="false">
          <draw:text-box>
            <text:p text:style-name="a1373" text:class-names="" text:cond-style-name=""><text:span text:style-name="a1372" text:class-names=""/></text:p>
          </draw:text-box>
          <svg:title/>
          <svg:desc/>
        </draw:frame>
        <draw:frame draw:id="id7" presentation:style-name="a1377" draw:name="Header Placeholder 3" svg:x="0in" svg:y="0in" svg:width="3.5878in" svg:height="0.58425in" presentation:class="header" presentation:placeholder="false">
          <draw:text-box>
            <text:p text:style-name="a1376" text:class-names="" text:cond-style-name=""><text:span text:style-name="a1375" text:class-names=""/></text:p>
          </draw:text-box>
          <svg:title/>
          <svg:desc/>
        </draw:frame>
        <draw:frame draw:id="id8" presentation:style-name="a1380" draw:name="Date Placeholder 4" svg:x="4.67953in" svg:y="0in" svg:width="3.5878in" svg:height="0.58425in" presentation:class="date-time" presentation:placeholder="false">
          <draw:text-box>
            <text:p text:style-name="a1379" text:class-names="" text:cond-style-name=""><text:span text:style-name="a1378" text:class-names=""/></text:p>
          </draw:text-box>
          <svg:title/>
          <svg:desc/>
        </draw:frame>
        <draw:frame draw:id="id9" presentation:style-name="a1383" draw:name="Footer Placeholder 5" svg:x="0in" svg:y="11.10827in" svg:width="3.5878in" svg:height="0.58425in" presentation:class="footer" presentation:placeholder="false">
          <draw:text-box>
            <text:p text:style-name="a1382" text:class-names="" text:cond-style-name=""><text:span text:style-name="a1381" text:class-names=""/></text:p>
          </draw:text-box>
          <svg:title/>
          <svg:desc/>
        </draw:frame>
        <draw:frame draw:id="id10" presentation:style-name="a1386" draw:name="Slide Number Placeholder 6" svg:x="4.67953in" svg:y="11.10827in" svg:width="3.5878in" svg:height="0.58425in" presentation:class="page-number" presentation:placeholder="false">
          <draw:text-box>
            <text:p text:style-name="a1385" text:class-names="" text:cond-style-name=""><text:span text:style-name="a13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Section-Header" style:page-layout-name="pageLayout1" draw:style-name="a1388">
      <draw:custom-shape svg:x="0in" svg:y="2.58346in" svg:width="10.62992in" svg:height="1.03346in" draw:id="id198" draw:layer="Master3-bg" draw:style-name="a1391" draw:name="Freeform: Shape 6">
        <svg:title/>
        <svg:desc/>
        <text:p text:style-name="a1390" text:class-names="" text:cond-style-name=""><text:span text:style-name="a138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99" presentation:style-name="a1395" draw:name="Title 1" svg:x="0.75174in" svg:y="1.54688in" svg:width="9.50868in" svg:height="2.57812in" presentation:class="title" presentation:placeholder="false">
        <draw:text-box>
          <text:p text:style-name="a1394" text:class-names="" text:cond-style-name=""><text:span text:style-name="a1392" text:class-names="">Click to edit Master title style</text:span><text:span text:style-name="a1393" text:class-names=""/></text:p>
        </draw:text-box>
        <svg:title/>
        <svg:desc/>
      </draw:frame>
      <draw:frame draw:id="id200" presentation:style-name="a1399" draw:name="Text Placeholder 2" svg:x="0.75174in" svg:y="4.14931in" svg:width="9.50868in" svg:height="1.35764in" presentation:class="outline" presentation:placeholder="false">
        <draw:text-box>
          <text:list text:style-name="a1398">
            <text:list-item>
              <text:p text:style-name="a1397" text:class-names="" text:cond-style-name=""><text:span text:style-name="a1396" text:class-names="">Click to edit Master text styles</text:span></text:p>
            </text:list-item>
          </text:list>
        </draw:text-box>
        <svg:title/>
        <svg:desc/>
      </draw:frame>
      <draw:frame draw:id="id201" presentation:style-name="a1402" draw:name="Date Placeholder 3" svg:x="8.26772in" svg:y="5.61024in" svg:width="2.55906in" svg:height="0.44291in" presentation:class="date-time" presentation:placeholder="false">
        <draw:text-box>
          <text:p text:style-name="a1401" text:class-names="" text:cond-style-name=""><text:span text:style-name="a1400" text:class-names=""/></text:p>
        </draw:text-box>
        <svg:title/>
        <svg:desc/>
      </draw:frame>
      <draw:frame draw:id="id202" presentation:style-name="a1405" draw:name="Footer Placeholder 4" svg:x="1.1811in" svg:y="5.61024in" svg:width="3.54331in" svg:height="0.44291in" presentation:class="footer" presentation:placeholder="false">
        <draw:text-box>
          <text:p text:style-name="a1404" text:class-names="" text:cond-style-name=""><text:span text:style-name="a1403" text:class-names=""/></text:p>
        </draw:text-box>
        <svg:title/>
        <svg:desc/>
      </draw:frame>
      <draw:frame draw:id="id203" presentation:style-name="a1409" draw:name="Slide Number Placeholder 5" svg:x="0.19685in" svg:y="5.61024in" svg:width="0.59055in" svg:height="0.44291in" presentation:class="page-number" presentation:placeholder="false">
        <draw:text-box>
          <text:p text:style-name="a1408" text:class-names="" text:cond-style-name=""><text:span text:style-name="a1406" text:class-names=""><text:page-number style:num-format="1" text:fixed="false"/></text:span><text:span text:style-name="a1407" text:class-names=""/></text:p>
        </draw:text-box>
        <svg:title/>
        <svg:desc/>
      </draw:frame>
      <presentation:notes style:page-layout-name="pageLayout2" draw:style-name="a1426">
        <draw:page-thumbnail svg:x="0.23622in" svg:y="0.88858in" svg:width="7.79449in" svg:height="4.38425in" presentation:class="page" draw:id="id5" presentation:style-name="a1410" draw:name="Slide Image Placeholder 1">
          <svg:title/>
          <svg:desc/>
        </draw:page-thumbnail>
        <draw:frame draw:id="id6" presentation:style-name="a1413" draw:name="Notes Placeholder 2" svg:x="0.82677in" svg:y="5.55394in" svg:width="6.61378in" svg:height="5.26142in" presentation:class="notes" presentation:placeholder="false">
          <draw:text-box>
            <text:p text:style-name="a1412" text:class-names="" text:cond-style-name=""><text:span text:style-name="a1411" text:class-names=""/></text:p>
          </draw:text-box>
          <svg:title/>
          <svg:desc/>
        </draw:frame>
        <draw:frame draw:id="id7" presentation:style-name="a1416" draw:name="Header Placeholder 3" svg:x="0in" svg:y="0in" svg:width="3.5878in" svg:height="0.58425in" presentation:class="header" presentation:placeholder="false">
          <draw:text-box>
            <text:p text:style-name="a1415" text:class-names="" text:cond-style-name=""><text:span text:style-name="a1414" text:class-names=""/></text:p>
          </draw:text-box>
          <svg:title/>
          <svg:desc/>
        </draw:frame>
        <draw:frame draw:id="id8" presentation:style-name="a1419" draw:name="Date Placeholder 4" svg:x="4.67953in" svg:y="0in" svg:width="3.5878in" svg:height="0.58425in" presentation:class="date-time" presentation:placeholder="false">
          <draw:text-box>
            <text:p text:style-name="a1418" text:class-names="" text:cond-style-name=""><text:span text:style-name="a1417" text:class-names=""/></text:p>
          </draw:text-box>
          <svg:title/>
          <svg:desc/>
        </draw:frame>
        <draw:frame draw:id="id9" presentation:style-name="a1422" draw:name="Footer Placeholder 5" svg:x="0in" svg:y="11.10827in" svg:width="3.5878in" svg:height="0.58425in" presentation:class="footer" presentation:placeholder="false">
          <draw:text-box>
            <text:p text:style-name="a1421" text:class-names="" text:cond-style-name=""><text:span text:style-name="a1420" text:class-names=""/></text:p>
          </draw:text-box>
          <svg:title/>
          <svg:desc/>
        </draw:frame>
        <draw:frame draw:id="id10" presentation:style-name="a1425" draw:name="Slide Number Placeholder 6" svg:x="4.67953in" svg:y="11.10827in" svg:width="3.5878in" svg:height="0.58425in" presentation:class="page-number" presentation:placeholder="false">
          <draw:text-box>
            <text:p text:style-name="a1424" text:class-names="" text:cond-style-name=""><text:span text:style-name="a14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Two-Content" style:page-layout-name="pageLayout1" draw:style-name="a1427">
      <draw:custom-shape svg:x="0in" svg:y="2.58346in" svg:width="10.62992in" svg:height="1.03346in" draw:id="id204" draw:layer="Master3-bg" draw:style-name="a1430" draw:name="Freeform: Shape 7">
        <svg:title/>
        <svg:desc/>
        <text:p text:style-name="a1429" text:class-names="" text:cond-style-name=""><text:span text:style-name="a142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05" presentation:style-name="a1434" draw:name="Title 1" svg:x="0.3937in" svg:y="2.7311in" svg:width="10.23622in" svg:height="0.73819in" presentation:class="title" presentation:placeholder="false">
        <draw:text-box>
          <text:p text:style-name="a1433" text:class-names="" text:cond-style-name=""><text:span text:style-name="a1431" text:class-names="">Click to edit Master title style</text:span><text:span text:style-name="a1432" text:class-names=""/></text:p>
        </draw:text-box>
        <svg:title/>
        <svg:desc/>
      </draw:frame>
      <draw:frame draw:id="id206" presentation:style-name="a1450" draw:name="Content Placeholder 2" svg:x="0.59028in" svg:y="3.83854in" svg:width="4.93576in" svg:height="2.06771in" presentation:class="object" presentation:placeholder="false">
        <draw:text-box>
          <text:p text:style-name="a1436" text:class-names="" text:cond-style-name=""><text:span text:style-name="a1435" text:class-names="">Click to edit Master text styles</text:span></text:p>
          <text:list text:style-name="a1439">
            <text:list-item>
              <text:list text:style-name="a1439">
                <text:list-item>
                  <text:p text:style-name="a1438" text:class-names="" text:cond-style-name=""><text:span text:style-name="a1437" text:class-names="">Second level</text:span></text:p>
                </text:list-item>
              </text:list>
            </text:list-item>
          </text:list>
          <text:list text:style-name="a1442">
            <text:list-item>
              <text:list text:style-name="a1442">
                <text:list-item>
                  <text:list text:style-name="a1442">
                    <text:list-item>
                      <text:p text:style-name="a1441" text:class-names="" text:cond-style-name=""><text:span text:style-name="a14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445">
            <text:list-item>
              <text:list text:style-name="a1445">
                <text:list-item>
                  <text:list text:style-name="a1445">
                    <text:list-item>
                      <text:list text:style-name="a1445">
                        <text:list-item>
                          <text:p text:style-name="a1444" text:class-names="" text:cond-style-name=""><text:span text:style-name="a14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9">
            <text:list-item>
              <text:list text:style-name="a1449">
                <text:list-item>
                  <text:list text:style-name="a1449">
                    <text:list-item>
                      <text:list text:style-name="a1449">
                        <text:list-item>
                          <text:list text:style-name="a1449">
                            <text:list-item>
                              <text:p text:style-name="a1448" text:class-names="" text:cond-style-name=""><text:span text:style-name="a1446" text:class-names="">Fifth level</text:span><text:span text:style-name="a14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7" presentation:style-name="a1466" draw:name="Content Placeholder 3" svg:x="5.69271in" svg:y="3.83854in" svg:width="4.9375in" svg:height="2.06771in" presentation:class="object" presentation:placeholder="false">
        <draw:text-box>
          <text:p text:style-name="a1452" text:class-names="" text:cond-style-name=""><text:span text:style-name="a1451" text:class-names="">Click to edit Master text styles</text:span></text:p>
          <text:list text:style-name="a1455">
            <text:list-item>
              <text:list text:style-name="a1455">
                <text:list-item>
                  <text:p text:style-name="a1454" text:class-names="" text:cond-style-name=""><text:span text:style-name="a1453" text:class-names="">Second level</text:span></text:p>
                </text:list-item>
              </text:list>
            </text:list-item>
          </text:list>
          <text:list text:style-name="a1458">
            <text:list-item>
              <text:list text:style-name="a1458">
                <text:list-item>
                  <text:list text:style-name="a1458">
                    <text:list-item>
                      <text:p text:style-name="a1457" text:class-names="" text:cond-style-name=""><text:span text:style-name="a14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461">
            <text:list-item>
              <text:list text:style-name="a1461">
                <text:list-item>
                  <text:list text:style-name="a1461">
                    <text:list-item>
                      <text:list text:style-name="a1461">
                        <text:list-item>
                          <text:p text:style-name="a1460" text:class-names="" text:cond-style-name=""><text:span text:style-name="a14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5">
            <text:list-item>
              <text:list text:style-name="a1465">
                <text:list-item>
                  <text:list text:style-name="a1465">
                    <text:list-item>
                      <text:list text:style-name="a1465">
                        <text:list-item>
                          <text:list text:style-name="a1465">
                            <text:list-item>
                              <text:p text:style-name="a1464" text:class-names="" text:cond-style-name=""><text:span text:style-name="a1462" text:class-names="">Fifth level</text:span><text:span text:style-name="a14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1469" draw:name="Date Placeholder 4" svg:x="8.26772in" svg:y="5.61024in" svg:width="2.55906in" svg:height="0.44291in" presentation:class="date-time" presentation:placeholder="false">
        <draw:text-box>
          <text:p text:style-name="a1468" text:class-names="" text:cond-style-name=""><text:span text:style-name="a1467" text:class-names=""/></text:p>
        </draw:text-box>
        <svg:title/>
        <svg:desc/>
      </draw:frame>
      <draw:frame draw:id="id209" presentation:style-name="a1472" draw:name="Footer Placeholder 5" svg:x="1.1811in" svg:y="5.61024in" svg:width="3.54331in" svg:height="0.44291in" presentation:class="footer" presentation:placeholder="false">
        <draw:text-box>
          <text:p text:style-name="a1471" text:class-names="" text:cond-style-name=""><text:span text:style-name="a1470" text:class-names=""/></text:p>
        </draw:text-box>
        <svg:title/>
        <svg:desc/>
      </draw:frame>
      <draw:frame draw:id="id210" presentation:style-name="a1476" draw:name="Slide Number Placeholder 6" svg:x="0.19685in" svg:y="5.61024in" svg:width="0.59055in" svg:height="0.44291in" presentation:class="page-number" presentation:placeholder="false">
        <draw:text-box>
          <text:p text:style-name="a1475" text:class-names="" text:cond-style-name=""><text:span text:style-name="a1473" text:class-names=""><text:page-number style:num-format="1" text:fixed="false"/></text:span><text:span text:style-name="a1474" text:class-names=""/></text:p>
        </draw:text-box>
        <svg:title/>
        <svg:desc/>
      </draw:frame>
      <presentation:notes style:page-layout-name="pageLayout2" draw:style-name="a1493">
        <draw:page-thumbnail svg:x="0.23622in" svg:y="0.88858in" svg:width="7.79449in" svg:height="4.38425in" presentation:class="page" draw:id="id5" presentation:style-name="a1477" draw:name="Slide Image Placeholder 1">
          <svg:title/>
          <svg:desc/>
        </draw:page-thumbnail>
        <draw:frame draw:id="id6" presentation:style-name="a1480" draw:name="Notes Placeholder 2" svg:x="0.82677in" svg:y="5.55394in" svg:width="6.61378in" svg:height="5.26142in" presentation:class="notes" presentation:placeholder="false">
          <draw:text-box>
            <text:p text:style-name="a1479" text:class-names="" text:cond-style-name=""><text:span text:style-name="a1478" text:class-names=""/></text:p>
          </draw:text-box>
          <svg:title/>
          <svg:desc/>
        </draw:frame>
        <draw:frame draw:id="id7" presentation:style-name="a1483" draw:name="Header Placeholder 3" svg:x="0in" svg:y="0in" svg:width="3.5878in" svg:height="0.58425in" presentation:class="header" presentation:placeholder="false">
          <draw:text-box>
            <text:p text:style-name="a1482" text:class-names="" text:cond-style-name=""><text:span text:style-name="a1481" text:class-names=""/></text:p>
          </draw:text-box>
          <svg:title/>
          <svg:desc/>
        </draw:frame>
        <draw:frame draw:id="id8" presentation:style-name="a1486" draw:name="Date Placeholder 4" svg:x="4.67953in" svg:y="0in" svg:width="3.5878in" svg:height="0.58425in" presentation:class="date-time" presentation:placeholder="false">
          <draw:text-box>
            <text:p text:style-name="a1485" text:class-names="" text:cond-style-name=""><text:span text:style-name="a1484" text:class-names=""/></text:p>
          </draw:text-box>
          <svg:title/>
          <svg:desc/>
        </draw:frame>
        <draw:frame draw:id="id9" presentation:style-name="a1489" draw:name="Footer Placeholder 5" svg:x="0in" svg:y="11.10827in" svg:width="3.5878in" svg:height="0.58425in" presentation:class="footer" presentation:placeholder="false">
          <draw:text-box>
            <text:p text:style-name="a1488" text:class-names="" text:cond-style-name=""><text:span text:style-name="a1487" text:class-names=""/></text:p>
          </draw:text-box>
          <svg:title/>
          <svg:desc/>
        </draw:frame>
        <draw:frame draw:id="id10" presentation:style-name="a1492" draw:name="Slide Number Placeholder 6" svg:x="4.67953in" svg:y="11.10827in" svg:width="3.5878in" svg:height="0.58425in" presentation:class="page-number" presentation:placeholder="false">
          <draw:text-box>
            <text:p text:style-name="a1491" text:class-names="" text:cond-style-name=""><text:span text:style-name="a14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mparison" style:page-layout-name="pageLayout1" draw:style-name="a1494">
      <draw:custom-shape svg:x="0in" svg:y="2.58346in" svg:width="10.62992in" svg:height="1.03346in" draw:id="id211" draw:layer="Master3-bg" draw:style-name="a1497" draw:name="Freeform: Shape 9">
        <svg:title/>
        <svg:desc/>
        <text:p text:style-name="a1496" text:class-names="" text:cond-style-name=""><text:span text:style-name="a149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12" presentation:style-name="a1501" draw:name="Title 1" svg:x="0.75868in" svg:y="0.32986in" svg:width="9.50868in" svg:height="1.19965in" presentation:class="title" presentation:placeholder="false">
        <draw:text-box>
          <text:p text:style-name="a1500" text:class-names="" text:cond-style-name=""><text:span text:style-name="a1498" text:class-names="">Click to edit Master title style</text:span><text:span text:style-name="a1499" text:class-names=""/></text:p>
        </draw:text-box>
        <svg:title/>
        <svg:desc/>
      </draw:frame>
      <draw:frame draw:id="id213" presentation:style-name="a1505" draw:name="Text Placeholder 2" svg:x="0.75868in" svg:y="1.52083in" svg:width="4.66493in" svg:height="0.74479in" presentation:class="outline" presentation:placeholder="false">
        <draw:text-box>
          <text:list text:style-name="a1504">
            <text:list-item>
              <text:p text:style-name="a1503" text:class-names="" text:cond-style-name=""><text:span text:style-name="a1502" text:class-names="">Click to edit Master text styles</text:span></text:p>
            </text:list-item>
          </text:list>
        </draw:text-box>
        <svg:title/>
        <svg:desc/>
      </draw:frame>
      <draw:frame draw:id="id214" presentation:style-name="a1521" draw:name="Content Placeholder 3" svg:x="0.75868in" svg:y="2.26563in" svg:width="4.66493in" svg:height="3.3316in" presentation:class="object" presentation:placeholder="false">
        <draw:text-box>
          <text:p text:style-name="a1507" text:class-names="" text:cond-style-name=""><text:span text:style-name="a1506" text:class-names="">Click to edit Master text styles</text:span></text:p>
          <text:list text:style-name="a1510">
            <text:list-item>
              <text:list text:style-name="a1510">
                <text:list-item>
                  <text:p text:style-name="a1509" text:class-names="" text:cond-style-name=""><text:span text:style-name="a1508" text:class-names="">Second level</text:span></text:p>
                </text:list-item>
              </text:list>
            </text:list-item>
          </text:list>
          <text:list text:style-name="a1513">
            <text:list-item>
              <text:list text:style-name="a1513">
                <text:list-item>
                  <text:list text:style-name="a1513">
                    <text:list-item>
                      <text:p text:style-name="a1512" text:class-names="" text:cond-style-name=""><text:span text:style-name="a15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516">
            <text:list-item>
              <text:list text:style-name="a1516">
                <text:list-item>
                  <text:list text:style-name="a1516">
                    <text:list-item>
                      <text:list text:style-name="a1516">
                        <text:list-item>
                          <text:p text:style-name="a1515" text:class-names="" text:cond-style-name=""><text:span text:style-name="a15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0">
            <text:list-item>
              <text:list text:style-name="a1520">
                <text:list-item>
                  <text:list text:style-name="a1520">
                    <text:list-item>
                      <text:list text:style-name="a1520">
                        <text:list-item>
                          <text:list text:style-name="a1520">
                            <text:list-item>
                              <text:p text:style-name="a1519" text:class-names="" text:cond-style-name=""><text:span text:style-name="a1517" text:class-names="">Fifth level</text:span><text:span text:style-name="a15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5" presentation:style-name="a1525" draw:name="Text Placeholder 4" svg:x="5.5816in" svg:y="1.52083in" svg:width="4.68576in" svg:height="0.74479in" presentation:class="outline" presentation:placeholder="false">
        <draw:text-box>
          <text:list text:style-name="a1524">
            <text:list-item>
              <text:p text:style-name="a1523" text:class-names="" text:cond-style-name=""><text:span text:style-name="a1522" text:class-names="">Click to edit Master text styles</text:span></text:p>
            </text:list-item>
          </text:list>
        </draw:text-box>
        <svg:title/>
        <svg:desc/>
      </draw:frame>
      <draw:frame draw:id="id216" presentation:style-name="a1541" draw:name="Content Placeholder 5" svg:x="5.5816in" svg:y="2.26563in" svg:width="4.68576in" svg:height="3.3316in" presentation:class="object" presentation:placeholder="false">
        <draw:text-box>
          <text:p text:style-name="a1527" text:class-names="" text:cond-style-name=""><text:span text:style-name="a1526" text:class-names="">Click to edit Master text styles</text:span></text:p>
          <text:list text:style-name="a1530">
            <text:list-item>
              <text:list text:style-name="a1530">
                <text:list-item>
                  <text:p text:style-name="a1529" text:class-names="" text:cond-style-name=""><text:span text:style-name="a1528" text:class-names="">Second level</text:span></text:p>
                </text:list-item>
              </text:list>
            </text:list-item>
          </text:list>
          <text:list text:style-name="a1533">
            <text:list-item>
              <text:list text:style-name="a1533">
                <text:list-item>
                  <text:list text:style-name="a1533">
                    <text:list-item>
                      <text:p text:style-name="a1532" text:class-names="" text:cond-style-name=""><text:span text:style-name="a1531" text:class-names="">Third level</text:span></text:p>
                    </text:list-item>
                  </text:list>
                </text:list-item>
              </text:list>
            </text:list-item>
          </text:list>
          <text:list text:style-name="a1536">
            <text:list-item>
              <text:list text:style-name="a1536">
                <text:list-item>
                  <text:list text:style-name="a1536">
                    <text:list-item>
                      <text:list text:style-name="a1536">
                        <text:list-item>
                          <text:p text:style-name="a1535" text:class-names="" text:cond-style-name=""><text:span text:style-name="a15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0">
            <text:list-item>
              <text:list text:style-name="a1540">
                <text:list-item>
                  <text:list text:style-name="a1540">
                    <text:list-item>
                      <text:list text:style-name="a1540">
                        <text:list-item>
                          <text:list text:style-name="a1540">
                            <text:list-item>
                              <text:p text:style-name="a1539" text:class-names="" text:cond-style-name=""><text:span text:style-name="a1537" text:class-names="">Fifth level</text:span><text:span text:style-name="a15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7" presentation:style-name="a1544" draw:name="Date Placeholder 6" svg:x="8.26772in" svg:y="5.61024in" svg:width="2.55906in" svg:height="0.44291in" presentation:class="date-time" presentation:placeholder="false">
        <draw:text-box>
          <text:p text:style-name="a1543" text:class-names="" text:cond-style-name=""><text:span text:style-name="a1542" text:class-names=""/></text:p>
        </draw:text-box>
        <svg:title/>
        <svg:desc/>
      </draw:frame>
      <draw:frame draw:id="id218" presentation:style-name="a1547" draw:name="Footer Placeholder 7" svg:x="1.1811in" svg:y="5.61024in" svg:width="3.54331in" svg:height="0.44291in" presentation:class="footer" presentation:placeholder="false">
        <draw:text-box>
          <text:p text:style-name="a1546" text:class-names="" text:cond-style-name=""><text:span text:style-name="a1545" text:class-names=""/></text:p>
        </draw:text-box>
        <svg:title/>
        <svg:desc/>
      </draw:frame>
      <draw:frame draw:id="id219" presentation:style-name="a1551" draw:name="Slide Number Placeholder 8" svg:x="0.19685in" svg:y="5.61024in" svg:width="0.59055in" svg:height="0.44291in" presentation:class="page-number" presentation:placeholder="false">
        <draw:text-box>
          <text:p text:style-name="a1550" text:class-names="" text:cond-style-name=""><text:span text:style-name="a1548" text:class-names=""><text:page-number style:num-format="1" text:fixed="false"/></text:span><text:span text:style-name="a1549" text:class-names=""/></text:p>
        </draw:text-box>
        <svg:title/>
        <svg:desc/>
      </draw:frame>
      <presentation:notes style:page-layout-name="pageLayout2" draw:style-name="a1568">
        <draw:page-thumbnail svg:x="0.23622in" svg:y="0.88858in" svg:width="7.79449in" svg:height="4.38425in" presentation:class="page" draw:id="id5" presentation:style-name="a1552" draw:name="Slide Image Placeholder 1">
          <svg:title/>
          <svg:desc/>
        </draw:page-thumbnail>
        <draw:frame draw:id="id6" presentation:style-name="a1555" draw:name="Notes Placeholder 2" svg:x="0.82677in" svg:y="5.55394in" svg:width="6.61378in" svg:height="5.26142in" presentation:class="notes" presentation:placeholder="false">
          <draw:text-box>
            <text:p text:style-name="a1554" text:class-names="" text:cond-style-name=""><text:span text:style-name="a1553" text:class-names=""/></text:p>
          </draw:text-box>
          <svg:title/>
          <svg:desc/>
        </draw:frame>
        <draw:frame draw:id="id7" presentation:style-name="a1558" draw:name="Header Placeholder 3" svg:x="0in" svg:y="0in" svg:width="3.5878in" svg:height="0.58425in" presentation:class="header" presentation:placeholder="false">
          <draw:text-box>
            <text:p text:style-name="a1557" text:class-names="" text:cond-style-name=""><text:span text:style-name="a1556" text:class-names=""/></text:p>
          </draw:text-box>
          <svg:title/>
          <svg:desc/>
        </draw:frame>
        <draw:frame draw:id="id8" presentation:style-name="a1561" draw:name="Date Placeholder 4" svg:x="4.67953in" svg:y="0in" svg:width="3.5878in" svg:height="0.58425in" presentation:class="date-time" presentation:placeholder="false">
          <draw:text-box>
            <text:p text:style-name="a1560" text:class-names="" text:cond-style-name=""><text:span text:style-name="a1559" text:class-names=""/></text:p>
          </draw:text-box>
          <svg:title/>
          <svg:desc/>
        </draw:frame>
        <draw:frame draw:id="id9" presentation:style-name="a1564" draw:name="Footer Placeholder 5" svg:x="0in" svg:y="11.10827in" svg:width="3.5878in" svg:height="0.58425in" presentation:class="footer" presentation:placeholder="false">
          <draw:text-box>
            <text:p text:style-name="a1563" text:class-names="" text:cond-style-name=""><text:span text:style-name="a1562" text:class-names=""/></text:p>
          </draw:text-box>
          <svg:title/>
          <svg:desc/>
        </draw:frame>
        <draw:frame draw:id="id10" presentation:style-name="a1567" draw:name="Slide Number Placeholder 6" svg:x="4.67953in" svg:y="11.10827in" svg:width="3.5878in" svg:height="0.58425in" presentation:class="page-number" presentation:placeholder="false">
          <draw:text-box>
            <text:p text:style-name="a1566" text:class-names="" text:cond-style-name=""><text:span text:style-name="a15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Title-Only" style:page-layout-name="pageLayout1" draw:style-name="a1569">
      <draw:custom-shape svg:x="0in" svg:y="2.58346in" svg:width="10.62992in" svg:height="1.03346in" draw:id="id220" draw:layer="Master3-bg" draw:style-name="a1572" draw:name="Freeform: Shape 5">
        <svg:title/>
        <svg:desc/>
        <text:p text:style-name="a1571" text:class-names="" text:cond-style-name=""><text:span text:style-name="a157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21" presentation:style-name="a1576" draw:name="Title 1" svg:x="0.3937in" svg:y="2.7311in" svg:width="10.23622in" svg:height="0.73819in" presentation:class="title" presentation:placeholder="false">
        <draw:text-box>
          <text:p text:style-name="a1575" text:class-names="" text:cond-style-name=""><text:span text:style-name="a1573" text:class-names="">Click to edit Master title style</text:span><text:span text:style-name="a1574" text:class-names=""/></text:p>
        </draw:text-box>
        <svg:title/>
        <svg:desc/>
      </draw:frame>
      <draw:frame draw:id="id222" presentation:style-name="a1579" draw:name="Date Placeholder 2" svg:x="8.26772in" svg:y="5.61024in" svg:width="2.55906in" svg:height="0.44291in" presentation:class="date-time" presentation:placeholder="false">
        <draw:text-box>
          <text:p text:style-name="a1578" text:class-names="" text:cond-style-name=""><text:span text:style-name="a1577" text:class-names=""/></text:p>
        </draw:text-box>
        <svg:title/>
        <svg:desc/>
      </draw:frame>
      <draw:frame draw:id="id223" presentation:style-name="a1582" draw:name="Footer Placeholder 3" svg:x="1.1811in" svg:y="5.61024in" svg:width="3.54331in" svg:height="0.44291in" presentation:class="footer" presentation:placeholder="false">
        <draw:text-box>
          <text:p text:style-name="a1581" text:class-names="" text:cond-style-name=""><text:span text:style-name="a1580" text:class-names=""/></text:p>
        </draw:text-box>
        <svg:title/>
        <svg:desc/>
      </draw:frame>
      <draw:frame draw:id="id224" presentation:style-name="a1586" draw:name="Slide Number Placeholder 4" svg:x="0.19685in" svg:y="5.61024in" svg:width="0.59055in" svg:height="0.44291in" presentation:class="page-number" presentation:placeholder="false">
        <draw:text-box>
          <text:p text:style-name="a1585" text:class-names="" text:cond-style-name=""><text:span text:style-name="a1583" text:class-names=""><text:page-number style:num-format="1" text:fixed="false"/></text:span><text:span text:style-name="a1584" text:class-names=""/></text:p>
        </draw:text-box>
        <svg:title/>
        <svg:desc/>
      </draw:frame>
      <presentation:notes style:page-layout-name="pageLayout2" draw:style-name="a1603">
        <draw:page-thumbnail svg:x="0.23622in" svg:y="0.88858in" svg:width="7.79449in" svg:height="4.38425in" presentation:class="page" draw:id="id5" presentation:style-name="a1587" draw:name="Slide Image Placeholder 1">
          <svg:title/>
          <svg:desc/>
        </draw:page-thumbnail>
        <draw:frame draw:id="id6" presentation:style-name="a1590" draw:name="Notes Placeholder 2" svg:x="0.82677in" svg:y="5.55394in" svg:width="6.61378in" svg:height="5.26142in" presentation:class="notes" presentation:placeholder="false">
          <draw:text-box>
            <text:p text:style-name="a1589" text:class-names="" text:cond-style-name=""><text:span text:style-name="a1588" text:class-names=""/></text:p>
          </draw:text-box>
          <svg:title/>
          <svg:desc/>
        </draw:frame>
        <draw:frame draw:id="id7" presentation:style-name="a1593" draw:name="Header Placeholder 3" svg:x="0in" svg:y="0in" svg:width="3.5878in" svg:height="0.58425in" presentation:class="header" presentation:placeholder="false">
          <draw:text-box>
            <text:p text:style-name="a1592" text:class-names="" text:cond-style-name=""><text:span text:style-name="a1591" text:class-names=""/></text:p>
          </draw:text-box>
          <svg:title/>
          <svg:desc/>
        </draw:frame>
        <draw:frame draw:id="id8" presentation:style-name="a1596" draw:name="Date Placeholder 4" svg:x="4.67953in" svg:y="0in" svg:width="3.5878in" svg:height="0.58425in" presentation:class="date-time" presentation:placeholder="false">
          <draw:text-box>
            <text:p text:style-name="a1595" text:class-names="" text:cond-style-name=""><text:span text:style-name="a1594" text:class-names=""/></text:p>
          </draw:text-box>
          <svg:title/>
          <svg:desc/>
        </draw:frame>
        <draw:frame draw:id="id9" presentation:style-name="a1599" draw:name="Footer Placeholder 5" svg:x="0in" svg:y="11.10827in" svg:width="3.5878in" svg:height="0.58425in" presentation:class="footer" presentation:placeholder="false">
          <draw:text-box>
            <text:p text:style-name="a1598" text:class-names="" text:cond-style-name=""><text:span text:style-name="a1597" text:class-names=""/></text:p>
          </draw:text-box>
          <svg:title/>
          <svg:desc/>
        </draw:frame>
        <draw:frame draw:id="id10" presentation:style-name="a1602" draw:name="Slide Number Placeholder 6" svg:x="4.67953in" svg:y="11.10827in" svg:width="3.5878in" svg:height="0.58425in" presentation:class="page-number" presentation:placeholder="false">
          <draw:text-box>
            <text:p text:style-name="a1601" text:class-names="" text:cond-style-name=""><text:span text:style-name="a16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Blank" style:page-layout-name="pageLayout1" draw:style-name="a1604">
      <draw:custom-shape svg:x="0in" svg:y="2.58346in" svg:width="10.62992in" svg:height="1.03346in" draw:id="id225" draw:layer="Master3-bg" draw:style-name="a1607" draw:name="Freeform: Shape 4">
        <svg:title/>
        <svg:desc/>
        <text:p text:style-name="a1606" text:class-names="" text:cond-style-name=""><text:span text:style-name="a160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26" presentation:style-name="a1610" draw:name="Date Placeholder 1" svg:x="8.26772in" svg:y="5.61024in" svg:width="2.55906in" svg:height="0.44291in" presentation:class="date-time" presentation:placeholder="false">
        <draw:text-box>
          <text:p text:style-name="a1609" text:class-names="" text:cond-style-name=""><text:span text:style-name="a1608" text:class-names=""/></text:p>
        </draw:text-box>
        <svg:title/>
        <svg:desc/>
      </draw:frame>
      <draw:frame draw:id="id227" presentation:style-name="a1613" draw:name="Footer Placeholder 2" svg:x="1.1811in" svg:y="5.61024in" svg:width="3.54331in" svg:height="0.44291in" presentation:class="footer" presentation:placeholder="false">
        <draw:text-box>
          <text:p text:style-name="a1612" text:class-names="" text:cond-style-name=""><text:span text:style-name="a1611" text:class-names=""/></text:p>
        </draw:text-box>
        <svg:title/>
        <svg:desc/>
      </draw:frame>
      <draw:frame draw:id="id228" presentation:style-name="a1617" draw:name="Slide Number Placeholder 3" svg:x="0.19685in" svg:y="5.61024in" svg:width="0.59055in" svg:height="0.44291in" presentation:class="page-number" presentation:placeholder="false">
        <draw:text-box>
          <text:p text:style-name="a1616" text:class-names="" text:cond-style-name=""><text:span text:style-name="a1614" text:class-names=""><text:page-number style:num-format="1" text:fixed="false"/></text:span><text:span text:style-name="a1615" text:class-names=""/></text:p>
        </draw:text-box>
        <svg:title/>
        <svg:desc/>
      </draw:frame>
      <presentation:notes style:page-layout-name="pageLayout2" draw:style-name="a1634">
        <draw:page-thumbnail svg:x="0.23622in" svg:y="0.88858in" svg:width="7.79449in" svg:height="4.38425in" presentation:class="page" draw:id="id5" presentation:style-name="a1618" draw:name="Slide Image Placeholder 1">
          <svg:title/>
          <svg:desc/>
        </draw:page-thumbnail>
        <draw:frame draw:id="id6" presentation:style-name="a1621" draw:name="Notes Placeholder 2" svg:x="0.82677in" svg:y="5.55394in" svg:width="6.61378in" svg:height="5.26142in" presentation:class="notes" presentation:placeholder="false">
          <draw:text-box>
            <text:p text:style-name="a1620" text:class-names="" text:cond-style-name=""><text:span text:style-name="a1619" text:class-names=""/></text:p>
          </draw:text-box>
          <svg:title/>
          <svg:desc/>
        </draw:frame>
        <draw:frame draw:id="id7" presentation:style-name="a1624" draw:name="Header Placeholder 3" svg:x="0in" svg:y="0in" svg:width="3.5878in" svg:height="0.58425in" presentation:class="header" presentation:placeholder="false">
          <draw:text-box>
            <text:p text:style-name="a1623" text:class-names="" text:cond-style-name=""><text:span text:style-name="a1622" text:class-names=""/></text:p>
          </draw:text-box>
          <svg:title/>
          <svg:desc/>
        </draw:frame>
        <draw:frame draw:id="id8" presentation:style-name="a1627" draw:name="Date Placeholder 4" svg:x="4.67953in" svg:y="0in" svg:width="3.5878in" svg:height="0.58425in" presentation:class="date-time" presentation:placeholder="false">
          <draw:text-box>
            <text:p text:style-name="a1626" text:class-names="" text:cond-style-name=""><text:span text:style-name="a1625" text:class-names=""/></text:p>
          </draw:text-box>
          <svg:title/>
          <svg:desc/>
        </draw:frame>
        <draw:frame draw:id="id9" presentation:style-name="a1630" draw:name="Footer Placeholder 5" svg:x="0in" svg:y="11.10827in" svg:width="3.5878in" svg:height="0.58425in" presentation:class="footer" presentation:placeholder="false">
          <draw:text-box>
            <text:p text:style-name="a1629" text:class-names="" text:cond-style-name=""><text:span text:style-name="a1628" text:class-names=""/></text:p>
          </draw:text-box>
          <svg:title/>
          <svg:desc/>
        </draw:frame>
        <draw:frame draw:id="id10" presentation:style-name="a1633" draw:name="Slide Number Placeholder 6" svg:x="4.67953in" svg:y="11.10827in" svg:width="3.5878in" svg:height="0.58425in" presentation:class="page-number" presentation:placeholder="false">
          <draw:text-box>
            <text:p text:style-name="a1632" text:class-names="" text:cond-style-name=""><text:span text:style-name="a1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t-with-Caption" style:page-layout-name="pageLayout1" draw:style-name="a1635">
      <draw:custom-shape svg:x="0in" svg:y="2.58346in" svg:width="10.62992in" svg:height="1.03346in" draw:id="id229" draw:layer="Master3-bg" draw:style-name="a1638" draw:name="Freeform: Shape 7">
        <svg:title/>
        <svg:desc/>
        <text:p text:style-name="a1637" text:class-names="" text:cond-style-name=""><text:span text:style-name="a163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30" presentation:style-name="a1642" draw:name="Title 1" svg:x="0.75868in" svg:y="0.41319in" svg:width="3.55556in" svg:height="1.44792in" presentation:class="title" presentation:placeholder="false">
        <draw:text-box>
          <text:p text:style-name="a1641" text:class-names="" text:cond-style-name=""><text:span text:style-name="a1639" text:class-names="">Click to edit Master title style</text:span><text:span text:style-name="a1640" text:class-names=""/></text:p>
        </draw:text-box>
        <svg:title/>
        <svg:desc/>
      </draw:frame>
      <draw:frame draw:id="id231" presentation:style-name="a1658" draw:name="Content Placeholder 2" svg:x="4.6875in" svg:y="0.89236in" svg:width="5.57986in" svg:height="4.40799in" presentation:class="object" presentation:placeholder="false">
        <draw:text-box>
          <text:p text:style-name="a1644" text:class-names="" text:cond-style-name=""><text:span text:style-name="a1643" text:class-names="">Click to edit Master text styles</text:span></text:p>
          <text:list text:style-name="a1647">
            <text:list-item>
              <text:list text:style-name="a1647">
                <text:list-item>
                  <text:p text:style-name="a1646" text:class-names="" text:cond-style-name=""><text:span text:style-name="a1645" text:class-names="">Second level</text:span></text:p>
                </text:list-item>
              </text:list>
            </text:list-item>
          </text:list>
          <text:list text:style-name="a1650">
            <text:list-item>
              <text:list text:style-name="a1650">
                <text:list-item>
                  <text:list text:style-name="a1650">
                    <text:list-item>
                      <text:p text:style-name="a1649" text:class-names="" text:cond-style-name=""><text:span text:style-name="a1648" text:class-names="">Third level</text:span></text:p>
                    </text:list-item>
                  </text:list>
                </text:list-item>
              </text:list>
            </text:list-item>
          </text:list>
          <text:list text:style-name="a1653">
            <text:list-item>
              <text:list text:style-name="a1653">
                <text:list-item>
                  <text:list text:style-name="a1653">
                    <text:list-item>
                      <text:list text:style-name="a1653">
                        <text:list-item>
                          <text:p text:style-name="a1652" text:class-names="" text:cond-style-name=""><text:span text:style-name="a16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57">
            <text:list-item>
              <text:list text:style-name="a1657">
                <text:list-item>
                  <text:list text:style-name="a1657">
                    <text:list-item>
                      <text:list text:style-name="a1657">
                        <text:list-item>
                          <text:list text:style-name="a1657">
                            <text:list-item>
                              <text:p text:style-name="a1656" text:class-names="" text:cond-style-name=""><text:span text:style-name="a1654" text:class-names="">Fifth level</text:span><text:span text:style-name="a1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2" presentation:style-name="a1662" draw:name="Text Placeholder 3" svg:x="0.75868in" svg:y="1.86111in" svg:width="3.55556in" svg:height="3.44618in" presentation:class="outline" presentation:placeholder="false">
        <draw:text-box>
          <text:list text:style-name="a1661">
            <text:list-item>
              <text:p text:style-name="a1660" text:class-names="" text:cond-style-name=""><text:span text:style-name="a1659" text:class-names="">Click to edit Master text styles</text:span></text:p>
            </text:list-item>
          </text:list>
        </draw:text-box>
        <svg:title/>
        <svg:desc/>
      </draw:frame>
      <draw:frame draw:id="id233" presentation:style-name="a1665" draw:name="Date Placeholder 4" svg:x="8.26772in" svg:y="5.61024in" svg:width="2.55906in" svg:height="0.44291in" presentation:class="date-time" presentation:placeholder="false">
        <draw:text-box>
          <text:p text:style-name="a1664" text:class-names="" text:cond-style-name=""><text:span text:style-name="a1663" text:class-names=""/></text:p>
        </draw:text-box>
        <svg:title/>
        <svg:desc/>
      </draw:frame>
      <draw:frame draw:id="id234" presentation:style-name="a1668" draw:name="Footer Placeholder 5" svg:x="1.1811in" svg:y="5.61024in" svg:width="3.54331in" svg:height="0.44291in" presentation:class="footer" presentation:placeholder="false">
        <draw:text-box>
          <text:p text:style-name="a1667" text:class-names="" text:cond-style-name=""><text:span text:style-name="a1666" text:class-names=""/></text:p>
        </draw:text-box>
        <svg:title/>
        <svg:desc/>
      </draw:frame>
      <draw:frame draw:id="id235" presentation:style-name="a1672" draw:name="Slide Number Placeholder 6" svg:x="0.19685in" svg:y="5.61024in" svg:width="0.59055in" svg:height="0.44291in" presentation:class="page-number" presentation:placeholder="false">
        <draw:text-box>
          <text:p text:style-name="a1671" text:class-names="" text:cond-style-name=""><text:span text:style-name="a1669" text:class-names=""><text:page-number style:num-format="1" text:fixed="false"/></text:span><text:span text:style-name="a1670" text:class-names=""/></text:p>
        </draw:text-box>
        <svg:title/>
        <svg:desc/>
      </draw:frame>
      <presentation:notes style:page-layout-name="pageLayout2" draw:style-name="a1689">
        <draw:page-thumbnail svg:x="0.23622in" svg:y="0.88858in" svg:width="7.79449in" svg:height="4.38425in" presentation:class="page" draw:id="id5" presentation:style-name="a1673" draw:name="Slide Image Placeholder 1">
          <svg:title/>
          <svg:desc/>
        </draw:page-thumbnail>
        <draw:frame draw:id="id6" presentation:style-name="a1676" draw:name="Notes Placeholder 2" svg:x="0.82677in" svg:y="5.55394in" svg:width="6.61378in" svg:height="5.26142in" presentation:class="notes" presentation:placeholder="false">
          <draw:text-box>
            <text:p text:style-name="a1675" text:class-names="" text:cond-style-name=""><text:span text:style-name="a1674" text:class-names=""/></text:p>
          </draw:text-box>
          <svg:title/>
          <svg:desc/>
        </draw:frame>
        <draw:frame draw:id="id7" presentation:style-name="a1679" draw:name="Header Placeholder 3" svg:x="0in" svg:y="0in" svg:width="3.5878in" svg:height="0.58425in" presentation:class="header" presentation:placeholder="false">
          <draw:text-box>
            <text:p text:style-name="a1678" text:class-names="" text:cond-style-name=""><text:span text:style-name="a1677" text:class-names=""/></text:p>
          </draw:text-box>
          <svg:title/>
          <svg:desc/>
        </draw:frame>
        <draw:frame draw:id="id8" presentation:style-name="a1682" draw:name="Date Placeholder 4" svg:x="4.67953in" svg:y="0in" svg:width="3.5878in" svg:height="0.58425in" presentation:class="date-time" presentation:placeholder="false">
          <draw:text-box>
            <text:p text:style-name="a1681" text:class-names="" text:cond-style-name=""><text:span text:style-name="a1680" text:class-names=""/></text:p>
          </draw:text-box>
          <svg:title/>
          <svg:desc/>
        </draw:frame>
        <draw:frame draw:id="id9" presentation:style-name="a1685" draw:name="Footer Placeholder 5" svg:x="0in" svg:y="11.10827in" svg:width="3.5878in" svg:height="0.58425in" presentation:class="footer" presentation:placeholder="false">
          <draw:text-box>
            <text:p text:style-name="a1684" text:class-names="" text:cond-style-name=""><text:span text:style-name="a1683" text:class-names=""/></text:p>
          </draw:text-box>
          <svg:title/>
          <svg:desc/>
        </draw:frame>
        <draw:frame draw:id="id10" presentation:style-name="a1688" draw:name="Slide Number Placeholder 6" svg:x="4.67953in" svg:y="11.10827in" svg:width="3.5878in" svg:height="0.58425in" presentation:class="page-number" presentation:placeholder="false">
          <draw:text-box>
            <text:p text:style-name="a1687" text:class-names="" text:cond-style-name=""><text:span text:style-name="a16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Picture-with-Caption" style:page-layout-name="pageLayout1" draw:style-name="a1690">
      <draw:custom-shape svg:x="0in" svg:y="2.58346in" svg:width="10.62992in" svg:height="1.03346in" draw:id="id236" draw:layer="Master3-bg" draw:style-name="a1693" draw:name="Freeform: Shape 7">
        <svg:title/>
        <svg:desc/>
        <text:p text:style-name="a1692" text:class-names="" text:cond-style-name=""><text:span text:style-name="a169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37" presentation:style-name="a1697" draw:name="Title 1" svg:x="0.75868in" svg:y="0.41319in" svg:width="3.55556in" svg:height="1.44792in" presentation:class="title" presentation:placeholder="false">
        <draw:text-box>
          <text:p text:style-name="a1696" text:class-names="" text:cond-style-name=""><text:span text:style-name="a1694" text:class-names="">Click to edit Master title style</text:span><text:span text:style-name="a1695" text:class-names=""/></text:p>
        </draw:text-box>
        <svg:title/>
        <svg:desc/>
      </draw:frame>
      <draw:frame draw:id="id238" presentation:style-name="a1700" draw:name="Picture Placeholder 2" svg:x="4.6875in" svg:y="0.89236in" svg:width="5.57986in" svg:height="4.40799in" presentation:class="graphic" presentation:placeholder="false">
        <draw:text-box>
          <text:p text:style-name="a1699" text:class-names="" text:cond-style-name=""><text:span text:style-name="a1698" text:class-names=""/></text:p>
        </draw:text-box>
        <svg:title/>
        <svg:desc/>
      </draw:frame>
      <draw:frame draw:id="id239" presentation:style-name="a1704" draw:name="Text Placeholder 3" svg:x="0.75868in" svg:y="1.86111in" svg:width="3.55556in" svg:height="3.44618in" presentation:class="outline" presentation:placeholder="false">
        <draw:text-box>
          <text:list text:style-name="a1703">
            <text:list-item>
              <text:p text:style-name="a1702" text:class-names="" text:cond-style-name=""><text:span text:style-name="a1701" text:class-names="">Click to edit Master text styles</text:span></text:p>
            </text:list-item>
          </text:list>
        </draw:text-box>
        <svg:title/>
        <svg:desc/>
      </draw:frame>
      <draw:frame draw:id="id240" presentation:style-name="a1707" draw:name="Date Placeholder 4" svg:x="8.26772in" svg:y="5.61024in" svg:width="2.55906in" svg:height="0.44291in" presentation:class="date-time" presentation:placeholder="false">
        <draw:text-box>
          <text:p text:style-name="a1706" text:class-names="" text:cond-style-name=""><text:span text:style-name="a1705" text:class-names=""/></text:p>
        </draw:text-box>
        <svg:title/>
        <svg:desc/>
      </draw:frame>
      <draw:frame draw:id="id241" presentation:style-name="a1710" draw:name="Footer Placeholder 5" svg:x="1.1811in" svg:y="5.61024in" svg:width="3.54331in" svg:height="0.44291in" presentation:class="footer" presentation:placeholder="false">
        <draw:text-box>
          <text:p text:style-name="a1709" text:class-names="" text:cond-style-name=""><text:span text:style-name="a1708" text:class-names=""/></text:p>
        </draw:text-box>
        <svg:title/>
        <svg:desc/>
      </draw:frame>
      <draw:frame draw:id="id242" presentation:style-name="a1714" draw:name="Slide Number Placeholder 6" svg:x="0.19685in" svg:y="5.61024in" svg:width="0.59055in" svg:height="0.44291in" presentation:class="page-number" presentation:placeholder="false">
        <draw:text-box>
          <text:p text:style-name="a1713" text:class-names="" text:cond-style-name=""><text:span text:style-name="a1711" text:class-names=""><text:page-number style:num-format="1" text:fixed="false"/></text:span><text:span text:style-name="a1712" text:class-names=""/></text:p>
        </draw:text-box>
        <svg:title/>
        <svg:desc/>
      </draw:frame>
      <presentation:notes style:page-layout-name="pageLayout2" draw:style-name="a1731">
        <draw:page-thumbnail svg:x="0.23622in" svg:y="0.88858in" svg:width="7.79449in" svg:height="4.38425in" presentation:class="page" draw:id="id5" presentation:style-name="a1715" draw:name="Slide Image Placeholder 1">
          <svg:title/>
          <svg:desc/>
        </draw:page-thumbnail>
        <draw:frame draw:id="id6" presentation:style-name="a1718" draw:name="Notes Placeholder 2" svg:x="0.82677in" svg:y="5.55394in" svg:width="6.61378in" svg:height="5.26142in" presentation:class="notes" presentation:placeholder="false">
          <draw:text-box>
            <text:p text:style-name="a1717" text:class-names="" text:cond-style-name=""><text:span text:style-name="a1716" text:class-names=""/></text:p>
          </draw:text-box>
          <svg:title/>
          <svg:desc/>
        </draw:frame>
        <draw:frame draw:id="id7" presentation:style-name="a1721" draw:name="Header Placeholder 3" svg:x="0in" svg:y="0in" svg:width="3.5878in" svg:height="0.58425in" presentation:class="header" presentation:placeholder="false">
          <draw:text-box>
            <text:p text:style-name="a1720" text:class-names="" text:cond-style-name=""><text:span text:style-name="a1719" text:class-names=""/></text:p>
          </draw:text-box>
          <svg:title/>
          <svg:desc/>
        </draw:frame>
        <draw:frame draw:id="id8" presentation:style-name="a1724" draw:name="Date Placeholder 4" svg:x="4.67953in" svg:y="0in" svg:width="3.5878in" svg:height="0.58425in" presentation:class="date-time" presentation:placeholder="false">
          <draw:text-box>
            <text:p text:style-name="a1723" text:class-names="" text:cond-style-name=""><text:span text:style-name="a1722" text:class-names=""/></text:p>
          </draw:text-box>
          <svg:title/>
          <svg:desc/>
        </draw:frame>
        <draw:frame draw:id="id9" presentation:style-name="a1727" draw:name="Footer Placeholder 5" svg:x="0in" svg:y="11.10827in" svg:width="3.5878in" svg:height="0.58425in" presentation:class="footer" presentation:placeholder="false">
          <draw:text-box>
            <text:p text:style-name="a1726" text:class-names="" text:cond-style-name=""><text:span text:style-name="a1725" text:class-names=""/></text:p>
          </draw:text-box>
          <svg:title/>
          <svg:desc/>
        </draw:frame>
        <draw:frame draw:id="id10" presentation:style-name="a1730" draw:name="Slide Number Placeholder 6" svg:x="4.67953in" svg:y="11.10827in" svg:width="3.5878in" svg:height="0.58425in" presentation:class="page-number" presentation:placeholder="false">
          <draw:text-box>
            <text:p text:style-name="a1729" text:class-names="" text:cond-style-name=""><text:span text:style-name="a17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le-and-Vertical-Text" style:page-layout-name="pageLayout1" draw:style-name="a1732">
      <draw:custom-shape svg:x="0in" svg:y="2.58346in" svg:width="10.62992in" svg:height="1.03346in" draw:id="id243" draw:layer="Master3-bg" draw:style-name="a1735" draw:name="Freeform: Shape 6">
        <svg:title/>
        <svg:desc/>
        <text:p text:style-name="a1734" text:class-names="" text:cond-style-name=""><text:span text:style-name="a173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44" presentation:style-name="a1739" draw:name="Title 1" svg:x="0.3937in" svg:y="2.7311in" svg:width="10.23622in" svg:height="0.73819in" presentation:class="title" presentation:placeholder="false">
        <draw:text-box>
          <text:p text:style-name="a1738" text:class-names="" text:cond-style-name=""><text:span text:style-name="a1736" text:class-names="">Click to edit Master title style</text:span><text:span text:style-name="a1737" text:class-names=""/></text:p>
        </draw:text-box>
        <svg:title/>
        <svg:desc/>
      </draw:frame>
      <draw:frame draw:id="id245" presentation:style-name="a1756" draw:name="Vertical Text Placeholder 2" svg:x="0.59055in" svg:y="3.83858in" svg:width="10.03937in" svg:height="2.06693in" presentation:class="outline" presentation:placeholder="false">
        <draw:text-box>
          <text:list text:style-name="a1742">
            <text:list-item>
              <text:p text:style-name="a1741" text:class-names="" text:cond-style-name=""><text:span text:style-name="a1740" text:class-names="">Click to edit Master text styles</text:span></text:p>
            </text:list-item>
          </text:list>
          <text:list text:style-name="a1745">
            <text:list-item>
              <text:list text:style-name="a1745">
                <text:list-item>
                  <text:p text:style-name="a1744" text:class-names="" text:cond-style-name=""><text:span text:style-name="a1743" text:class-names="">Second level</text:span></text:p>
                </text:list-item>
              </text:list>
            </text:list-item>
          </text:list>
          <text:list text:style-name="a1748">
            <text:list-item>
              <text:list text:style-name="a1748">
                <text:list-item>
                  <text:list text:style-name="a1748">
                    <text:list-item>
                      <text:p text:style-name="a1747" text:class-names="" text:cond-style-name=""><text:span text:style-name="a174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51">
            <text:list-item>
              <text:list text:style-name="a1751">
                <text:list-item>
                  <text:list text:style-name="a1751">
                    <text:list-item>
                      <text:list text:style-name="a1751">
                        <text:list-item>
                          <text:p text:style-name="a1750" text:class-names="" text:cond-style-name=""><text:span text:style-name="a17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5">
            <text:list-item>
              <text:list text:style-name="a1755">
                <text:list-item>
                  <text:list text:style-name="a1755">
                    <text:list-item>
                      <text:list text:style-name="a1755">
                        <text:list-item>
                          <text:list text:style-name="a1755">
                            <text:list-item>
                              <text:p text:style-name="a1754" text:class-names="" text:cond-style-name=""><text:span text:style-name="a1752" text:class-names="">Fifth level</text:span><text:span text:style-name="a17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6" presentation:style-name="a1759" draw:name="Date Placeholder 3" svg:x="8.26772in" svg:y="5.61024in" svg:width="2.55906in" svg:height="0.44291in" presentation:class="date-time" presentation:placeholder="false">
        <draw:text-box>
          <text:p text:style-name="a1758" text:class-names="" text:cond-style-name=""><text:span text:style-name="a1757" text:class-names=""/></text:p>
        </draw:text-box>
        <svg:title/>
        <svg:desc/>
      </draw:frame>
      <draw:frame draw:id="id247" presentation:style-name="a1762" draw:name="Footer Placeholder 4" svg:x="1.1811in" svg:y="5.61024in" svg:width="3.54331in" svg:height="0.44291in" presentation:class="footer" presentation:placeholder="false">
        <draw:text-box>
          <text:p text:style-name="a1761" text:class-names="" text:cond-style-name=""><text:span text:style-name="a1760" text:class-names=""/></text:p>
        </draw:text-box>
        <svg:title/>
        <svg:desc/>
      </draw:frame>
      <draw:frame draw:id="id248" presentation:style-name="a1766" draw:name="Slide Number Placeholder 5" svg:x="0.19685in" svg:y="5.61024in" svg:width="0.59055in" svg:height="0.44291in" presentation:class="page-number" presentation:placeholder="false">
        <draw:text-box>
          <text:p text:style-name="a1765" text:class-names="" text:cond-style-name=""><text:span text:style-name="a1763" text:class-names=""><text:page-number style:num-format="1" text:fixed="false"/></text:span><text:span text:style-name="a1764" text:class-names=""/></text:p>
        </draw:text-box>
        <svg:title/>
        <svg:desc/>
      </draw:frame>
      <presentation:notes style:page-layout-name="pageLayout2" draw:style-name="a1783">
        <draw:page-thumbnail svg:x="0.23622in" svg:y="0.88858in" svg:width="7.79449in" svg:height="4.38425in" presentation:class="page" draw:id="id5" presentation:style-name="a1767" draw:name="Slide Image Placeholder 1">
          <svg:title/>
          <svg:desc/>
        </draw:page-thumbnail>
        <draw:frame draw:id="id6" presentation:style-name="a1770" draw:name="Notes Placeholder 2" svg:x="0.82677in" svg:y="5.55394in" svg:width="6.61378in" svg:height="5.26142in" presentation:class="notes" presentation:placeholder="false">
          <draw:text-box>
            <text:p text:style-name="a1769" text:class-names="" text:cond-style-name=""><text:span text:style-name="a1768" text:class-names=""/></text:p>
          </draw:text-box>
          <svg:title/>
          <svg:desc/>
        </draw:frame>
        <draw:frame draw:id="id7" presentation:style-name="a1773" draw:name="Header Placeholder 3" svg:x="0in" svg:y="0in" svg:width="3.5878in" svg:height="0.58425in" presentation:class="header" presentation:placeholder="false">
          <draw:text-box>
            <text:p text:style-name="a1772" text:class-names="" text:cond-style-name=""><text:span text:style-name="a1771" text:class-names=""/></text:p>
          </draw:text-box>
          <svg:title/>
          <svg:desc/>
        </draw:frame>
        <draw:frame draw:id="id8" presentation:style-name="a1776" draw:name="Date Placeholder 4" svg:x="4.67953in" svg:y="0in" svg:width="3.5878in" svg:height="0.58425in" presentation:class="date-time" presentation:placeholder="false">
          <draw:text-box>
            <text:p text:style-name="a1775" text:class-names="" text:cond-style-name=""><text:span text:style-name="a1774" text:class-names=""/></text:p>
          </draw:text-box>
          <svg:title/>
          <svg:desc/>
        </draw:frame>
        <draw:frame draw:id="id9" presentation:style-name="a1779" draw:name="Footer Placeholder 5" svg:x="0in" svg:y="11.10827in" svg:width="3.5878in" svg:height="0.58425in" presentation:class="footer" presentation:placeholder="false">
          <draw:text-box>
            <text:p text:style-name="a1778" text:class-names="" text:cond-style-name=""><text:span text:style-name="a1777" text:class-names=""/></text:p>
          </draw:text-box>
          <svg:title/>
          <svg:desc/>
        </draw:frame>
        <draw:frame draw:id="id10" presentation:style-name="a1782" draw:name="Slide Number Placeholder 6" svg:x="4.67953in" svg:y="11.10827in" svg:width="3.5878in" svg:height="0.58425in" presentation:class="page-number" presentation:placeholder="false">
          <draw:text-box>
            <text:p text:style-name="a1781" text:class-names="" text:cond-style-name=""><text:span text:style-name="a17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Vertical-Title-and-Text" style:page-layout-name="pageLayout1" draw:style-name="a1784">
      <draw:custom-shape svg:x="0in" svg:y="2.58346in" svg:width="10.62992in" svg:height="1.03346in" draw:id="id249" draw:layer="Master3-bg" draw:style-name="a1787" draw:name="Freeform: Shape 6">
        <svg:title/>
        <svg:desc/>
        <text:p text:style-name="a1786" text:class-names="" text:cond-style-name=""><text:span text:style-name="a178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50" presentation:style-name="a1791" draw:name="Vertical Title 1" svg:x="8.07118in" svg:y="2.7309in" svg:width="2.55903in" svg:height="3.17535in" presentation:class="title" presentation:placeholder="false">
        <draw:text-box>
          <text:p text:style-name="a1790" text:class-names="" text:cond-style-name=""><text:span text:style-name="a1788" text:class-names="">Click to edit Master title style</text:span><text:span text:style-name="a1789" text:class-names=""/></text:p>
        </draw:text-box>
        <svg:title/>
        <svg:desc/>
      </draw:frame>
      <draw:frame draw:id="id251" presentation:style-name="a1808" draw:name="Vertical Text Placeholder 2" svg:x="0.3941in" svg:y="2.7309in" svg:width="7.51042in" svg:height="3.17535in" presentation:class="outline" presentation:placeholder="false">
        <draw:text-box>
          <text:list text:style-name="a1794">
            <text:list-item>
              <text:p text:style-name="a1793" text:class-names="" text:cond-style-name=""><text:span text:style-name="a1792" text:class-names="">Click to edit Master text styles</text:span></text:p>
            </text:list-item>
          </text:list>
          <text:list text:style-name="a1797">
            <text:list-item>
              <text:list text:style-name="a1797">
                <text:list-item>
                  <text:p text:style-name="a1796" text:class-names="" text:cond-style-name=""><text:span text:style-name="a1795" text:class-names="">Second level</text:span></text:p>
                </text:list-item>
              </text:list>
            </text:list-item>
          </text:list>
          <text:list text:style-name="a1800">
            <text:list-item>
              <text:list text:style-name="a1800">
                <text:list-item>
                  <text:list text:style-name="a1800">
                    <text:list-item>
                      <text:p text:style-name="a1799" text:class-names="" text:cond-style-name=""><text:span text:style-name="a179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3">
            <text:list-item>
              <text:list text:style-name="a1803">
                <text:list-item>
                  <text:list text:style-name="a1803">
                    <text:list-item>
                      <text:list text:style-name="a1803">
                        <text:list-item>
                          <text:p text:style-name="a1802" text:class-names="" text:cond-style-name=""><text:span text:style-name="a18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07">
            <text:list-item>
              <text:list text:style-name="a1807">
                <text:list-item>
                  <text:list text:style-name="a1807">
                    <text:list-item>
                      <text:list text:style-name="a1807">
                        <text:list-item>
                          <text:list text:style-name="a1807">
                            <text:list-item>
                              <text:p text:style-name="a1806" text:class-names="" text:cond-style-name=""><text:span text:style-name="a1804" text:class-names="">Fifth level</text:span><text:span text:style-name="a18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2" presentation:style-name="a1811" draw:name="Date Placeholder 3" svg:x="8.26772in" svg:y="5.61024in" svg:width="2.55906in" svg:height="0.44291in" presentation:class="date-time" presentation:placeholder="false">
        <draw:text-box>
          <text:p text:style-name="a1810" text:class-names="" text:cond-style-name=""><text:span text:style-name="a1809" text:class-names=""/></text:p>
        </draw:text-box>
        <svg:title/>
        <svg:desc/>
      </draw:frame>
      <draw:frame draw:id="id253" presentation:style-name="a1814" draw:name="Footer Placeholder 4" svg:x="1.1811in" svg:y="5.61024in" svg:width="3.54331in" svg:height="0.44291in" presentation:class="footer" presentation:placeholder="false">
        <draw:text-box>
          <text:p text:style-name="a1813" text:class-names="" text:cond-style-name=""><text:span text:style-name="a1812" text:class-names=""/></text:p>
        </draw:text-box>
        <svg:title/>
        <svg:desc/>
      </draw:frame>
      <draw:frame draw:id="id254" presentation:style-name="a1818" draw:name="Slide Number Placeholder 5" svg:x="0.19685in" svg:y="5.61024in" svg:width="0.59055in" svg:height="0.44291in" presentation:class="page-number" presentation:placeholder="false">
        <draw:text-box>
          <text:p text:style-name="a1817" text:class-names="" text:cond-style-name=""><text:span text:style-name="a1815" text:class-names=""><text:page-number style:num-format="1" text:fixed="false"/></text:span><text:span text:style-name="a1816" text:class-names=""/></text:p>
        </draw:text-box>
        <svg:title/>
        <svg:desc/>
      </draw:frame>
      <presentation:notes style:page-layout-name="pageLayout2" draw:style-name="a1835">
        <draw:page-thumbnail svg:x="0.23622in" svg:y="0.88858in" svg:width="7.79449in" svg:height="4.38425in" presentation:class="page" draw:id="id5" presentation:style-name="a1819" draw:name="Slide Image Placeholder 1">
          <svg:title/>
          <svg:desc/>
        </draw:page-thumbnail>
        <draw:frame draw:id="id6" presentation:style-name="a1822" draw:name="Notes Placeholder 2" svg:x="0.82677in" svg:y="5.55394in" svg:width="6.61378in" svg:height="5.26142in" presentation:class="notes" presentation:placeholder="false">
          <draw:text-box>
            <text:p text:style-name="a1821" text:class-names="" text:cond-style-name=""><text:span text:style-name="a1820" text:class-names=""/></text:p>
          </draw:text-box>
          <svg:title/>
          <svg:desc/>
        </draw:frame>
        <draw:frame draw:id="id7" presentation:style-name="a1825" draw:name="Header Placeholder 3" svg:x="0in" svg:y="0in" svg:width="3.5878in" svg:height="0.58425in" presentation:class="header" presentation:placeholder="false">
          <draw:text-box>
            <text:p text:style-name="a1824" text:class-names="" text:cond-style-name=""><text:span text:style-name="a1823" text:class-names=""/></text:p>
          </draw:text-box>
          <svg:title/>
          <svg:desc/>
        </draw:frame>
        <draw:frame draw:id="id8" presentation:style-name="a1828" draw:name="Date Placeholder 4" svg:x="4.67953in" svg:y="0in" svg:width="3.5878in" svg:height="0.58425in" presentation:class="date-time" presentation:placeholder="false">
          <draw:text-box>
            <text:p text:style-name="a1827" text:class-names="" text:cond-style-name=""><text:span text:style-name="a1826" text:class-names=""/></text:p>
          </draw:text-box>
          <svg:title/>
          <svg:desc/>
        </draw:frame>
        <draw:frame draw:id="id9" presentation:style-name="a1831" draw:name="Footer Placeholder 5" svg:x="0in" svg:y="11.10827in" svg:width="3.5878in" svg:height="0.58425in" presentation:class="footer" presentation:placeholder="false">
          <draw:text-box>
            <text:p text:style-name="a1830" text:class-names="" text:cond-style-name=""><text:span text:style-name="a1829" text:class-names=""/></text:p>
          </draw:text-box>
          <svg:title/>
          <svg:desc/>
        </draw:frame>
        <draw:frame draw:id="id10" presentation:style-name="a1834" draw:name="Slide Number Placeholder 6" svg:x="4.67953in" svg:y="11.10827in" svg:width="3.5878in" svg:height="0.58425in" presentation:class="page-number" presentation:placeholder="false">
          <draw:text-box>
            <text:p text:style-name="a1833" text:class-names="" text:cond-style-name=""><text:span text:style-name="a183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836">
      <draw:frame draw:id="id255" presentation:style-name="a1839" draw:name="Header Placeholder 1" svg:x="0in" svg:y="0in" svg:width="3.5878in" svg:height="0.58425in" presentation:class="header" presentation:placeholder="false">
        <draw:text-box>
          <text:p text:style-name="a1838" text:class-names="" text:cond-style-name=""><text:span text:style-name="a1837" text:class-names=""/></text:p>
        </draw:text-box>
        <svg:title/>
        <svg:desc/>
      </draw:frame>
      <draw:frame draw:id="id256" presentation:style-name="a1842" draw:name="Date Placeholder 2" svg:x="4.67953in" svg:y="0in" svg:width="3.5878in" svg:height="0.58425in" presentation:class="date-time" presentation:placeholder="false">
        <draw:text-box>
          <text:p text:style-name="a1841" text:class-names="" text:cond-style-name=""><text:span text:style-name="a1840" text:class-names=""/></text:p>
        </draw:text-box>
        <svg:title/>
        <svg:desc/>
      </draw:frame>
      <draw:frame draw:id="id257" presentation:style-name="a1845" draw:name="Footer Placeholder 3" svg:x="0in" svg:y="11.10827in" svg:width="3.5878in" svg:height="0.58425in" presentation:class="footer" presentation:placeholder="false">
        <draw:text-box>
          <text:p text:style-name="a1844" text:class-names="" text:cond-style-name=""><text:span text:style-name="a1843" text:class-names=""/></text:p>
        </draw:text-box>
        <svg:title/>
        <svg:desc/>
      </draw:frame>
      <draw:frame draw:id="id258" presentation:style-name="a1848" draw:name="Slide Number Placeholder 4" svg:x="4.67953in" svg:y="11.10827in" svg:width="3.5878in" svg:height="0.58425in" presentation:class="page-number" presentation:placeholder="false">
        <draw:text-box>
          <text:p text:style-name="a1847" text:class-names="" text:cond-style-name=""><text:span text:style-name="a1846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ompilation, Linking, Loading</dc:title>
    <dc:creator>Apurva Deshpande</dc:creator>
    <meta:creation-date>2021-01-21T14:14:51Z</meta:creation-date>
    <dc:date>2022-01-24T13:42:24Z</dc:date>
    <meta:editing-cycles>91</meta:editing-cycles>
    <meta:editing-duration>PT23909S</meta:editing-duration>
    <meta:document-statistic meta:paragraph-count="211" meta:word-count="1530"/>
  </office:meta>
</office:document-meta>
</file>